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AREA Chart with CellRange_1303970632437/" manifest:media-type="application/vnd.oasis.opendocument.chart"/>
  <manifest:file-entry manifest:full-path="AREA Chart with CellRange_1303970632437/content.xml" manifest:media-type="text/xml"/>
  <manifest:file-entry manifest:full-path="AREA Chart with CellRange_1303970632437/meta.xml" manifest:media-type="text/xml"/>
  <manifest:file-entry manifest:full-path="AREA Chart with CellRange_1303970632437/styles.xml" manifest:media-type="text/xml"/>
  <manifest:file-entry manifest:full-path="Bar Chart with CellRange _1303970632218/" manifest:media-type="application/vnd.oasis.opendocument.chart"/>
  <manifest:file-entry manifest:full-path="Bar Chart with CellRange _1303970632218/content.xml" manifest:media-type="text/xml"/>
  <manifest:file-entry manifest:full-path="Bar Chart with CellRange _1303970632218/meta.xml" manifest:media-type="text/xml"/>
  <manifest:file-entry manifest:full-path="Bar Chart with CellRange _1303970632218/styles.xml" manifest:media-type="text/xml"/>
  <manifest:file-entry manifest:full-path="Bar Chart with CellRange _1303970632265/" manifest:media-type="application/vnd.oasis.opendocument.chart"/>
  <manifest:file-entry manifest:full-path="Bar Chart with CellRange _1303970632265/content.xml" manifest:media-type="text/xml"/>
  <manifest:file-entry manifest:full-path="Bar Chart with CellRange _1303970632265/meta.xml" manifest:media-type="text/xml"/>
  <manifest:file-entry manifest:full-path="Bar Chart with CellRange _1303970632265/styles.xml" manifest:media-type="text/xml"/>
  <manifest:file-entry manifest:full-path="Bar Chart with CellRange _1303970632296/" manifest:media-type="application/vnd.oasis.opendocument.chart"/>
  <manifest:file-entry manifest:full-path="Bar Chart with CellRange _1303970632296/content.xml" manifest:media-type="text/xml"/>
  <manifest:file-entry manifest:full-path="Bar Chart with CellRange _1303970632296/meta.xml" manifest:media-type="text/xml"/>
  <manifest:file-entry manifest:full-path="Bar Chart with CellRange _1303970632296/styles.xml" manifest:media-type="text/xml"/>
  <manifest:file-entry manifest:full-path="Bar Chart with CellRange _1303970632312/" manifest:media-type="application/vnd.oasis.opendocument.chart"/>
  <manifest:file-entry manifest:full-path="Bar Chart with CellRange _1303970632312/content.xml" manifest:media-type="text/xml"/>
  <manifest:file-entry manifest:full-path="Bar Chart with CellRange _1303970632312/meta.xml" manifest:media-type="text/xml"/>
  <manifest:file-entry manifest:full-path="Bar Chart with CellRange _1303970632312/styles.xml" manifest:media-type="text/xml"/>
  <manifest:file-entry manifest:full-path="Bar Chart with CellRange _1303970632343/" manifest:media-type="application/vnd.oasis.opendocument.chart"/>
  <manifest:file-entry manifest:full-path="Bar Chart with CellRange _1303970632343/content.xml" manifest:media-type="text/xml"/>
  <manifest:file-entry manifest:full-path="Bar Chart with CellRange _1303970632343/meta.xml" manifest:media-type="text/xml"/>
  <manifest:file-entry manifest:full-path="Bar Chart with CellRange _1303970632343/styles.xml" manifest:media-type="text/xml"/>
  <manifest:file-entry manifest:full-path="Bar Chart with CellRange _1303970632375/" manifest:media-type="application/vnd.oasis.opendocument.chart"/>
  <manifest:file-entry manifest:full-path="Bar Chart with CellRange _1303970632375/content.xml" manifest:media-type="text/xml"/>
  <manifest:file-entry manifest:full-path="Bar Chart with CellRange _1303970632375/meta.xml" manifest:media-type="text/xml"/>
  <manifest:file-entry manifest:full-path="Bar Chart with CellRange _1303970632375/styles.xml" manifest:media-type="text/xml"/>
  <manifest:file-entry manifest:full-path="Bar Chart with CellRange _1303970632390/" manifest:media-type="application/vnd.oasis.opendocument.chart"/>
  <manifest:file-entry manifest:full-path="Bar Chart with CellRange _1303970632390/content.xml" manifest:media-type="text/xml"/>
  <manifest:file-entry manifest:full-path="Bar Chart with CellRange _1303970632390/meta.xml" manifest:media-type="text/xml"/>
  <manifest:file-entry manifest:full-path="Bar Chart with CellRange _1303970632390/styles.xml" manifest:media-type="text/xml"/>
  <manifest:file-entry manifest:full-path="Bar Chart with CellRange _1303970632406/" manifest:media-type="application/vnd.oasis.opendocument.chart"/>
  <manifest:file-entry manifest:full-path="Bar Chart with CellRange _1303970632406/content.xml" manifest:media-type="text/xml"/>
  <manifest:file-entry manifest:full-path="Bar Chart with CellRange _1303970632406/meta.xml" manifest:media-type="text/xml"/>
  <manifest:file-entry manifest:full-path="Bar Chart with CellRange _1303970632406/styles.xml" manifest:media-type="text/xml"/>
  <manifest:file-entry manifest:full-path="Thumbnails/thumbnail.png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prodtools="http://www.ibm.com/xmlns/prodtools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1">
  <office:scripts/>
  <office:font-face-decls>
    <style:font-face style:font-family-generic="swiss" style:name="Arial1" svg:font-family="Arial"/>
    <style:font-face style:font-pitch="variable" style:name="Arial2" svg:font-family="Arial"/>
    <style:font-face style:font-pitch="variable" style:name="Tahoma" svg:font-family="Tahoma"/>
    <style:font-face style:font-family-generic="swiss" style:font-pitch="variable" style:name="Arial" svg:font-family="Arial"/>
  </office:font-face-decls>
  <office:automatic-styles>
    <style:style style:family="table-column" style:name="co1">
      <style:table-column-properties fo:break-before="auto" style:column-width="0.8925in"/>
    </style:style>
    <style:style style:family="table-row" style:name="ro1">
      <style:table-row-properties fo:break-before="auto" style:row-height="0.1783in" style:use-optimal-row-height="true"/>
    </style:style>
    <style:style style:family="table" style:master-page-name="Default" style:name="ta1">
      <style:table-properties table:display="true"/>
    </style:style>
    <style:style style:data-style-name="N117" style:family="table-cell" style:name="ce1" style:parent-style-name="Default">
      <style:table-cell-properties fo:border-bottom="none" fo:border-left="0.0138in solid #c0c0c0" fo:border-right="none" fo:border-top="0.0138in solid #c0c0c0" fo:wrap-option="no-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value-type" style:vertical-align="automatic"/>
      <style:paragraph-properties fo:margin-left="0in" style:writing-mode="page"/>
      <style:text-properties fo:font-size="10pt" fo:font-style="normal" fo:font-weight="normal" fo:text-shadow="none" style:font-name="Arial1" style:font-name-complex="Arial1" style:font-size-asian="10pt" style:font-size-complex="10pt" style:font-style-asian="normal" style:font-style-complex="normal" style:font-weight-asian="normal" style:font-weight-complex="normal" style:text-outline="false" style:use-window-font-color="true"/>
    </style:style>
    <style:style style:data-style-name="N117" style:family="table-cell" style:name="ce2" style:parent-style-name="Default">
      <style:table-cell-properties fo:border-bottom="none" fo:border-left="0.0138in solid #c0c0c0" fo:border-right="none" fo:border-top="0.0138in solid #c0c0c0" style:cell-protect="none" style:diagonal-bl-tr="none" style:diagonal-tl-br="none" style:print-content="true"/>
      <style:text-properties fo:font-size="10pt" fo:font-style="normal" fo:font-weight="normal" fo:text-shadow="none" style:font-name="Arial1" style:font-name-complex="Arial1" style:font-size-asian="10pt" style:font-size-complex="10pt" style:font-style-asian="normal" style:font-style-complex="normal" style:font-weight-asian="normal" style:font-weight-complex="normal" style:text-outline="false" style:use-window-font-color="true"/>
    </style:style>
    <style:style style:family="graphic" style:name="a6ac5c9">
      <style:graphic-properties draw:ole-draw-aspect="1"/>
    </style:style>
    <style:style style:family="graphic" style:name="a184522">
      <style:graphic-properties draw:ole-draw-aspect="1"/>
    </style:style>
    <style:style style:family="graphic" style:name="a5f6d2b">
      <style:graphic-properties draw:ole-draw-aspect="1"/>
    </style:style>
    <style:style style:family="graphic" style:name="a4c81da">
      <style:graphic-properties draw:ole-draw-aspect="1"/>
    </style:style>
    <style:style style:family="graphic" style:name="a4fec66">
      <style:graphic-properties draw:ole-draw-aspect="1"/>
    </style:style>
    <style:style style:family="graphic" style:name="a88c9ac">
      <style:graphic-properties draw:ole-draw-aspect="1"/>
    </style:style>
    <style:style style:family="graphic" style:name="a94f3f1">
      <style:graphic-properties draw:ole-draw-aspect="1"/>
    </style:style>
    <style:style style:family="graphic" style:name="af79df7">
      <style:graphic-properties draw:ole-draw-aspect="1"/>
    </style:style>
    <style:style style:family="graphic" style:name="a93f0a0">
      <style:graphic-properties draw:ole-draw-aspect="1"/>
    </style:style>
  </office:automatic-styles>
  <office:body>
    <office:spreadsheet>
      <table:table table:name="A" table:style-name="ta1">
        <table:table-column table:default-cell-style-name="Default" table:style-name="co1"/>
        <table:table-column table:default-cell-style-name="ce2" table:number-columns-repeated="3" table:style-name="co1"/>
        <table:table-column table:default-cell-style-name="Default" table:style-name="co1"/>
        <table:table-row table:style-name="ro1">
          <table:table-cell/>
          <table:table-cell table:style-name="Default">
            <text:p>Jan</text:p>
          </table:table-cell>
          <table:table-cell table:style-name="Default">
            <text:p>Feb</text:p>
          </table:table-cell>
          <table:table-cell table:style-name="Default">
            <text:p>Mar</text:p>
          </table:table-cell>
          <table:table-cell>
            <text:p>Apr</text:p>
            <draw:frame draw:style-name="a6ac5c9" svg:height="12000" svg:width="10000" svg:x="2000" svg:y="2700">
              <draw:object draw:notify-on-update-of-ranges="A.A1:A.E21" xlink:href=".//Bar Chart with CellRange _1303970632218"/>
            </draw:frame>
            <draw:frame draw:style-name="a184522" svg:height="12000" svg:width="10000" svg:x="2000" svg:y="2700">
              <draw:object draw:notify-on-update-of-ranges="A.A1:A.E21" xlink:href=".//Bar Chart with CellRange _1303970632265"/>
            </draw:frame>
            <draw:frame draw:style-name="a5f6d2b" svg:height="12000" svg:width="10000" svg:x="2000" svg:y="2700">
              <draw:object draw:notify-on-update-of-ranges="A.B1:A.E21" xlink:href=".//Bar Chart with CellRange _1303970632296"/>
            </draw:frame>
            <draw:frame draw:style-name="a4c81da" svg:height="12000" svg:width="10000" svg:x="2000" svg:y="2700">
              <draw:object draw:notify-on-update-of-ranges="A.B1:A.E21" xlink:href=".//Bar Chart with CellRange _1303970632312"/>
            </draw:frame>
            <draw:frame draw:style-name="a4fec66" svg:height="12000" svg:width="10000" svg:x="2000" svg:y="2700">
              <draw:object draw:notify-on-update-of-ranges="A.A2:A.E21" xlink:href=".//Bar Chart with CellRange _1303970632343"/>
            </draw:frame>
            <draw:frame draw:style-name="a88c9ac" svg:height="12000" svg:width="10000" svg:x="2000" svg:y="2700">
              <draw:object draw:notify-on-update-of-ranges="A.A2:A.E21" xlink:href=".//Bar Chart with CellRange _1303970632375"/>
            </draw:frame>
            <draw:frame draw:style-name="a94f3f1" svg:height="12000" svg:width="10000" svg:x="2000" svg:y="2700">
              <draw:object draw:notify-on-update-of-ranges="A.B2:A.E21" xlink:href=".//Bar Chart with CellRange _1303970632390"/>
            </draw:frame>
            <draw:frame draw:style-name="af79df7" svg:height="12000" svg:width="10000" svg:x="2000" svg:y="2700">
              <draw:object draw:notify-on-update-of-ranges="A.B2:A.E21" xlink:href=".//Bar Chart with CellRange _1303970632406"/>
            </draw:frame>
            <draw:frame draw:style-name="a93f0a0" svg:height="12000" svg:width="10000" svg:x="2000" svg:y="2700">
              <draw:object draw:notify-on-update-of-ranges="A.B2:A.E21" xlink:href=".//AREA Chart with CellRange_1303970632437"/>
            </draw:frame>
          </table:table-cell>
        </table:table-row>
        <table:table-row table:style-name="ro1">
          <table:table-cell>
            <text:p>Day1</text:p>
          </table:table-cell>
          <table:table-cell office:value="9" office:value-type="float" table:style-name="ce1">
            <text:p>9.0 </text:p>
          </table:table-cell>
          <table:table-cell office:value="12" office:value-type="float">
            <text:p>12.0 </text:p>
          </table:table-cell>
          <table:table-cell office:value="8" office:value-type="float" table:style-name="ce1">
            <text:p>8.0 </text:p>
          </table:table-cell>
          <table:table-cell office:value="28" office:value-type="float" table:style-name="ce2">
            <text:p>28.0 </text:p>
          </table:table-cell>
        </table:table-row>
        <table:table-row table:style-name="ro1">
          <table:table-cell>
            <text:p>Day2</text:p>
          </table:table-cell>
          <table:table-cell/>
          <table:table-cell office:value="5" office:value-type="float">
            <text:p>5.0 </text:p>
          </table:table-cell>
          <table:table-cell office:value="8" office:value-type="float">
            <text:p>8.0 </text:p>
          </table:table-cell>
          <table:table-cell office:value="8" office:value-type="float" table:style-name="ce1">
            <text:p>8.0 </text:p>
          </table:table-cell>
        </table:table-row>
        <table:table-row table:style-name="ro1">
          <table:table-cell>
            <text:p>Day3</text:p>
          </table:table-cell>
          <table:table-cell office:value="5" office:value-type="float">
            <text:p>5.0 </text:p>
          </table:table-cell>
          <table:table-cell office:value="169" office:value-type="float" table:style-name="ce1">
            <text:p>169.0 </text:p>
          </table:table-cell>
          <table:table-cell office:value="9" office:value-type="float" table:style-name="ce1">
            <text:p>9.0 </text:p>
          </table:table-cell>
          <table:table-cell office:value="8" office:value-type="float" table:style-name="ce2">
            <text:p>8.0 </text:p>
          </table:table-cell>
        </table:table-row>
        <table:table-row table:style-name="ro1">
          <table:table-cell>
            <text:p>Day4</text:p>
          </table:table-cell>
          <table:table-cell office:value="1" office:value-type="float">
            <text:p>1.0 </text:p>
          </table:table-cell>
          <table:table-cell office:value="58" office:value-type="float">
            <text:p>58.0 </text:p>
          </table:table-cell>
          <table:table-cell office:value="3" office:value-type="float">
            <text:p>3.0 </text:p>
          </table:table-cell>
          <table:table-cell office:value="9" office:value-type="float" table:style-name="ce1">
            <text:p>9.0 </text:p>
          </table:table-cell>
        </table:table-row>
        <table:table-row table:style-name="ro1">
          <table:table-cell>
            <text:p>Day5</text:p>
          </table:table-cell>
          <table:table-cell office:value="52" office:value-type="float" table:style-name="ce1">
            <text:p>52.0 </text:p>
          </table:table-cell>
          <table:table-cell office:value="83" office:value-type="float">
            <text:p>83.0 </text:p>
          </table:table-cell>
          <table:table-cell office:value="5" office:value-type="float">
            <text:p>5.0 </text:p>
          </table:table-cell>
          <table:table-cell office:value="58" office:value-type="float" table:style-name="ce2">
            <text:p>58.0 </text:p>
          </table:table-cell>
        </table:table-row>
        <table:table-row table:style-name="ro1">
          <table:table-cell>
            <text:p>Day6</text:p>
          </table:table-cell>
          <table:table-cell office:value="35" office:value-type="float">
            <text:p>35.0 </text:p>
          </table:table-cell>
          <table:table-cell office:value="28" office:value-type="float">
            <text:p>28.0 </text:p>
          </table:table-cell>
          <table:table-cell office:value="1" office:value-type="float">
            <text:p>1.0 </text:p>
          </table:table-cell>
          <table:table-cell office:value="83" office:value-type="float" table:style-name="ce2">
            <text:p>83.0 </text:p>
          </table:table-cell>
        </table:table-row>
        <table:table-row table:style-name="ro1">
          <table:table-cell>
            <text:p>Day7</text:p>
          </table:table-cell>
          <table:table-cell office:value="12" office:value-type="float">
            <text:p>12.0 </text:p>
          </table:table-cell>
          <table:table-cell office:value="8" office:value-type="float" table:style-name="ce1">
            <text:p>8.0 </text:p>
          </table:table-cell>
          <table:table-cell office:value="52" office:value-type="float" table:style-name="ce1">
            <text:p>52.0 </text:p>
          </table:table-cell>
          <table:table-cell office:value="28" office:value-type="float" table:style-name="ce2">
            <text:p>28.0 </text:p>
          </table:table-cell>
        </table:table-row>
        <table:table-row table:style-name="ro1">
          <table:table-cell>
            <text:p>Day8</text:p>
          </table:table-cell>
          <table:table-cell office:value="5" office:value-type="float">
            <text:p>5.0 </text:p>
          </table:table-cell>
          <table:table-cell office:value="8" office:value-type="float">
            <text:p>8.0 </text:p>
          </table:table-cell>
          <table:table-cell office:value="35" office:value-type="float">
            <text:p>35.0 </text:p>
          </table:table-cell>
          <table:table-cell office:value="35" office:value-type="float" table:style-name="ce2">
            <text:p>35.0 </text:p>
          </table:table-cell>
        </table:table-row>
        <table:table-row table:style-name="ro1">
          <table:table-cell>
            <text:p>Day9</text:p>
          </table:table-cell>
          <table:table-cell office:value="169" office:value-type="float" table:style-name="ce1">
            <text:p>169.0 </text:p>
          </table:table-cell>
          <table:table-cell office:value="9" office:value-type="float" table:style-name="ce1">
            <text:p>9.0 </text:p>
          </table:table-cell>
          <table:table-cell office:value="12" office:value-type="float">
            <text:p>12.0 </text:p>
          </table:table-cell>
          <table:table-cell office:value="12" office:value-type="float" table:style-name="ce2">
            <text:p>12.0 </text:p>
          </table:table-cell>
        </table:table-row>
        <table:table-row table:style-name="ro1">
          <table:table-cell>
            <text:p>Day10</text:p>
          </table:table-cell>
          <table:table-cell office:value="58" office:value-type="float">
            <text:p>58.0 </text:p>
          </table:table-cell>
          <table:table-cell office:value="3" office:value-type="float">
            <text:p>3.0 </text:p>
          </table:table-cell>
          <table:table-cell office:value="5" office:value-type="float">
            <text:p>5.0 </text:p>
          </table:table-cell>
          <table:table-cell office:value="5" office:value-type="float" table:style-name="ce2">
            <text:p>5.0 </text:p>
          </table:table-cell>
        </table:table-row>
        <table:table-row table:style-name="ro1">
          <table:table-cell>
            <text:p>Day11</text:p>
          </table:table-cell>
          <table:table-cell office:value="83" office:value-type="float">
            <text:p>83.0 </text:p>
          </table:table-cell>
          <table:table-cell office:value="5" office:value-type="float">
            <text:p>5.0 </text:p>
          </table:table-cell>
          <table:table-cell office:value="169" office:value-type="float" table:number-columns-repeated="2" table:style-name="ce1">
            <text:p>169.0 </text:p>
          </table:table-cell>
        </table:table-row>
        <table:table-row table:style-name="ro1">
          <table:table-cell>
            <text:p>Day12</text:p>
          </table:table-cell>
          <table:table-cell office:value="28" office:value-type="float">
            <text:p>28.0 </text:p>
          </table:table-cell>
          <table:table-cell office:value="1" office:value-type="float">
            <text:p>1.0 </text:p>
          </table:table-cell>
          <table:table-cell office:value="58" office:value-type="float">
            <text:p>58.0 </text:p>
          </table:table-cell>
          <table:table-cell office:value="58" office:value-type="float" table:style-name="ce2">
            <text:p>58.0 </text:p>
          </table:table-cell>
        </table:table-row>
        <table:table-row table:style-name="ro1">
          <table:table-cell>
            <text:p>Day13</text:p>
          </table:table-cell>
          <table:table-cell office:value="8" office:value-type="float" table:style-name="ce1">
            <text:p>8.0 </text:p>
          </table:table-cell>
          <table:table-cell office:value="52" office:value-type="float" table:style-name="ce1">
            <text:p>52.0 </text:p>
          </table:table-cell>
          <table:table-cell office:value="83" office:value-type="float">
            <text:p>83.0 </text:p>
          </table:table-cell>
          <table:table-cell office:value="12" office:value-type="float">
            <text:p>12</text:p>
          </table:table-cell>
        </table:table-row>
        <table:table-row table:style-name="ro1">
          <table:table-cell>
            <text:p>Day14</text:p>
          </table:table-cell>
          <table:table-cell office:value="8" office:value-type="float">
            <text:p>8.0 </text:p>
          </table:table-cell>
          <table:table-cell office:value="35" office:value-type="float">
            <text:p>35.0 </text:p>
          </table:table-cell>
          <table:table-cell office:value="28" office:value-type="float">
            <text:p>28.0 </text:p>
          </table:table-cell>
          <table:table-cell office:value="23" office:value-type="float">
            <text:p>23</text:p>
          </table:table-cell>
        </table:table-row>
        <table:table-row table:style-name="ro1">
          <table:table-cell>
            <text:p>Day15</text:p>
          </table:table-cell>
          <table:table-cell office:value="9" office:value-type="float" table:style-name="ce1">
            <text:p>9.0 </text:p>
          </table:table-cell>
          <table:table-cell office:value="12" office:value-type="float">
            <text:p>12.0 </text:p>
          </table:table-cell>
          <table:table-cell office:value="35" office:value-type="float">
            <text:p>35.0 </text:p>
          </table:table-cell>
          <table:table-cell office:value="45" office:value-type="float">
            <text:p>45</text:p>
          </table:table-cell>
        </table:table-row>
        <table:table-row table:style-name="ro1">
          <table:table-cell>
            <text:p>Day16</text:p>
          </table:table-cell>
          <table:table-cell office:value="3" office:value-type="float">
            <text:p>3.0 </text:p>
          </table:table-cell>
          <table:table-cell office:value="5" office:value-type="float">
            <text:p>5.0 </text:p>
          </table:table-cell>
          <table:table-cell office:value="12" office:value-type="float" table:number-columns-repeated="2">
            <text:p>12.0 </text:p>
          </table:table-cell>
        </table:table-row>
        <table:table-row table:style-name="ro1">
          <table:table-cell>
            <text:p>Day17</text:p>
          </table:table-cell>
          <table:table-cell office:value="5" office:value-type="float">
            <text:p>5.0 </text:p>
          </table:table-cell>
          <table:table-cell office:value="169" office:value-type="float" table:style-name="ce1">
            <text:p>169.0 </text:p>
          </table:table-cell>
          <table:table-cell office:value="5" office:value-type="float">
            <text:p>5.0 </text:p>
          </table:table-cell>
          <table:table-cell office:value="23" office:value-type="float">
            <text:p>23</text:p>
          </table:table-cell>
        </table:table-row>
        <table:table-row table:style-name="ro1">
          <table:table-cell>
            <text:p>Day18</text:p>
          </table:table-cell>
          <table:table-cell office:value="1" office:value-type="float">
            <text:p>1.0 </text:p>
          </table:table-cell>
          <table:table-cell office:value="58" office:value-type="float">
            <text:p>58.0 </text:p>
          </table:table-cell>
          <table:table-cell office:value="169" office:value-type="float" table:style-name="ce1">
            <text:p>169.0 </text:p>
          </table:table-cell>
          <table:table-cell office:value="23" office:value-type="float">
            <text:p>23</text:p>
          </table:table-cell>
        </table:table-row>
        <table:table-row table:style-name="ro1">
          <table:table-cell>
            <text:p>Day19</text:p>
          </table:table-cell>
          <table:table-cell office:value="52" office:value-type="float" table:style-name="ce1">
            <text:p>52.0 </text:p>
          </table:table-cell>
          <table:table-cell office:value="83" office:value-type="float">
            <text:p>83.0 </text:p>
          </table:table-cell>
          <table:table-cell office:value="58" office:value-type="float">
            <text:p>58.0 </text:p>
          </table:table-cell>
          <table:table-cell office:value="23" office:value-type="float">
            <text:p>23</text:p>
          </table:table-cell>
        </table:table-row>
        <table:table-row table:style-name="ro1">
          <table:table-cell>
            <text:p>Day20</text:p>
          </table:table-cell>
          <table:table-cell office:value="35" office:value-type="float">
            <text:p>35.0 </text:p>
          </table:table-cell>
          <table:table-cell office:value="28" office:value-type="float">
            <text:p>28.0 </text:p>
          </table:table-cell>
          <table:table-cell office:value="83" office:value-type="float">
            <text:p>83.0 </text:p>
          </table:table-cell>
          <table:table-cell office:value="42" office:value-type="float">
            <text:p>4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font-face-decls>
    <style:font-face style:name="Arial1" svg:font-family="Arial" style:font-family-generic="swiss"/>
    <style:font-face style:name="Arial2" svg:font-family="Arial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8"/>
      <style:paragraph-properties style:tab-stop-distance="0.5in"/>
      <style:text-properties style:font-name="Arial" fo:language="en" fo:country="US" style:font-name-asian="Arial2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1" number:min-exponent-digits="1"/>
    </number:number-style>
    <number:number-style style:name="N117P0" style:volatile="true">
      <number:number number:decimal-places="1" number:min-integer-digits="1"/>
      <number:text> </number:text>
    </number:number-style>
    <number:number-style style:name="N117">
      <style:text-properties fo:color="#ff0000"/>
      <number:text>(</number:text>
      <number:number number:decimal-places="1" number:min-integer-digits="1"/>
      <number:text>)</number:text>
      <style:map style:condition="value()&gt;=0" style:apply-style-name="N117P0"/>
    </number:number-style>
    <number:date-style style:name="N118">
      <number:month/>
      <number:text>/</number:text>
      <number:day/>
      <number:text>/</number:text>
      <number:year number:style="long"/>
    </number:date-style>
    <number:date-style style:name="N119">
      <number:day/>
    </number:date-style>
    <number:date-style style:name="N121P0" style:volatile="true">
      <number:month/>
      <number:text>/</number:text>
      <number:day/>
    </number:date-style>
    <number:text-style style:name="N121">
      <number:text-content/>
      <style:map style:condition="value()&gt;=0" style:apply-style-name="N121P0"/>
    </number:text-style>
    <number:currency-style style:name="N123P0" style:volatile="true">
      <number:currency-symbol number:language="zh" number:country="TW">$</number:currency-symbol>
      <number:number number: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 number:language="zh" number:country="TW">$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 number:language="zh" number:country="TW">$</number:currency-symbol>
      <number:number number:decimal-places="0" number:min-integer-digits="1" number:grouping="true"/>
    </number:currency-style>
    <number:currency-style style:name="N125">
      <style:text-properties fo:color="#ff0000"/>
      <number:currency-symbol number:language="zh" number:country="TW">$</number:currency-symbol>
      <number:number number:decimal-places="0" number:min-integer-digits="1" number:grouping="true"/>
      <style:map style:condition="value()&gt;=0" style:apply-style-name="N125P0"/>
    </number:currency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7P0"/>
    </number:number-style>
    <number:currency-style style:name="N129P0" style:volatile="true">
      <number:currency-symbol number:language="zh" number:country="SG">$</number:currency-symbol>
      <number:number number:decimal-places="2" number:min-integer-digits="1" number:grouping="true"/>
    </number:currency-style>
    <number:currency-style style:name="N129">
      <style:text-properties fo:color="#ff0000"/>
      <number:currency-symbol number:language="zh" number:country="SG">$</number:currency-symbol>
      <number:number number:decimal-places="2" number:min-integer-digits="1" number:grouping="true"/>
      <style:map style:condition="value()&gt;=0" style:apply-style-name="N129P0"/>
    </number:currency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4P0" style:volatile="true" number:language="en" number:country="US">
      <number:number number:decimal-places="0" number:min-integer-digits="1" number:grouping="true"/>
      <number:text> </number:text>
    </number:number-style>
    <number:number-style style:name="N5114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4P0"/>
    </number:number-style>
    <number:number-style style:name="N5115P0" style:volatile="true" number:language="en" number:country="US">
      <number:number number:decimal-places="0" number:min-integer-digits="1" number:grouping="true"/>
      <number:text> </number:text>
    </number:number-style>
    <number:number-style style:name="N511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5P0"/>
    </number:number-style>
    <number:number-style style:name="N5117P0" style:volatile="true" number:language="en" number:country="US">
      <number:number number:decimal-places="2" number:min-integer-digits="1" number:grouping="true"/>
      <number:text> </number:text>
    </number:number-style>
    <number:number-style style:name="N5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7P0"/>
    </number:number-style>
    <number:number-style style:name="N5118P0" style:volatile="true" number:language="en" number:country="US">
      <number:number number:decimal-places="2" number:min-integer-digits="1" number:grouping="true"/>
      <number:text> </number:text>
    </number:number-style>
    <number:number-style style:name="N5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1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type="single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0-00-00">5/7/09</text:date>, <text:time>16:4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 1(Win32)</meta:generator>
    <!--645(Build:8693)-->
    <meta:initial-creator>Daisy</meta:initial-creator>
    <meta:creation-date>2009-05-06T15:29:11</meta:creation-date>
    <dc:creator>Daisy</dc:creator>
    <dc:date>2009-05-07T16:41:27</dc:date>
    <dc:language>en-US</dc:language>
    <meta:editing-cycles>2</meta:editing-cycles>
    <meta:editing-duration>PT5M54S</meta:editing-duration>
    <meta:user-defined meta:name="Info 1"/>
    <meta:user-defined meta:name="Info 2"/>
    <meta:user-defined meta:name="Info 3"/>
    <meta:user-defined meta:name="Info 4"/>
    <meta:document-statistic meta:table-count="1" meta:cell-count="103"/>
  </office:meta>
</office:document-meta>
</file>

<file path=AREA Chart with CellRange_1303970632437/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automatic-styles>
    <style:style style:family="chart" style:name="a29a4a6">
      <style:graphic-properties draw:stroke="none"/>
    </style:style>
    <style:style style:family="chart" style:name="afaeaae">
      <style:text-properties fo:font-size="8pt" style:font-size-asian="8pt" style:font-size-complex="8pt"/>
    </style:style>
    <style:style style:family="chart" style:name="aa5d63e">
      <style:graphic-properties draw:fill="none" draw:fill-color="#e6e6e6" draw:stroke="none" svg:stroke-color="#b3b3b3"/>
      <style:text-properties fo:font-size="8pt" style:font-size-asian="8pt" style:font-size-complex="8pt"/>
    </style:style>
    <style:style style:family="chart" style:name="a9ed6cd">
      <style:chart-properties chart:right-angled-axes="true" chart:series-source="columns"/>
    </style:style>
    <style:style style:family="chart" style:name="a60cf1d">
      <style:chart-properties chart:display-label="true" chart:logarithmic="false" chart:reverse-direction="false" text:line-break="false"/>
      <style:graphic-properties svg:stroke-color="#b3b3b3"/>
      <style:text-properties fo:font-size="8pt" style:font-charset-complex="8pt" style:font-size-asian="8pt"/>
    </style:style>
    <style:style style:family="chart" style:name="a91a262">
      <style:chart-properties chart:display-label="true" chart:logarithmic="false" chart:reverse-direction="false" text:line-break="false"/>
      <style:graphic-properties svg:stroke-color="#b3b3b3"/>
      <style:text-properties fo:font-size="8pt" style:font-charset-complex="8pt" style:font-size-asian="8pt"/>
    </style:style>
    <style:style style:family="chart" style:name="add9529">
      <style:graphic-properties svg:stroke-color="#b3b3b3"/>
    </style:style>
    <style:style style:family="chart" style:name="a15d173">
      <style:graphic-properties dr3d:edge-rounding="0%" draw:fill-color="#DA940B" draw:stroke="solid"/>
      <style:text-properties fo:font-size="6pt" style:font-charset-complex="6pt" style:font-size-asian="6pt"/>
    </style:style>
    <style:style style:family="chart" style:name="a1fa97b">
      <style:graphic-properties dr3d:edge-rounding="0%" draw:fill-color="#8B4EB1" draw:stroke="solid"/>
      <style:text-properties fo:font-size="6pt" style:font-charset-complex="6pt" style:font-size-asian="6pt"/>
    </style:style>
    <style:style style:family="chart" style:name="a9b1ea3">
      <style:graphic-properties dr3d:edge-rounding="0%" draw:fill-color="#CB7A32" draw:stroke="solid"/>
      <style:text-properties fo:font-size="6pt" style:font-charset-complex="6pt" style:font-size-asian="6pt"/>
    </style:style>
    <style:style style:family="chart" style:name="a5b04e9">
      <style:graphic-properties dr3d:edge-rounding="0%" draw:fill-color="#1ABA5D" draw:stroke="solid"/>
      <style:text-properties fo:font-size="6pt" style:font-charset-complex="6pt" style:font-size-asian="6pt"/>
    </style:style>
    <style:style style:family="chart" style:name="aa040ce">
      <style:graphic-properties draw:fill="none" draw:fill-color="#e6e6e6" draw:stroke="none" svg:stroke-color="#b3b3b3"/>
    </style:style>
    <style:style style:family="chart" style:name="ad701d0">
      <style:graphic-properties draw:fill="none" draw:fill-color="#e6e6e6" draw:stroke="none" svg:stroke-color="#b3b3b3"/>
    </style:style>
  </office:automatic-styles>
  <office:body>
    <office:chart>
      <chart:chart xmlns:chart="urn:oasis:names:tc:opendocument:xmlns:chart:1.0" chart:class="chart:area" chart:style-name="a29a4a6" svg:height="8cm" svg:width="7cm">
        <chart:title chart:style-name="afaeaae" svg:x="3.669cm" svg:y="0.141cm">
          <text:p>AREA Chart with CellRange</text:p>
        </chart:title>
        <chart:legend chart:legend-position="top-end" chart:style-name="aa5d63e" style:legend-expansion="balanced" svg:x="6.715cm" svg:y="3.192cm"/>
        <chart:plot-area chart:style-name="a9ed6cd" svg:height="7.52cm" svg:width="4.73cm" svg:x="0.16cm" svg:y="1.375cm" table:cell-range-address="A.B2:A.E21">
          <chart:axis chart:dimension="x" chart:name="primary-x" chart:style-name="a60cf1d"/>
          <chart:axis chart:dimension="y" chart:name="primary-y" chart:style-name="a91a262">
            <chart:grid chart:class="major" chart:style-name="add9529"/>
          </chart:axis>
          <chart:series chart:class="chart:area" chart:style-name="a15d173" chart:values-cell-range-address="A.B2:A.B21">
            <chart:data-point chart:repeated="4"/>
          </chart:series>
          <chart:series chart:class="chart:area" chart:style-name="a1fa97b" chart:values-cell-range-address="A.C2:A.C21">
            <chart:data-point chart:repeated="4"/>
          </chart:series>
          <chart:series chart:class="chart:area" chart:style-name="a9b1ea3" chart:values-cell-range-address="A.D2:A.D21">
            <chart:data-point chart:repeated="4"/>
          </chart:series>
          <chart:series chart:class="chart:area" chart:style-name="a5b04e9" chart:values-cell-range-address="A.E2:A.E21">
            <chart:data-point chart:repeated="4"/>
          </chart:series>
          <chart:wall chart:style-name="aa040ce"/>
          <chart:floor chart:style-name="ad701d0"/>
        </chart:plot-area>
        <table:table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 office:value="0.0" office:value-type="string"/>
              <table:table-cell office:value="0.0" office:value-type="string">
                <text:p>Column B</text:p>
              </table:table-cell>
              <table:table-cell office:value="0.0" office:value-type="string">
                <text:p>Column C</text:p>
              </table:table-cell>
              <table:table-cell office:value="0.0" office:value-type="string">
                <text:p>Column D</text:p>
              </table:table-cell>
              <table:table-cell office:value="0.0" office:value-type="string">
                <text:p>Column E</text:p>
              </table:table-cell>
            </table:table-row>
          </table:table-header-rows>
          <table:table-rows>
            <table:table-row>
              <table:table-cell office:value="0.0" office:value-type="string">
                <text:p>Row 2</text:p>
              </table:table-cell>
              <table:table-cell office:value="9.0" office:value-type="float">
                <text:p text:id="A.B2:A.B21">9.0</text:p>
              </table:table-cell>
              <table:table-cell office:value="12.0" office:value-type="float">
                <text:p text:id="A.C2:A.C21">12.0</text:p>
              </table:table-cell>
              <table:table-cell office:value="8.0" office:value-type="float">
                <text:p text:id="A.D2:A.D21">8.0</text:p>
              </table:table-cell>
              <table:table-cell office:value="28.0" office:value-type="float">
                <text:p text:id="A.E2:A.E21">28.0</text:p>
              </table:table-cell>
            </table:table-row>
            <table:table-row>
              <table:table-cell office:value="0.0" office:value-type="string">
                <text:p>Row 3</text:p>
              </table:table-cell>
              <table:table-cell office:value="NaN" office:value-type="float">
                <text:p>1.#NAN</text:p>
              </table:table-cell>
              <table:table-cell office:value="5.0" office:value-type="float">
                <text:p>5.0</text:p>
              </table:table-cell>
              <table:table-cell office:value="8.0" office:value-type="float">
                <text:p>8.0</text:p>
              </table:table-cell>
              <table:table-cell office:value="8.0" office:value-type="float">
                <text:p>8.0</text:p>
              </table:table-cell>
            </table:table-row>
            <table:table-row>
              <table:table-cell office:value="0.0" office:value-type="string">
                <text:p>Row 4</text:p>
              </table:table-cell>
              <table:table-cell office:value="5.0" office:value-type="float">
                <text:p>5.0</text:p>
              </table:table-cell>
              <table:table-cell office:value="169.0" office:value-type="float">
                <text:p>169.0</text:p>
              </table:table-cell>
              <table:table-cell office:value="9.0" office:value-type="float">
                <text:p>9.0</text:p>
              </table:table-cell>
              <table:table-cell office:value="8.0" office:value-type="float">
                <text:p>8.0</text:p>
              </table:table-cell>
            </table:table-row>
            <table:table-row>
              <table:table-cell office:value="0.0" office:value-type="string">
                <text:p>Row 5</text:p>
              </table:table-cell>
              <table:table-cell office:value="1.0" office:value-type="float">
                <text:p>1.0</text:p>
              </table:table-cell>
              <table:table-cell office:value="58.0" office:value-type="float">
                <text:p>58.0</text:p>
              </table:table-cell>
              <table:table-cell office:value="3.0" office:value-type="float">
                <text:p>3.0</text:p>
              </table:table-cell>
              <table:table-cell office:value="9.0" office:value-type="float">
                <text:p>9.0</text:p>
              </table:table-cell>
            </table:table-row>
            <table:table-row>
              <table:table-cell office:value="0.0" office:value-type="string">
                <text:p>Row 6</text:p>
              </table:table-cell>
              <table:table-cell office:value="52.0" office:value-type="float">
                <text:p>52.0</text:p>
              </table:table-cell>
              <table:table-cell office:value="83.0" office:value-type="float">
                <text:p>83.0</text:p>
              </table:table-cell>
              <table:table-cell office:value="5.0" office:value-type="float">
                <text:p>5.0</text:p>
              </table:table-cell>
              <table:table-cell office:value="58.0" office:value-type="float">
                <text:p>58.0</text:p>
              </table:table-cell>
            </table:table-row>
            <table:table-row>
              <table:table-cell office:value="0.0" office:value-type="string">
                <text:p>Row 7</text:p>
              </table:table-cell>
              <table:table-cell office:value="35.0" office:value-type="float">
                <text:p>35.0</text:p>
              </table:table-cell>
              <table:table-cell office:value="28.0" office:value-type="float">
                <text:p>28.0</text:p>
              </table:table-cell>
              <table:table-cell office:value="1.0" office:value-type="float">
                <text:p>1.0</text:p>
              </table:table-cell>
              <table:table-cell office:value="83.0" office:value-type="float">
                <text:p>83.0</text:p>
              </table:table-cell>
            </table:table-row>
            <table:table-row>
              <table:table-cell office:value="0.0" office:value-type="string">
                <text:p>Row 8</text:p>
              </table:table-cell>
              <table:table-cell office:value="12.0" office:value-type="float">
                <text:p>12.0</text:p>
              </table:table-cell>
              <table:table-cell office:value="8.0" office:value-type="float">
                <text:p>8.0</text:p>
              </table:table-cell>
              <table:table-cell office:value="52.0" office:value-type="float">
                <text:p>52.0</text:p>
              </table:table-cell>
              <table:table-cell office:value="28.0" office:value-type="float">
                <text:p>28.0</text:p>
              </table:table-cell>
            </table:table-row>
            <table:table-row>
              <table:table-cell office:value="0.0" office:value-type="string">
                <text:p>Row 9</text:p>
              </table:table-cell>
              <table:table-cell office:value="5.0" office:value-type="float">
                <text:p>5.0</text:p>
              </table:table-cell>
              <table:table-cell office:value="8.0" office:value-type="float">
                <text:p>8.0</text:p>
              </table:table-cell>
              <table:table-cell office:value="35.0" office:value-type="float">
                <text:p>35.0</text:p>
              </table:table-cell>
              <table:table-cell office:value="35.0" office:value-type="float">
                <text:p>35.0</text:p>
              </table:table-cell>
            </table:table-row>
            <table:table-row>
              <table:table-cell office:value="0.0" office:value-type="string">
                <text:p>Row 10</text:p>
              </table:table-cell>
              <table:table-cell office:value="169.0" office:value-type="float">
                <text:p>169.0</text:p>
              </table:table-cell>
              <table:table-cell office:value="9.0" office:value-type="float">
                <text:p>9.0</text:p>
              </table:table-cell>
              <table:table-cell office:value="12.0" office:value-type="float">
                <text:p>12.0</text:p>
              </table:table-cell>
              <table:table-cell office:value="12.0" office:value-type="float">
                <text:p>12.0</text:p>
              </table:table-cell>
            </table:table-row>
            <table:table-row>
              <table:table-cell office:value="0.0" office:value-type="string">
                <text:p>Row 11</text:p>
              </table:table-cell>
              <table:table-cell office:value="58.0" office:value-type="float">
                <text:p>58.0</text:p>
              </table:table-cell>
              <table:table-cell office:value="3.0" office:value-type="float">
                <text:p>3.0</text:p>
              </table:table-cell>
              <table:table-cell office:value="5.0" office:value-type="float">
                <text:p>5.0</text:p>
              </table:table-cell>
              <table:table-cell office:value="5.0" office:value-type="float">
                <text:p>5.0</text:p>
              </table:table-cell>
            </table:table-row>
            <table:table-row>
              <table:table-cell office:value="0.0" office:value-type="string">
                <text:p>Row 12</text:p>
              </table:table-cell>
              <table:table-cell office:value="83.0" office:value-type="float">
                <text:p>83.0</text:p>
              </table:table-cell>
              <table:table-cell office:value="5.0" office:value-type="float">
                <text:p>5.0</text:p>
              </table:table-cell>
              <table:table-cell office:value="169.0" office:value-type="float">
                <text:p>169.0</text:p>
              </table:table-cell>
              <table:table-cell office:value="NaN" office:value-type="float">
                <text:p>1.#NAN</text:p>
              </table:table-cell>
            </table:table-row>
            <table:table-row>
              <table:table-cell office:value="0.0" office:value-type="string">
                <text:p>Row 13</text:p>
              </table:table-cell>
              <table:table-cell office:value="28.0" office:value-type="float">
                <text:p>28.0</text:p>
              </table:table-cell>
              <table:table-cell office:value="1.0" office:value-type="float">
                <text:p>1.0</text:p>
              </table:table-cell>
              <table:table-cell office:value="58.0" office:value-type="float">
                <text:p>58.0</text:p>
              </table:table-cell>
              <table:table-cell office:value="58.0" office:value-type="float">
                <text:p>58.0</text:p>
              </table:table-cell>
            </table:table-row>
            <table:table-row>
              <table:table-cell office:value="0.0" office:value-type="string">
                <text:p>Row 14</text:p>
              </table:table-cell>
              <table:table-cell office:value="8.0" office:value-type="float">
                <text:p>8.0</text:p>
              </table:table-cell>
              <table:table-cell office:value="52.0" office:value-type="float">
                <text:p>52.0</text:p>
              </table:table-cell>
              <table:table-cell office:value="83.0" office:value-type="float">
                <text:p>83.0</text:p>
              </table:table-cell>
              <table:table-cell office:value="12.0" office:value-type="float">
                <text:p>12.0</text:p>
              </table:table-cell>
            </table:table-row>
            <table:table-row>
              <table:table-cell office:value="0.0" office:value-type="string">
                <text:p>Row 15</text:p>
              </table:table-cell>
              <table:table-cell office:value="8.0" office:value-type="float">
                <text:p>8.0</text:p>
              </table:table-cell>
              <table:table-cell office:value="35.0" office:value-type="float">
                <text:p>35.0</text:p>
              </table:table-cell>
              <table:table-cell office:value="28.0" office:value-type="float">
                <text:p>28.0</text:p>
              </table:table-cell>
              <table:table-cell office:value="23.0" office:value-type="float">
                <text:p>23.0</text:p>
              </table:table-cell>
            </table:table-row>
            <table:table-row>
              <table:table-cell office:value="0.0" office:value-type="string">
                <text:p>Row 16</text:p>
              </table:table-cell>
              <table:table-cell office:value="9.0" office:value-type="float">
                <text:p>9.0</text:p>
              </table:table-cell>
              <table:table-cell office:value="12.0" office:value-type="float">
                <text:p>12.0</text:p>
              </table:table-cell>
              <table:table-cell office:value="35.0" office:value-type="float">
                <text:p>35.0</text:p>
              </table:table-cell>
              <table:table-cell office:value="45.0" office:value-type="float">
                <text:p>45.0</text:p>
              </table:table-cell>
            </table:table-row>
            <table:table-row>
              <table:table-cell office:value="0.0" office:value-type="string">
                <text:p>Row 17</text:p>
              </table:table-cell>
              <table:table-cell office:value="3.0" office:value-type="float">
                <text:p>3.0</text:p>
              </table:table-cell>
              <table:table-cell office:value="5.0" office:value-type="float">
                <text:p>5.0</text:p>
              </table:table-cell>
              <table:table-cell office:value="12.0" office:value-type="float">
                <text:p>12.0</text:p>
              </table:table-cell>
              <table:table-cell office:value="NaN" office:value-type="float">
                <text:p>1.#NAN</text:p>
              </table:table-cell>
            </table:table-row>
            <table:table-row>
              <table:table-cell office:value="0.0" office:value-type="string">
                <text:p>Row 18</text:p>
              </table:table-cell>
              <table:table-cell office:value="5.0" office:value-type="float">
                <text:p>5.0</text:p>
              </table:table-cell>
              <table:table-cell office:value="169.0" office:value-type="float">
                <text:p>169.0</text:p>
              </table:table-cell>
              <table:table-cell office:value="5.0" office:value-type="float">
                <text:p>5.0</text:p>
              </table:table-cell>
              <table:table-cell office:value="23.0" office:value-type="float">
                <text:p>23.0</text:p>
              </table:table-cell>
            </table:table-row>
            <table:table-row>
              <table:table-cell office:value="0.0" office:value-type="string">
                <text:p>Row 19</text:p>
              </table:table-cell>
              <table:table-cell office:value="1.0" office:value-type="float">
                <text:p>1.0</text:p>
              </table:table-cell>
              <table:table-cell office:value="58.0" office:value-type="float">
                <text:p>58.0</text:p>
              </table:table-cell>
              <table:table-cell office:value="169.0" office:value-type="float">
                <text:p>169.0</text:p>
              </table:table-cell>
              <table:table-cell office:value="23.0" office:value-type="float">
                <text:p>23.0</text:p>
              </table:table-cell>
            </table:table-row>
            <table:table-row>
              <table:table-cell office:value="0.0" office:value-type="string">
                <text:p>Row 20</text:p>
              </table:table-cell>
              <table:table-cell office:value="52.0" office:value-type="float">
                <text:p>52.0</text:p>
              </table:table-cell>
              <table:table-cell office:value="83.0" office:value-type="float">
                <text:p>83.0</text:p>
              </table:table-cell>
              <table:table-cell office:value="58.0" office:value-type="float">
                <text:p>58.0</text:p>
              </table:table-cell>
              <table:table-cell office:value="23.0" office:value-type="float">
                <text:p>23.0</text:p>
              </table:table-cell>
            </table:table-row>
            <table:table-row>
              <table:table-cell office:value="0.0" office:value-type="string">
                <text:p>Row 21</text:p>
              </table:table-cell>
              <table:table-cell office:value="35.0" office:value-type="float">
                <text:p>35.0</text:p>
              </table:table-cell>
              <table:table-cell office:value="28.0" office:value-type="float">
                <text:p>28.0</text:p>
              </table:table-cell>
              <table:table-cell office:value="83.0" office:value-type="float">
                <text:p>83.0</text:p>
              </table:table-cell>
              <table:table-cell office:value="42.0" office:value-type="float">
                <text:p>42.0</text:p>
              </table:table-cell>
            </table:table-row>
          </table:table-rows>
        </table:table>
      </chart:chart>
    </office:chart>
  </office:body>
</office:document-content>
</file>

<file path=AREA Chart with CellRange_1303970632437/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7</meta:generator>
    <meta:initial-creator>Administrator</meta:initial-creator>
    <meta:creation-date>2011-04-28T14:03:52</meta:creation-date>
    <meta:editing-cycles>0</meta:editing-cycles>
    <dc:language>en</dc:language>
  </office:meta>
</office:document-meta>
</file>

<file path=AREA Chart with CellRange_1303970632437/styles.xml>
</file>

<file path=Bar Chart with CellRange _1303970632218/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automatic-styles>
    <style:style style:family="chart" style:name="a31a731">
      <style:graphic-properties draw:stroke="none"/>
    </style:style>
    <style:style style:family="chart" style:name="a16566d">
      <style:text-properties fo:font-size="8pt" style:font-size-asian="8pt" style:font-size-complex="8pt"/>
    </style:style>
    <style:style style:family="chart" style:name="abd593f">
      <style:graphic-properties draw:fill="none" draw:fill-color="#e6e6e6" draw:stroke="none" svg:stroke-color="#b3b3b3"/>
      <style:text-properties fo:font-size="8pt" style:font-size-asian="8pt" style:font-size-complex="8pt"/>
    </style:style>
    <style:style style:family="chart" style:name="a3228f5">
      <style:chart-properties chart:right-angled-axes="true" chart:series-source="rows"/>
    </style:style>
    <style:style style:family="chart" style:name="a93f5c7">
      <style:chart-properties chart:display-label="true" chart:logarithmic="false" chart:reverse-direction="false" text:line-break="false"/>
      <style:graphic-properties svg:stroke-color="#b3b3b3"/>
      <style:text-properties fo:font-size="8pt" style:font-charset-complex="8pt" style:font-size-asian="8pt"/>
    </style:style>
    <style:style style:family="chart" style:name="ab98f78">
      <style:chart-properties chart:display-label="true" chart:logarithmic="false" chart:reverse-direction="false" text:line-break="false"/>
      <style:graphic-properties svg:stroke-color="#b3b3b3"/>
      <style:text-properties fo:font-size="8pt" style:font-charset-complex="8pt" style:font-size-asian="8pt"/>
    </style:style>
    <style:style style:family="chart" style:name="a022f29">
      <style:graphic-properties svg:stroke-color="#b3b3b3"/>
    </style:style>
    <style:style style:family="chart" style:name="acb37b2">
      <style:graphic-properties dr3d:edge-rounding="0%" draw:fill-color="#8FB39E" draw:stroke="solid"/>
      <style:text-properties fo:font-size="6pt" style:font-charset-complex="6pt" style:font-size-asian="6pt"/>
    </style:style>
    <style:style style:family="chart" style:name="a079a84">
      <style:graphic-properties dr3d:edge-rounding="0%" draw:fill-color="#D70107" draw:stroke="solid"/>
      <style:text-properties fo:font-size="6pt" style:font-charset-complex="6pt" style:font-size-asian="6pt"/>
    </style:style>
    <style:style style:family="chart" style:name="a272696">
      <style:graphic-properties dr3d:edge-rounding="0%" draw:fill-color="#0BD42B" draw:stroke="solid"/>
      <style:text-properties fo:font-size="6pt" style:font-charset-complex="6pt" style:font-size-asian="6pt"/>
    </style:style>
    <style:style style:family="chart" style:name="ad750b1">
      <style:graphic-properties dr3d:edge-rounding="0%" draw:fill-color="#8BD637" draw:stroke="solid"/>
      <style:text-properties fo:font-size="6pt" style:font-charset-complex="6pt" style:font-size-asian="6pt"/>
    </style:style>
    <style:style style:family="chart" style:name="ad0114e">
      <style:graphic-properties dr3d:edge-rounding="0%" draw:fill-color="#07DAD8" draw:stroke="solid"/>
      <style:text-properties fo:font-size="6pt" style:font-charset-complex="6pt" style:font-size-asian="6pt"/>
    </style:style>
    <style:style style:family="chart" style:name="ad11917">
      <style:graphic-properties dr3d:edge-rounding="0%" draw:fill-color="#CBA051" draw:stroke="solid"/>
      <style:text-properties fo:font-size="6pt" style:font-charset-complex="6pt" style:font-size-asian="6pt"/>
    </style:style>
    <style:style style:family="chart" style:name="a577408">
      <style:graphic-properties dr3d:edge-rounding="0%" draw:fill-color="#A23FC0" draw:stroke="solid"/>
      <style:text-properties fo:font-size="6pt" style:font-charset-complex="6pt" style:font-size-asian="6pt"/>
    </style:style>
    <style:style style:family="chart" style:name="a83c127">
      <style:graphic-properties dr3d:edge-rounding="0%" draw:fill-color="#A1087A" draw:stroke="solid"/>
      <style:text-properties fo:font-size="6pt" style:font-charset-complex="6pt" style:font-size-asian="6pt"/>
    </style:style>
    <style:style style:family="chart" style:name="a041de5">
      <style:graphic-properties dr3d:edge-rounding="0%" draw:fill-color="#D86785" draw:stroke="solid"/>
      <style:text-properties fo:font-size="6pt" style:font-charset-complex="6pt" style:font-size-asian="6pt"/>
    </style:style>
    <style:style style:family="chart" style:name="af60db9">
      <style:graphic-properties dr3d:edge-rounding="0%" draw:fill-color="#1537D7" draw:stroke="solid"/>
      <style:text-properties fo:font-size="6pt" style:font-charset-complex="6pt" style:font-size-asian="6pt"/>
    </style:style>
    <style:style style:family="chart" style:name="ac85e09">
      <style:graphic-properties dr3d:edge-rounding="0%" draw:fill-color="#B9A107" draw:stroke="solid"/>
      <style:text-properties fo:font-size="6pt" style:font-charset-complex="6pt" style:font-size-asian="6pt"/>
    </style:style>
    <style:style style:family="chart" style:name="afae1b3">
      <style:graphic-properties dr3d:edge-rounding="0%" draw:fill-color="#7A8C62" draw:stroke="solid"/>
      <style:text-properties fo:font-size="6pt" style:font-charset-complex="6pt" style:font-size-asian="6pt"/>
    </style:style>
    <style:style style:family="chart" style:name="a3d75ab">
      <style:graphic-properties dr3d:edge-rounding="0%" draw:fill-color="#FF1DCD" draw:stroke="solid"/>
      <style:text-properties fo:font-size="6pt" style:font-charset-complex="6pt" style:font-size-asian="6pt"/>
    </style:style>
    <style:style style:family="chart" style:name="a79077e">
      <style:graphic-properties dr3d:edge-rounding="0%" draw:fill-color="#70F238" draw:stroke="solid"/>
      <style:text-properties fo:font-size="6pt" style:font-charset-complex="6pt" style:font-size-asian="6pt"/>
    </style:style>
    <style:style style:family="chart" style:name="ac1af60">
      <style:graphic-properties dr3d:edge-rounding="0%" draw:fill-color="#159A5E" draw:stroke="solid"/>
      <style:text-properties fo:font-size="6pt" style:font-charset-complex="6pt" style:font-size-asian="6pt"/>
    </style:style>
    <style:style style:family="chart" style:name="af5c14b">
      <style:graphic-properties dr3d:edge-rounding="0%" draw:fill-color="#B7308E" draw:stroke="solid"/>
      <style:text-properties fo:font-size="6pt" style:font-charset-complex="6pt" style:font-size-asian="6pt"/>
    </style:style>
    <style:style style:family="chart" style:name="a15bc56">
      <style:graphic-properties dr3d:edge-rounding="0%" draw:fill-color="#505CCB" draw:stroke="solid"/>
      <style:text-properties fo:font-size="6pt" style:font-charset-complex="6pt" style:font-size-asian="6pt"/>
    </style:style>
    <style:style style:family="chart" style:name="a251e4a">
      <style:graphic-properties dr3d:edge-rounding="0%" draw:fill-color="#454AA8" draw:stroke="solid"/>
      <style:text-properties fo:font-size="6pt" style:font-charset-complex="6pt" style:font-size-asian="6pt"/>
    </style:style>
    <style:style style:family="chart" style:name="ae0fc02">
      <style:graphic-properties dr3d:edge-rounding="0%" draw:fill-color="#9E698F" draw:stroke="solid"/>
      <style:text-properties fo:font-size="6pt" style:font-charset-complex="6pt" style:font-size-asian="6pt"/>
    </style:style>
    <style:style style:family="chart" style:name="af2511d">
      <style:graphic-properties dr3d:edge-rounding="0%" draw:fill-color="#4848BA" draw:stroke="solid"/>
      <style:text-properties fo:font-size="6pt" style:font-charset-complex="6pt" style:font-size-asian="6pt"/>
    </style:style>
    <style:style style:family="chart" style:name="ad35b82">
      <style:graphic-properties draw:fill="none" draw:fill-color="#e6e6e6" draw:stroke="none" svg:stroke-color="#b3b3b3"/>
    </style:style>
    <style:style style:family="chart" style:name="a2f2655">
      <style:graphic-properties draw:fill="none" draw:fill-color="#e6e6e6" draw:stroke="none" svg:stroke-color="#b3b3b3"/>
    </style:style>
  </office:automatic-styles>
  <office:body>
    <office:chart>
      <chart:chart xmlns:chart="urn:oasis:names:tc:opendocument:xmlns:chart:1.0" chart:class="chart:bar" chart:style-name="a31a731" svg:height="8cm" svg:width="7cm">
        <chart:title chart:style-name="a16566d" svg:x="3.669cm" svg:y="0.141cm">
          <text:p>Bar Chart with CellRange </text:p>
        </chart:title>
        <chart:legend chart:legend-position="top-end" chart:style-name="abd593f" style:legend-expansion="balanced" svg:x="6.715cm" svg:y="3.192cm"/>
        <chart:plot-area chart:data-source-has-labels="both" chart:style-name="a3228f5" svg:height="7.52cm" svg:width="4.73cm" svg:x="0.16cm" svg:y="1.375cm" table:cell-range-address="A.A1:A.E21">
          <chart:axis chart:dimension="x" chart:name="primary-x" chart:style-name="a93f5c7">
            <chart:categories table:cell-range-address="A.B1:A.E1"/>
          </chart:axis>
          <chart:axis chart:dimension="y" chart:name="primary-y" chart:style-name="ab98f78">
            <chart:grid chart:class="major" chart:style-name="a022f29"/>
          </chart:axis>
          <chart:series chart:class="chart:bar" chart:label-cell-address="A.A2" chart:style-name="acb37b2" chart:values-cell-range-address="A.B2:A.E2">
            <chart:data-point chart:repeated="20"/>
          </chart:series>
          <chart:series chart:class="chart:bar" chart:label-cell-address="A.A3" chart:style-name="a079a84" chart:values-cell-range-address="A.B3:A.E3">
            <chart:data-point chart:repeated="20"/>
          </chart:series>
          <chart:series chart:class="chart:bar" chart:label-cell-address="A.A4" chart:style-name="a272696" chart:values-cell-range-address="A.B4:A.E4">
            <chart:data-point chart:repeated="20"/>
          </chart:series>
          <chart:series chart:class="chart:bar" chart:label-cell-address="A.A5" chart:style-name="ad750b1" chart:values-cell-range-address="A.B5:A.E5">
            <chart:data-point chart:repeated="20"/>
          </chart:series>
          <chart:series chart:class="chart:bar" chart:label-cell-address="A.A6" chart:style-name="ad0114e" chart:values-cell-range-address="A.B6:A.E6">
            <chart:data-point chart:repeated="20"/>
          </chart:series>
          <chart:series chart:class="chart:bar" chart:label-cell-address="A.A7" chart:style-name="ad11917" chart:values-cell-range-address="A.B7:A.E7">
            <chart:data-point chart:repeated="20"/>
          </chart:series>
          <chart:series chart:class="chart:bar" chart:label-cell-address="A.A8" chart:style-name="a577408" chart:values-cell-range-address="A.B8:A.E8">
            <chart:data-point chart:repeated="20"/>
          </chart:series>
          <chart:series chart:class="chart:bar" chart:label-cell-address="A.A9" chart:style-name="a83c127" chart:values-cell-range-address="A.B9:A.E9">
            <chart:data-point chart:repeated="20"/>
          </chart:series>
          <chart:series chart:class="chart:bar" chart:label-cell-address="A.A10" chart:style-name="a041de5" chart:values-cell-range-address="A.B10:A.E10">
            <chart:data-point chart:repeated="20"/>
          </chart:series>
          <chart:series chart:class="chart:bar" chart:label-cell-address="A.A11" chart:style-name="af60db9" chart:values-cell-range-address="A.B11:A.E11">
            <chart:data-point chart:repeated="20"/>
          </chart:series>
          <chart:series chart:class="chart:bar" chart:label-cell-address="A.A12" chart:style-name="ac85e09" chart:values-cell-range-address="A.B12:A.E12">
            <chart:data-point chart:repeated="20"/>
          </chart:series>
          <chart:series chart:class="chart:bar" chart:label-cell-address="A.A13" chart:style-name="afae1b3" chart:values-cell-range-address="A.B13:A.E13">
            <chart:data-point chart:repeated="20"/>
          </chart:series>
          <chart:series chart:class="chart:bar" chart:label-cell-address="A.A14" chart:style-name="a3d75ab" chart:values-cell-range-address="A.B14:A.E14">
            <chart:data-point chart:repeated="20"/>
          </chart:series>
          <chart:series chart:class="chart:bar" chart:label-cell-address="A.A15" chart:style-name="a79077e" chart:values-cell-range-address="A.B15:A.E15">
            <chart:data-point chart:repeated="20"/>
          </chart:series>
          <chart:series chart:class="chart:bar" chart:label-cell-address="A.A16" chart:style-name="ac1af60" chart:values-cell-range-address="A.B16:A.E16">
            <chart:data-point chart:repeated="20"/>
          </chart:series>
          <chart:series chart:class="chart:bar" chart:label-cell-address="A.A17" chart:style-name="af5c14b" chart:values-cell-range-address="A.B17:A.E17">
            <chart:data-point chart:repeated="20"/>
          </chart:series>
          <chart:series chart:class="chart:bar" chart:label-cell-address="A.A18" chart:style-name="a15bc56" chart:values-cell-range-address="A.B18:A.E18">
            <chart:data-point chart:repeated="20"/>
          </chart:series>
          <chart:series chart:class="chart:bar" chart:label-cell-address="A.A19" chart:style-name="a251e4a" chart:values-cell-range-address="A.B19:A.E19">
            <chart:data-point chart:repeated="20"/>
          </chart:series>
          <chart:series chart:class="chart:bar" chart:label-cell-address="A.A20" chart:style-name="ae0fc02" chart:values-cell-range-address="A.B20:A.E20">
            <chart:data-point chart:repeated="20"/>
          </chart:series>
          <chart:series chart:class="chart:bar" chart:label-cell-address="A.A21" chart:style-name="af2511d" chart:values-cell-range-address="A.B21:A.E21">
            <chart:data-point chart:repeated="20"/>
          </chart:series>
          <chart:wall chart:style-name="ad35b82"/>
          <chart:floor chart:style-name="a2f2655"/>
        </chart:plot-area>
        <table:table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 office:value="0.0" office:value-type="string"/>
              <table:table-cell office:value="0.0" office:value-type="string">
                <text:p text:id="A.B1:A.E1">Jan</text:p>
              </table:table-cell>
              <table:table-cell office:value="0.0" office:value-type="string">
                <text:p>Feb</text:p>
              </table:table-cell>
              <table:table-cell office:value="0.0" office:value-type="string">
                <text:p>Mar</text:p>
              </table:table-cell>
              <table:table-cell office:value="0.0" office:value-type="string">
                <text:p>Apr</text:p>
              </table:table-cell>
            </table:table-row>
          </table:table-header-rows>
          <table:table-rows>
            <table:table-row>
              <table:table-cell office:value="0.0" office:value-type="string">
                <text:p text:id="A.A2">Day1</text:p>
              </table:table-cell>
              <table:table-cell office:value="9.0" office:value-type="float">
                <text:p text:id="A.B2:A.E2">9.0</text:p>
              </table:table-cell>
              <table:table-cell office:value="12.0" office:value-type="float">
                <text:p>12.0</text:p>
              </table:table-cell>
              <table:table-cell office:value="8.0" office:value-type="float">
                <text:p>8.0</text:p>
              </table:table-cell>
              <table:table-cell office:value="28.0" office:value-type="float">
                <text:p>28.0</text:p>
              </table:table-cell>
            </table:table-row>
            <table:table-row>
              <table:table-cell office:value="0.0" office:value-type="string">
                <text:p text:id="A.A3">Day2</text:p>
              </table:table-cell>
              <table:table-cell office:value="NaN" office:value-type="float">
                <text:p text:id="A.B3:A.E3">1.#NAN</text:p>
              </table:table-cell>
              <table:table-cell office:value="5.0" office:value-type="float">
                <text:p>5.0</text:p>
              </table:table-cell>
              <table:table-cell office:value="8.0" office:value-type="float">
                <text:p>8.0</text:p>
              </table:table-cell>
              <table:table-cell office:value="8.0" office:value-type="float">
                <text:p>8.0</text:p>
              </table:table-cell>
            </table:table-row>
            <table:table-row>
              <table:table-cell office:value="0.0" office:value-type="string">
                <text:p text:id="A.A4">Day3</text:p>
              </table:table-cell>
              <table:table-cell office:value="5.0" office:value-type="float">
                <text:p text:id="A.B4:A.E4">5.0</text:p>
              </table:table-cell>
              <table:table-cell office:value="169.0" office:value-type="float">
                <text:p>169.0</text:p>
              </table:table-cell>
              <table:table-cell office:value="9.0" office:value-type="float">
                <text:p>9.0</text:p>
              </table:table-cell>
              <table:table-cell office:value="8.0" office:value-type="float">
                <text:p>8.0</text:p>
              </table:table-cell>
            </table:table-row>
            <table:table-row>
              <table:table-cell office:value="0.0" office:value-type="string">
                <text:p text:id="A.A5">Day4</text:p>
              </table:table-cell>
              <table:table-cell office:value="1.0" office:value-type="float">
                <text:p text:id="A.B5:A.E5">1.0</text:p>
              </table:table-cell>
              <table:table-cell office:value="58.0" office:value-type="float">
                <text:p>58.0</text:p>
              </table:table-cell>
              <table:table-cell office:value="3.0" office:value-type="float">
                <text:p>3.0</text:p>
              </table:table-cell>
              <table:table-cell office:value="9.0" office:value-type="float">
                <text:p>9.0</text:p>
              </table:table-cell>
            </table:table-row>
            <table:table-row>
              <table:table-cell office:value="0.0" office:value-type="string">
                <text:p text:id="A.A6">Day5</text:p>
              </table:table-cell>
              <table:table-cell office:value="52.0" office:value-type="float">
                <text:p text:id="A.B6:A.E6">52.0</text:p>
              </table:table-cell>
              <table:table-cell office:value="83.0" office:value-type="float">
                <text:p>83.0</text:p>
              </table:table-cell>
              <table:table-cell office:value="5.0" office:value-type="float">
                <text:p>5.0</text:p>
              </table:table-cell>
              <table:table-cell office:value="58.0" office:value-type="float">
                <text:p>58.0</text:p>
              </table:table-cell>
            </table:table-row>
            <table:table-row>
              <table:table-cell office:value="0.0" office:value-type="string">
                <text:p text:id="A.A7">Day6</text:p>
              </table:table-cell>
              <table:table-cell office:value="35.0" office:value-type="float">
                <text:p text:id="A.B7:A.E7">35.0</text:p>
              </table:table-cell>
              <table:table-cell office:value="28.0" office:value-type="float">
                <text:p>28.0</text:p>
              </table:table-cell>
              <table:table-cell office:value="1.0" office:value-type="float">
                <text:p>1.0</text:p>
              </table:table-cell>
              <table:table-cell office:value="83.0" office:value-type="float">
                <text:p>83.0</text:p>
              </table:table-cell>
            </table:table-row>
            <table:table-row>
              <table:table-cell office:value="0.0" office:value-type="string">
                <text:p text:id="A.A8">Day7</text:p>
              </table:table-cell>
              <table:table-cell office:value="12.0" office:value-type="float">
                <text:p text:id="A.B8:A.E8">12.0</text:p>
              </table:table-cell>
              <table:table-cell office:value="8.0" office:value-type="float">
                <text:p>8.0</text:p>
              </table:table-cell>
              <table:table-cell office:value="52.0" office:value-type="float">
                <text:p>52.0</text:p>
              </table:table-cell>
              <table:table-cell office:value="28.0" office:value-type="float">
                <text:p>28.0</text:p>
              </table:table-cell>
            </table:table-row>
            <table:table-row>
              <table:table-cell office:value="0.0" office:value-type="string">
                <text:p text:id="A.A9">Day8</text:p>
              </table:table-cell>
              <table:table-cell office:value="5.0" office:value-type="float">
                <text:p text:id="A.B9:A.E9">5.0</text:p>
              </table:table-cell>
              <table:table-cell office:value="8.0" office:value-type="float">
                <text:p>8.0</text:p>
              </table:table-cell>
              <table:table-cell office:value="35.0" office:value-type="float">
                <text:p>35.0</text:p>
              </table:table-cell>
              <table:table-cell office:value="35.0" office:value-type="float">
                <text:p>35.0</text:p>
              </table:table-cell>
            </table:table-row>
            <table:table-row>
              <table:table-cell office:value="0.0" office:value-type="string">
                <text:p text:id="A.A10">Day9</text:p>
              </table:table-cell>
              <table:table-cell office:value="169.0" office:value-type="float">
                <text:p text:id="A.B10:A.E10">169.0</text:p>
              </table:table-cell>
              <table:table-cell office:value="9.0" office:value-type="float">
                <text:p>9.0</text:p>
              </table:table-cell>
              <table:table-cell office:value="12.0" office:value-type="float">
                <text:p>12.0</text:p>
              </table:table-cell>
              <table:table-cell office:value="12.0" office:value-type="float">
                <text:p>12.0</text:p>
              </table:table-cell>
            </table:table-row>
            <table:table-row>
              <table:table-cell office:value="0.0" office:value-type="string">
                <text:p text:id="A.A11">Day10</text:p>
              </table:table-cell>
              <table:table-cell office:value="58.0" office:value-type="float">
                <text:p text:id="A.B11:A.E11">58.0</text:p>
              </table:table-cell>
              <table:table-cell office:value="3.0" office:value-type="float">
                <text:p>3.0</text:p>
              </table:table-cell>
              <table:table-cell office:value="5.0" office:value-type="float">
                <text:p>5.0</text:p>
              </table:table-cell>
              <table:table-cell office:value="5.0" office:value-type="float">
                <text:p>5.0</text:p>
              </table:table-cell>
            </table:table-row>
            <table:table-row>
              <table:table-cell office:value="0.0" office:value-type="string">
                <text:p text:id="A.A12">Day11</text:p>
              </table:table-cell>
              <table:table-cell office:value="83.0" office:value-type="float">
                <text:p text:id="A.B12:A.E12">83.0</text:p>
              </table:table-cell>
              <table:table-cell office:value="5.0" office:value-type="float">
                <text:p>5.0</text:p>
              </table:table-cell>
              <table:table-cell office:value="169.0" office:value-type="float">
                <text:p>169.0</text:p>
              </table:table-cell>
              <table:table-cell office:value="NaN" office:value-type="float">
                <text:p>1.#NAN</text:p>
              </table:table-cell>
            </table:table-row>
            <table:table-row>
              <table:table-cell office:value="0.0" office:value-type="string">
                <text:p text:id="A.A13">Day12</text:p>
              </table:table-cell>
              <table:table-cell office:value="28.0" office:value-type="float">
                <text:p text:id="A.B13:A.E13">28.0</text:p>
              </table:table-cell>
              <table:table-cell office:value="1.0" office:value-type="float">
                <text:p>1.0</text:p>
              </table:table-cell>
              <table:table-cell office:value="58.0" office:value-type="float">
                <text:p>58.0</text:p>
              </table:table-cell>
              <table:table-cell office:value="58.0" office:value-type="float">
                <text:p>58.0</text:p>
              </table:table-cell>
            </table:table-row>
            <table:table-row>
              <table:table-cell office:value="0.0" office:value-type="string">
                <text:p text:id="A.A14">Day13</text:p>
              </table:table-cell>
              <table:table-cell office:value="8.0" office:value-type="float">
                <text:p text:id="A.B14:A.E14">8.0</text:p>
              </table:table-cell>
              <table:table-cell office:value="52.0" office:value-type="float">
                <text:p>52.0</text:p>
              </table:table-cell>
              <table:table-cell office:value="83.0" office:value-type="float">
                <text:p>83.0</text:p>
              </table:table-cell>
              <table:table-cell office:value="12.0" office:value-type="float">
                <text:p>12.0</text:p>
              </table:table-cell>
            </table:table-row>
            <table:table-row>
              <table:table-cell office:value="0.0" office:value-type="string">
                <text:p text:id="A.A15">Day14</text:p>
              </table:table-cell>
              <table:table-cell office:value="8.0" office:value-type="float">
                <text:p text:id="A.B15:A.E15">8.0</text:p>
              </table:table-cell>
              <table:table-cell office:value="35.0" office:value-type="float">
                <text:p>35.0</text:p>
              </table:table-cell>
              <table:table-cell office:value="28.0" office:value-type="float">
                <text:p>28.0</text:p>
              </table:table-cell>
              <table:table-cell office:value="23.0" office:value-type="float">
                <text:p>23.0</text:p>
              </table:table-cell>
            </table:table-row>
            <table:table-row>
              <table:table-cell office:value="0.0" office:value-type="string">
                <text:p text:id="A.A16">Day15</text:p>
              </table:table-cell>
              <table:table-cell office:value="9.0" office:value-type="float">
                <text:p text:id="A.B16:A.E16">9.0</text:p>
              </table:table-cell>
              <table:table-cell office:value="12.0" office:value-type="float">
                <text:p>12.0</text:p>
              </table:table-cell>
              <table:table-cell office:value="35.0" office:value-type="float">
                <text:p>35.0</text:p>
              </table:table-cell>
              <table:table-cell office:value="45.0" office:value-type="float">
                <text:p>45.0</text:p>
              </table:table-cell>
            </table:table-row>
            <table:table-row>
              <table:table-cell office:value="0.0" office:value-type="string">
                <text:p text:id="A.A17">Day16</text:p>
              </table:table-cell>
              <table:table-cell office:value="3.0" office:value-type="float">
                <text:p text:id="A.B17:A.E17">3.0</text:p>
              </table:table-cell>
              <table:table-cell office:value="5.0" office:value-type="float">
                <text:p>5.0</text:p>
              </table:table-cell>
              <table:table-cell office:value="12.0" office:value-type="float">
                <text:p>12.0</text:p>
              </table:table-cell>
              <table:table-cell office:value="NaN" office:value-type="float">
                <text:p>1.#NAN</text:p>
              </table:table-cell>
            </table:table-row>
            <table:table-row>
              <table:table-cell office:value="0.0" office:value-type="string">
                <text:p text:id="A.A18">Day17</text:p>
              </table:table-cell>
              <table:table-cell office:value="5.0" office:value-type="float">
                <text:p text:id="A.B18:A.E18">5.0</text:p>
              </table:table-cell>
              <table:table-cell office:value="169.0" office:value-type="float">
                <text:p>169.0</text:p>
              </table:table-cell>
              <table:table-cell office:value="5.0" office:value-type="float">
                <text:p>5.0</text:p>
              </table:table-cell>
              <table:table-cell office:value="23.0" office:value-type="float">
                <text:p>23.0</text:p>
              </table:table-cell>
            </table:table-row>
            <table:table-row>
              <table:table-cell office:value="0.0" office:value-type="string">
                <text:p text:id="A.A19">Day18</text:p>
              </table:table-cell>
              <table:table-cell office:value="1.0" office:value-type="float">
                <text:p text:id="A.B19:A.E19">1.0</text:p>
              </table:table-cell>
              <table:table-cell office:value="58.0" office:value-type="float">
                <text:p>58.0</text:p>
              </table:table-cell>
              <table:table-cell office:value="169.0" office:value-type="float">
                <text:p>169.0</text:p>
              </table:table-cell>
              <table:table-cell office:value="23.0" office:value-type="float">
                <text:p>23.0</text:p>
              </table:table-cell>
            </table:table-row>
            <table:table-row>
              <table:table-cell office:value="0.0" office:value-type="string">
                <text:p text:id="A.A20">Day19</text:p>
              </table:table-cell>
              <table:table-cell office:value="52.0" office:value-type="float">
                <text:p text:id="A.B20:A.E20">52.0</text:p>
              </table:table-cell>
              <table:table-cell office:value="83.0" office:value-type="float">
                <text:p>83.0</text:p>
              </table:table-cell>
              <table:table-cell office:value="58.0" office:value-type="float">
                <text:p>58.0</text:p>
              </table:table-cell>
              <table:table-cell office:value="23.0" office:value-type="float">
                <text:p>23.0</text:p>
              </table:table-cell>
            </table:table-row>
            <table:table-row>
              <table:table-cell office:value="0.0" office:value-type="string">
                <text:p text:id="A.A21">Day20</text:p>
              </table:table-cell>
              <table:table-cell office:value="35.0" office:value-type="float">
                <text:p text:id="A.B21:A.E21">35.0</text:p>
              </table:table-cell>
              <table:table-cell office:value="28.0" office:value-type="float">
                <text:p>28.0</text:p>
              </table:table-cell>
              <table:table-cell office:value="83.0" office:value-type="float">
                <text:p>83.0</text:p>
              </table:table-cell>
              <table:table-cell office:value="42.0" office:value-type="float">
                <text:p>42.0</text:p>
              </table:table-cell>
            </table:table-row>
          </table:table-rows>
        </table:table>
      </chart:chart>
    </office:chart>
  </office:body>
</office:document-content>
</file>

<file path=Bar Chart with CellRange _1303970632218/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7</meta:generator>
    <meta:initial-creator>Administrator</meta:initial-creator>
    <meta:creation-date>2011-04-28T14:03:52</meta:creation-date>
    <meta:editing-cycles>0</meta:editing-cycles>
    <dc:language>en</dc:language>
  </office:meta>
</office:document-meta>
</file>

<file path=Bar Chart with CellRange _1303970632218/styles.xml>
</file>

<file path=Bar Chart with CellRange _1303970632265/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automatic-styles>
    <style:style style:family="chart" style:name="a9a7fa6">
      <style:graphic-properties draw:stroke="none"/>
    </style:style>
    <style:style style:family="chart" style:name="af1ee30">
      <style:text-properties fo:font-size="8pt" style:font-size-asian="8pt" style:font-size-complex="8pt"/>
    </style:style>
    <style:style style:family="chart" style:name="a0ca339">
      <style:graphic-properties draw:fill="none" draw:fill-color="#e6e6e6" draw:stroke="none" svg:stroke-color="#b3b3b3"/>
      <style:text-properties fo:font-size="8pt" style:font-size-asian="8pt" style:font-size-complex="8pt"/>
    </style:style>
    <style:style style:family="chart" style:name="a22d336">
      <style:chart-properties chart:right-angled-axes="true" chart:series-source="columns"/>
    </style:style>
    <style:style style:family="chart" style:name="a937c3d">
      <style:chart-properties chart:display-label="true" chart:logarithmic="false" chart:reverse-direction="false" text:line-break="false"/>
      <style:graphic-properties svg:stroke-color="#b3b3b3"/>
      <style:text-properties fo:font-size="8pt" style:font-charset-complex="8pt" style:font-size-asian="8pt"/>
    </style:style>
    <style:style style:family="chart" style:name="af8ef51">
      <style:chart-properties chart:display-label="true" chart:logarithmic="false" chart:reverse-direction="false" text:line-break="false"/>
      <style:graphic-properties svg:stroke-color="#b3b3b3"/>
      <style:text-properties fo:font-size="8pt" style:font-charset-complex="8pt" style:font-size-asian="8pt"/>
    </style:style>
    <style:style style:family="chart" style:name="a02dc92">
      <style:graphic-properties svg:stroke-color="#b3b3b3"/>
    </style:style>
    <style:style style:family="chart" style:name="af9ea48">
      <style:graphic-properties dr3d:edge-rounding="0%" draw:fill-color="#D08C12" draw:stroke="solid"/>
      <style:text-properties fo:font-size="6pt" style:font-charset-complex="6pt" style:font-size-asian="6pt"/>
    </style:style>
    <style:style style:family="chart" style:name="abba545">
      <style:graphic-properties dr3d:edge-rounding="0%" draw:fill-color="#664BBC" draw:stroke="solid"/>
      <style:text-properties fo:font-size="6pt" style:font-charset-complex="6pt" style:font-size-asian="6pt"/>
    </style:style>
    <style:style style:family="chart" style:name="a5ffd64">
      <style:graphic-properties dr3d:edge-rounding="0%" draw:fill-color="#3267D8" draw:stroke="solid"/>
      <style:text-properties fo:font-size="6pt" style:font-charset-complex="6pt" style:font-size-asian="6pt"/>
    </style:style>
    <style:style style:family="chart" style:name="a1ab62f">
      <style:graphic-properties dr3d:edge-rounding="0%" draw:fill-color="#CCB3A3" draw:stroke="solid"/>
      <style:text-properties fo:font-size="6pt" style:font-charset-complex="6pt" style:font-size-asian="6pt"/>
    </style:style>
    <style:style style:family="chart" style:name="ab36163">
      <style:graphic-properties draw:fill="none" draw:fill-color="#e6e6e6" draw:stroke="none" svg:stroke-color="#b3b3b3"/>
    </style:style>
    <style:style style:family="chart" style:name="a6be2e5">
      <style:graphic-properties draw:fill="none" draw:fill-color="#e6e6e6" draw:stroke="none" svg:stroke-color="#b3b3b3"/>
    </style:style>
  </office:automatic-styles>
  <office:body>
    <office:chart>
      <chart:chart xmlns:chart="urn:oasis:names:tc:opendocument:xmlns:chart:1.0" chart:class="chart:bar" chart:style-name="a9a7fa6" svg:height="8cm" svg:width="7cm">
        <chart:title chart:style-name="af1ee30" svg:x="3.669cm" svg:y="0.141cm">
          <text:p>Bar Chart with CellRange </text:p>
        </chart:title>
        <chart:legend chart:legend-position="top-end" chart:style-name="a0ca339" style:legend-expansion="balanced" svg:x="6.715cm" svg:y="3.192cm"/>
        <chart:plot-area chart:data-source-has-labels="both" chart:style-name="a22d336" svg:height="7.52cm" svg:width="4.73cm" svg:x="0.16cm" svg:y="1.375cm" table:cell-range-address="A.A1:A.E21">
          <chart:axis chart:dimension="x" chart:name="primary-x" chart:style-name="a937c3d">
            <chart:categories table:cell-range-address="A.A2:A.A21"/>
          </chart:axis>
          <chart:axis chart:dimension="y" chart:name="primary-y" chart:style-name="af8ef51">
            <chart:grid chart:class="major" chart:style-name="a02dc92"/>
          </chart:axis>
          <chart:series chart:class="chart:bar" chart:label-cell-address="A.B1" chart:style-name="af9ea48" chart:values-cell-range-address="A.B2:A.B21">
            <chart:data-point chart:repeated="4"/>
          </chart:series>
          <chart:series chart:class="chart:bar" chart:label-cell-address="A.C1" chart:style-name="abba545" chart:values-cell-range-address="A.C2:A.C21">
            <chart:data-point chart:repeated="4"/>
          </chart:series>
          <chart:series chart:class="chart:bar" chart:label-cell-address="A.D1" chart:style-name="a5ffd64" chart:values-cell-range-address="A.D2:A.D21">
            <chart:data-point chart:repeated="4"/>
          </chart:series>
          <chart:series chart:class="chart:bar" chart:label-cell-address="A.E1" chart:style-name="a1ab62f" chart:values-cell-range-address="A.E2:A.E21">
            <chart:data-point chart:repeated="4"/>
          </chart:series>
          <chart:wall chart:style-name="ab36163"/>
          <chart:floor chart:style-name="a6be2e5"/>
        </chart:plot-area>
        <table:table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 office:value="0.0" office:value-type="string"/>
              <table:table-cell office:value="0.0" office:value-type="string">
                <text:p text:id="A.B1">Jan</text:p>
              </table:table-cell>
              <table:table-cell office:value="0.0" office:value-type="string">
                <text:p text:id="A.C1">Feb</text:p>
              </table:table-cell>
              <table:table-cell office:value="0.0" office:value-type="string">
                <text:p text:id="A.D1">Mar</text:p>
              </table:table-cell>
              <table:table-cell office:value="0.0" office:value-type="string">
                <text:p text:id="A.E1">Apr</text:p>
              </table:table-cell>
            </table:table-row>
          </table:table-header-rows>
          <table:table-rows>
            <table:table-row>
              <table:table-cell office:value="0.0" office:value-type="string">
                <text:p text:id="A.A2:A.A21">Day1</text:p>
              </table:table-cell>
              <table:table-cell office:value="9.0" office:value-type="float">
                <text:p text:id="A.B2:A.B21">9.0</text:p>
              </table:table-cell>
              <table:table-cell office:value="12.0" office:value-type="float">
                <text:p text:id="A.C2:A.C21">12.0</text:p>
              </table:table-cell>
              <table:table-cell office:value="8.0" office:value-type="float">
                <text:p text:id="A.D2:A.D21">8.0</text:p>
              </table:table-cell>
              <table:table-cell office:value="28.0" office:value-type="float">
                <text:p text:id="A.E2:A.E21">28.0</text:p>
              </table:table-cell>
            </table:table-row>
            <table:table-row>
              <table:table-cell office:value="0.0" office:value-type="string">
                <text:p>Day2</text:p>
              </table:table-cell>
              <table:table-cell office:value="NaN" office:value-type="float">
                <text:p>1.#NAN</text:p>
              </table:table-cell>
              <table:table-cell office:value="5.0" office:value-type="float">
                <text:p>5.0</text:p>
              </table:table-cell>
              <table:table-cell office:value="8.0" office:value-type="float">
                <text:p>8.0</text:p>
              </table:table-cell>
              <table:table-cell office:value="8.0" office:value-type="float">
                <text:p>8.0</text:p>
              </table:table-cell>
            </table:table-row>
            <table:table-row>
              <table:table-cell office:value="0.0" office:value-type="string">
                <text:p>Day3</text:p>
              </table:table-cell>
              <table:table-cell office:value="5.0" office:value-type="float">
                <text:p>5.0</text:p>
              </table:table-cell>
              <table:table-cell office:value="169.0" office:value-type="float">
                <text:p>169.0</text:p>
              </table:table-cell>
              <table:table-cell office:value="9.0" office:value-type="float">
                <text:p>9.0</text:p>
              </table:table-cell>
              <table:table-cell office:value="8.0" office:value-type="float">
                <text:p>8.0</text:p>
              </table:table-cell>
            </table:table-row>
            <table:table-row>
              <table:table-cell office:value="0.0" office:value-type="string">
                <text:p>Day4</text:p>
              </table:table-cell>
              <table:table-cell office:value="1.0" office:value-type="float">
                <text:p>1.0</text:p>
              </table:table-cell>
              <table:table-cell office:value="58.0" office:value-type="float">
                <text:p>58.0</text:p>
              </table:table-cell>
              <table:table-cell office:value="3.0" office:value-type="float">
                <text:p>3.0</text:p>
              </table:table-cell>
              <table:table-cell office:value="9.0" office:value-type="float">
                <text:p>9.0</text:p>
              </table:table-cell>
            </table:table-row>
            <table:table-row>
              <table:table-cell office:value="0.0" office:value-type="string">
                <text:p>Day5</text:p>
              </table:table-cell>
              <table:table-cell office:value="52.0" office:value-type="float">
                <text:p>52.0</text:p>
              </table:table-cell>
              <table:table-cell office:value="83.0" office:value-type="float">
                <text:p>83.0</text:p>
              </table:table-cell>
              <table:table-cell office:value="5.0" office:value-type="float">
                <text:p>5.0</text:p>
              </table:table-cell>
              <table:table-cell office:value="58.0" office:value-type="float">
                <text:p>58.0</text:p>
              </table:table-cell>
            </table:table-row>
            <table:table-row>
              <table:table-cell office:value="0.0" office:value-type="string">
                <text:p>Day6</text:p>
              </table:table-cell>
              <table:table-cell office:value="35.0" office:value-type="float">
                <text:p>35.0</text:p>
              </table:table-cell>
              <table:table-cell office:value="28.0" office:value-type="float">
                <text:p>28.0</text:p>
              </table:table-cell>
              <table:table-cell office:value="1.0" office:value-type="float">
                <text:p>1.0</text:p>
              </table:table-cell>
              <table:table-cell office:value="83.0" office:value-type="float">
                <text:p>83.0</text:p>
              </table:table-cell>
            </table:table-row>
            <table:table-row>
              <table:table-cell office:value="0.0" office:value-type="string">
                <text:p>Day7</text:p>
              </table:table-cell>
              <table:table-cell office:value="12.0" office:value-type="float">
                <text:p>12.0</text:p>
              </table:table-cell>
              <table:table-cell office:value="8.0" office:value-type="float">
                <text:p>8.0</text:p>
              </table:table-cell>
              <table:table-cell office:value="52.0" office:value-type="float">
                <text:p>52.0</text:p>
              </table:table-cell>
              <table:table-cell office:value="28.0" office:value-type="float">
                <text:p>28.0</text:p>
              </table:table-cell>
            </table:table-row>
            <table:table-row>
              <table:table-cell office:value="0.0" office:value-type="string">
                <text:p>Day8</text:p>
              </table:table-cell>
              <table:table-cell office:value="5.0" office:value-type="float">
                <text:p>5.0</text:p>
              </table:table-cell>
              <table:table-cell office:value="8.0" office:value-type="float">
                <text:p>8.0</text:p>
              </table:table-cell>
              <table:table-cell office:value="35.0" office:value-type="float">
                <text:p>35.0</text:p>
              </table:table-cell>
              <table:table-cell office:value="35.0" office:value-type="float">
                <text:p>35.0</text:p>
              </table:table-cell>
            </table:table-row>
            <table:table-row>
              <table:table-cell office:value="0.0" office:value-type="string">
                <text:p>Day9</text:p>
              </table:table-cell>
              <table:table-cell office:value="169.0" office:value-type="float">
                <text:p>169.0</text:p>
              </table:table-cell>
              <table:table-cell office:value="9.0" office:value-type="float">
                <text:p>9.0</text:p>
              </table:table-cell>
              <table:table-cell office:value="12.0" office:value-type="float">
                <text:p>12.0</text:p>
              </table:table-cell>
              <table:table-cell office:value="12.0" office:value-type="float">
                <text:p>12.0</text:p>
              </table:table-cell>
            </table:table-row>
            <table:table-row>
              <table:table-cell office:value="0.0" office:value-type="string">
                <text:p>Day10</text:p>
              </table:table-cell>
              <table:table-cell office:value="58.0" office:value-type="float">
                <text:p>58.0</text:p>
              </table:table-cell>
              <table:table-cell office:value="3.0" office:value-type="float">
                <text:p>3.0</text:p>
              </table:table-cell>
              <table:table-cell office:value="5.0" office:value-type="float">
                <text:p>5.0</text:p>
              </table:table-cell>
              <table:table-cell office:value="5.0" office:value-type="float">
                <text:p>5.0</text:p>
              </table:table-cell>
            </table:table-row>
            <table:table-row>
              <table:table-cell office:value="0.0" office:value-type="string">
                <text:p>Day11</text:p>
              </table:table-cell>
              <table:table-cell office:value="83.0" office:value-type="float">
                <text:p>83.0</text:p>
              </table:table-cell>
              <table:table-cell office:value="5.0" office:value-type="float">
                <text:p>5.0</text:p>
              </table:table-cell>
              <table:table-cell office:value="169.0" office:value-type="float">
                <text:p>169.0</text:p>
              </table:table-cell>
              <table:table-cell office:value="NaN" office:value-type="float">
                <text:p>1.#NAN</text:p>
              </table:table-cell>
            </table:table-row>
            <table:table-row>
              <table:table-cell office:value="0.0" office:value-type="string">
                <text:p>Day12</text:p>
              </table:table-cell>
              <table:table-cell office:value="28.0" office:value-type="float">
                <text:p>28.0</text:p>
              </table:table-cell>
              <table:table-cell office:value="1.0" office:value-type="float">
                <text:p>1.0</text:p>
              </table:table-cell>
              <table:table-cell office:value="58.0" office:value-type="float">
                <text:p>58.0</text:p>
              </table:table-cell>
              <table:table-cell office:value="58.0" office:value-type="float">
                <text:p>58.0</text:p>
              </table:table-cell>
            </table:table-row>
            <table:table-row>
              <table:table-cell office:value="0.0" office:value-type="string">
                <text:p>Day13</text:p>
              </table:table-cell>
              <table:table-cell office:value="8.0" office:value-type="float">
                <text:p>8.0</text:p>
              </table:table-cell>
              <table:table-cell office:value="52.0" office:value-type="float">
                <text:p>52.0</text:p>
              </table:table-cell>
              <table:table-cell office:value="83.0" office:value-type="float">
                <text:p>83.0</text:p>
              </table:table-cell>
              <table:table-cell office:value="12.0" office:value-type="float">
                <text:p>12.0</text:p>
              </table:table-cell>
            </table:table-row>
            <table:table-row>
              <table:table-cell office:value="0.0" office:value-type="string">
                <text:p>Day14</text:p>
              </table:table-cell>
              <table:table-cell office:value="8.0" office:value-type="float">
                <text:p>8.0</text:p>
              </table:table-cell>
              <table:table-cell office:value="35.0" office:value-type="float">
                <text:p>35.0</text:p>
              </table:table-cell>
              <table:table-cell office:value="28.0" office:value-type="float">
                <text:p>28.0</text:p>
              </table:table-cell>
              <table:table-cell office:value="23.0" office:value-type="float">
                <text:p>23.0</text:p>
              </table:table-cell>
            </table:table-row>
            <table:table-row>
              <table:table-cell office:value="0.0" office:value-type="string">
                <text:p>Day15</text:p>
              </table:table-cell>
              <table:table-cell office:value="9.0" office:value-type="float">
                <text:p>9.0</text:p>
              </table:table-cell>
              <table:table-cell office:value="12.0" office:value-type="float">
                <text:p>12.0</text:p>
              </table:table-cell>
              <table:table-cell office:value="35.0" office:value-type="float">
                <text:p>35.0</text:p>
              </table:table-cell>
              <table:table-cell office:value="45.0" office:value-type="float">
                <text:p>45.0</text:p>
              </table:table-cell>
            </table:table-row>
            <table:table-row>
              <table:table-cell office:value="0.0" office:value-type="string">
                <text:p>Day16</text:p>
              </table:table-cell>
              <table:table-cell office:value="3.0" office:value-type="float">
                <text:p>3.0</text:p>
              </table:table-cell>
              <table:table-cell office:value="5.0" office:value-type="float">
                <text:p>5.0</text:p>
              </table:table-cell>
              <table:table-cell office:value="12.0" office:value-type="float">
                <text:p>12.0</text:p>
              </table:table-cell>
              <table:table-cell office:value="NaN" office:value-type="float">
                <text:p>1.#NAN</text:p>
              </table:table-cell>
            </table:table-row>
            <table:table-row>
              <table:table-cell office:value="0.0" office:value-type="string">
                <text:p>Day17</text:p>
              </table:table-cell>
              <table:table-cell office:value="5.0" office:value-type="float">
                <text:p>5.0</text:p>
              </table:table-cell>
              <table:table-cell office:value="169.0" office:value-type="float">
                <text:p>169.0</text:p>
              </table:table-cell>
              <table:table-cell office:value="5.0" office:value-type="float">
                <text:p>5.0</text:p>
              </table:table-cell>
              <table:table-cell office:value="23.0" office:value-type="float">
                <text:p>23.0</text:p>
              </table:table-cell>
            </table:table-row>
            <table:table-row>
              <table:table-cell office:value="0.0" office:value-type="string">
                <text:p>Day18</text:p>
              </table:table-cell>
              <table:table-cell office:value="1.0" office:value-type="float">
                <text:p>1.0</text:p>
              </table:table-cell>
              <table:table-cell office:value="58.0" office:value-type="float">
                <text:p>58.0</text:p>
              </table:table-cell>
              <table:table-cell office:value="169.0" office:value-type="float">
                <text:p>169.0</text:p>
              </table:table-cell>
              <table:table-cell office:value="23.0" office:value-type="float">
                <text:p>23.0</text:p>
              </table:table-cell>
            </table:table-row>
            <table:table-row>
              <table:table-cell office:value="0.0" office:value-type="string">
                <text:p>Day19</text:p>
              </table:table-cell>
              <table:table-cell office:value="52.0" office:value-type="float">
                <text:p>52.0</text:p>
              </table:table-cell>
              <table:table-cell office:value="83.0" office:value-type="float">
                <text:p>83.0</text:p>
              </table:table-cell>
              <table:table-cell office:value="58.0" office:value-type="float">
                <text:p>58.0</text:p>
              </table:table-cell>
              <table:table-cell office:value="23.0" office:value-type="float">
                <text:p>23.0</text:p>
              </table:table-cell>
            </table:table-row>
            <table:table-row>
              <table:table-cell office:value="0.0" office:value-type="string">
                <text:p>Day20</text:p>
              </table:table-cell>
              <table:table-cell office:value="35.0" office:value-type="float">
                <text:p>35.0</text:p>
              </table:table-cell>
              <table:table-cell office:value="28.0" office:value-type="float">
                <text:p>28.0</text:p>
              </table:table-cell>
              <table:table-cell office:value="83.0" office:value-type="float">
                <text:p>83.0</text:p>
              </table:table-cell>
              <table:table-cell office:value="42.0" office:value-type="float">
                <text:p>42.0</text:p>
              </table:table-cell>
            </table:table-row>
          </table:table-rows>
        </table:table>
      </chart:chart>
    </office:chart>
  </office:body>
</office:document-content>
</file>

<file path=Bar Chart with CellRange _1303970632265/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7</meta:generator>
    <meta:initial-creator>Administrator</meta:initial-creator>
    <meta:creation-date>2011-04-28T14:03:52</meta:creation-date>
    <meta:editing-cycles>0</meta:editing-cycles>
    <dc:language>en</dc:language>
  </office:meta>
</office:document-meta>
</file>

<file path=Bar Chart with CellRange _1303970632265/styles.xml>
</file>

<file path=Bar Chart with CellRange _1303970632296/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automatic-styles>
    <style:style style:family="chart" style:name="a582dd5">
      <style:graphic-properties draw:stroke="none"/>
    </style:style>
    <style:style style:family="chart" style:name="ac1383d">
      <style:text-properties fo:font-size="8pt" style:font-size-asian="8pt" style:font-size-complex="8pt"/>
    </style:style>
    <style:style style:family="chart" style:name="a677048">
      <style:graphic-properties draw:fill="none" draw:fill-color="#e6e6e6" draw:stroke="none" svg:stroke-color="#b3b3b3"/>
      <style:text-properties fo:font-size="8pt" style:font-size-asian="8pt" style:font-size-complex="8pt"/>
    </style:style>
    <style:style style:family="chart" style:name="af2e539">
      <style:chart-properties chart:right-angled-axes="true" chart:series-source="rows"/>
    </style:style>
    <style:style style:family="chart" style:name="a4ea089">
      <style:chart-properties chart:display-label="true" chart:logarithmic="false" chart:reverse-direction="false" text:line-break="false"/>
      <style:graphic-properties svg:stroke-color="#b3b3b3"/>
      <style:text-properties fo:font-size="8pt" style:font-charset-complex="8pt" style:font-size-asian="8pt"/>
    </style:style>
    <style:style style:family="chart" style:name="af9aae9">
      <style:chart-properties chart:display-label="true" chart:logarithmic="false" chart:reverse-direction="false" text:line-break="false"/>
      <style:graphic-properties svg:stroke-color="#b3b3b3"/>
      <style:text-properties fo:font-size="8pt" style:font-charset-complex="8pt" style:font-size-asian="8pt"/>
    </style:style>
    <style:style style:family="chart" style:name="ac3557f">
      <style:graphic-properties svg:stroke-color="#b3b3b3"/>
    </style:style>
    <style:style style:family="chart" style:name="a845d1e">
      <style:graphic-properties dr3d:edge-rounding="0%" draw:fill-color="#5C45E1" draw:stroke="solid"/>
      <style:text-properties fo:font-size="6pt" style:font-charset-complex="6pt" style:font-size-asian="6pt"/>
    </style:style>
    <style:style style:family="chart" style:name="a6d3978">
      <style:graphic-properties dr3d:edge-rounding="0%" draw:fill-color="#7C5CAB" draw:stroke="solid"/>
      <style:text-properties fo:font-size="6pt" style:font-charset-complex="6pt" style:font-size-asian="6pt"/>
    </style:style>
    <style:style style:family="chart" style:name="a7570e9">
      <style:graphic-properties dr3d:edge-rounding="0%" draw:fill-color="#8B4E97" draw:stroke="solid"/>
      <style:text-properties fo:font-size="6pt" style:font-charset-complex="6pt" style:font-size-asian="6pt"/>
    </style:style>
    <style:style style:family="chart" style:name="a3513e8">
      <style:graphic-properties dr3d:edge-rounding="0%" draw:fill-color="#EDAA93" draw:stroke="solid"/>
      <style:text-properties fo:font-size="6pt" style:font-charset-complex="6pt" style:font-size-asian="6pt"/>
    </style:style>
    <style:style style:family="chart" style:name="a5558e2">
      <style:graphic-properties dr3d:edge-rounding="0%" draw:fill-color="#43E399" draw:stroke="solid"/>
      <style:text-properties fo:font-size="6pt" style:font-charset-complex="6pt" style:font-size-asian="6pt"/>
    </style:style>
    <style:style style:family="chart" style:name="aa92c63">
      <style:graphic-properties dr3d:edge-rounding="0%" draw:fill-color="#8099DF" draw:stroke="solid"/>
      <style:text-properties fo:font-size="6pt" style:font-charset-complex="6pt" style:font-size-asian="6pt"/>
    </style:style>
    <style:style style:family="chart" style:name="ada1a51">
      <style:graphic-properties dr3d:edge-rounding="0%" draw:fill-color="#2171D6" draw:stroke="solid"/>
      <style:text-properties fo:font-size="6pt" style:font-charset-complex="6pt" style:font-size-asian="6pt"/>
    </style:style>
    <style:style style:family="chart" style:name="ae6471e">
      <style:graphic-properties dr3d:edge-rounding="0%" draw:fill-color="#6B9337" draw:stroke="solid"/>
      <style:text-properties fo:font-size="6pt" style:font-charset-complex="6pt" style:font-size-asian="6pt"/>
    </style:style>
    <style:style style:family="chart" style:name="a296c23">
      <style:graphic-properties dr3d:edge-rounding="0%" draw:fill-color="#0E8403" draw:stroke="solid"/>
      <style:text-properties fo:font-size="6pt" style:font-charset-complex="6pt" style:font-size-asian="6pt"/>
    </style:style>
    <style:style style:family="chart" style:name="a7d9da0">
      <style:graphic-properties dr3d:edge-rounding="0%" draw:fill-color="#69F4D0" draw:stroke="solid"/>
      <style:text-properties fo:font-size="6pt" style:font-charset-complex="6pt" style:font-size-asian="6pt"/>
    </style:style>
    <style:style style:family="chart" style:name="a903d01">
      <style:graphic-properties dr3d:edge-rounding="0%" draw:fill-color="#FC465E" draw:stroke="solid"/>
      <style:text-properties fo:font-size="6pt" style:font-charset-complex="6pt" style:font-size-asian="6pt"/>
    </style:style>
    <style:style style:family="chart" style:name="a213c8e">
      <style:graphic-properties dr3d:edge-rounding="0%" draw:fill-color="#4AFE72" draw:stroke="solid"/>
      <style:text-properties fo:font-size="6pt" style:font-charset-complex="6pt" style:font-size-asian="6pt"/>
    </style:style>
    <style:style style:family="chart" style:name="ae48e07">
      <style:graphic-properties dr3d:edge-rounding="0%" draw:fill-color="#D5D50E" draw:stroke="solid"/>
      <style:text-properties fo:font-size="6pt" style:font-charset-complex="6pt" style:font-size-asian="6pt"/>
    </style:style>
    <style:style style:family="chart" style:name="a9359ad">
      <style:graphic-properties dr3d:edge-rounding="0%" draw:fill-color="#2AAD53" draw:stroke="solid"/>
      <style:text-properties fo:font-size="6pt" style:font-charset-complex="6pt" style:font-size-asian="6pt"/>
    </style:style>
    <style:style style:family="chart" style:name="ae963e1">
      <style:graphic-properties dr3d:edge-rounding="0%" draw:fill-color="#567727" draw:stroke="solid"/>
      <style:text-properties fo:font-size="6pt" style:font-charset-complex="6pt" style:font-size-asian="6pt"/>
    </style:style>
    <style:style style:family="chart" style:name="ae8c386">
      <style:graphic-properties dr3d:edge-rounding="0%" draw:fill-color="#A19193" draw:stroke="solid"/>
      <style:text-properties fo:font-size="6pt" style:font-charset-complex="6pt" style:font-size-asian="6pt"/>
    </style:style>
    <style:style style:family="chart" style:name="a20684b">
      <style:graphic-properties dr3d:edge-rounding="0%" draw:fill-color="#6FF72A" draw:stroke="solid"/>
      <style:text-properties fo:font-size="6pt" style:font-charset-complex="6pt" style:font-size-asian="6pt"/>
    </style:style>
    <style:style style:family="chart" style:name="ac4be4c">
      <style:graphic-properties dr3d:edge-rounding="0%" draw:fill-color="#E3619B" draw:stroke="solid"/>
      <style:text-properties fo:font-size="6pt" style:font-charset-complex="6pt" style:font-size-asian="6pt"/>
    </style:style>
    <style:style style:family="chart" style:name="a05f23f">
      <style:graphic-properties dr3d:edge-rounding="0%" draw:fill-color="#4769FD" draw:stroke="solid"/>
      <style:text-properties fo:font-size="6pt" style:font-charset-complex="6pt" style:font-size-asian="6pt"/>
    </style:style>
    <style:style style:family="chart" style:name="ad3b7e3">
      <style:graphic-properties dr3d:edge-rounding="0%" draw:fill-color="#916E25" draw:stroke="solid"/>
      <style:text-properties fo:font-size="6pt" style:font-charset-complex="6pt" style:font-size-asian="6pt"/>
    </style:style>
    <style:style style:family="chart" style:name="ad2cb5a">
      <style:graphic-properties draw:fill="none" draw:fill-color="#e6e6e6" draw:stroke="none" svg:stroke-color="#b3b3b3"/>
    </style:style>
    <style:style style:family="chart" style:name="a9c7738">
      <style:graphic-properties draw:fill="none" draw:fill-color="#e6e6e6" draw:stroke="none" svg:stroke-color="#b3b3b3"/>
    </style:style>
  </office:automatic-styles>
  <office:body>
    <office:chart>
      <chart:chart xmlns:chart="urn:oasis:names:tc:opendocument:xmlns:chart:1.0" chart:class="chart:bar" chart:style-name="a582dd5" svg:height="8cm" svg:width="7cm">
        <chart:title chart:style-name="ac1383d" svg:x="3.669cm" svg:y="0.141cm">
          <text:p>Bar Chart with CellRange </text:p>
        </chart:title>
        <chart:legend chart:legend-position="top-end" chart:style-name="a677048" style:legend-expansion="balanced" svg:x="6.715cm" svg:y="3.192cm"/>
        <chart:plot-area chart:data-source-has-labels="row" chart:style-name="af2e539" svg:height="7.52cm" svg:width="4.73cm" svg:x="0.16cm" svg:y="1.375cm" table:cell-range-address="A.B1:A.E21">
          <chart:axis chart:dimension="x" chart:name="primary-x" chart:style-name="a4ea089">
            <chart:categories table:cell-range-address="A.B1:A.E1"/>
          </chart:axis>
          <chart:axis chart:dimension="y" chart:name="primary-y" chart:style-name="af9aae9">
            <chart:grid chart:class="major" chart:style-name="ac3557f"/>
          </chart:axis>
          <chart:series chart:class="chart:bar" chart:style-name="a845d1e" chart:values-cell-range-address="A.B2:A.E2">
            <chart:data-point chart:repeated="20"/>
          </chart:series>
          <chart:series chart:class="chart:bar" chart:style-name="a6d3978" chart:values-cell-range-address="A.B3:A.E3">
            <chart:data-point chart:repeated="20"/>
          </chart:series>
          <chart:series chart:class="chart:bar" chart:style-name="a7570e9" chart:values-cell-range-address="A.B4:A.E4">
            <chart:data-point chart:repeated="20"/>
          </chart:series>
          <chart:series chart:class="chart:bar" chart:style-name="a3513e8" chart:values-cell-range-address="A.B5:A.E5">
            <chart:data-point chart:repeated="20"/>
          </chart:series>
          <chart:series chart:class="chart:bar" chart:style-name="a5558e2" chart:values-cell-range-address="A.B6:A.E6">
            <chart:data-point chart:repeated="20"/>
          </chart:series>
          <chart:series chart:class="chart:bar" chart:style-name="aa92c63" chart:values-cell-range-address="A.B7:A.E7">
            <chart:data-point chart:repeated="20"/>
          </chart:series>
          <chart:series chart:class="chart:bar" chart:style-name="ada1a51" chart:values-cell-range-address="A.B8:A.E8">
            <chart:data-point chart:repeated="20"/>
          </chart:series>
          <chart:series chart:class="chart:bar" chart:style-name="ae6471e" chart:values-cell-range-address="A.B9:A.E9">
            <chart:data-point chart:repeated="20"/>
          </chart:series>
          <chart:series chart:class="chart:bar" chart:style-name="a296c23" chart:values-cell-range-address="A.B10:A.E10">
            <chart:data-point chart:repeated="20"/>
          </chart:series>
          <chart:series chart:class="chart:bar" chart:style-name="a7d9da0" chart:values-cell-range-address="A.B11:A.E11">
            <chart:data-point chart:repeated="20"/>
          </chart:series>
          <chart:series chart:class="chart:bar" chart:style-name="a903d01" chart:values-cell-range-address="A.B12:A.E12">
            <chart:data-point chart:repeated="20"/>
          </chart:series>
          <chart:series chart:class="chart:bar" chart:style-name="a213c8e" chart:values-cell-range-address="A.B13:A.E13">
            <chart:data-point chart:repeated="20"/>
          </chart:series>
          <chart:series chart:class="chart:bar" chart:style-name="ae48e07" chart:values-cell-range-address="A.B14:A.E14">
            <chart:data-point chart:repeated="20"/>
          </chart:series>
          <chart:series chart:class="chart:bar" chart:style-name="a9359ad" chart:values-cell-range-address="A.B15:A.E15">
            <chart:data-point chart:repeated="20"/>
          </chart:series>
          <chart:series chart:class="chart:bar" chart:style-name="ae963e1" chart:values-cell-range-address="A.B16:A.E16">
            <chart:data-point chart:repeated="20"/>
          </chart:series>
          <chart:series chart:class="chart:bar" chart:style-name="ae8c386" chart:values-cell-range-address="A.B17:A.E17">
            <chart:data-point chart:repeated="20"/>
          </chart:series>
          <chart:series chart:class="chart:bar" chart:style-name="a20684b" chart:values-cell-range-address="A.B18:A.E18">
            <chart:data-point chart:repeated="20"/>
          </chart:series>
          <chart:series chart:class="chart:bar" chart:style-name="ac4be4c" chart:values-cell-range-address="A.B19:A.E19">
            <chart:data-point chart:repeated="20"/>
          </chart:series>
          <chart:series chart:class="chart:bar" chart:style-name="a05f23f" chart:values-cell-range-address="A.B20:A.E20">
            <chart:data-point chart:repeated="20"/>
          </chart:series>
          <chart:series chart:class="chart:bar" chart:style-name="ad3b7e3" chart:values-cell-range-address="A.B21:A.E21">
            <chart:data-point chart:repeated="20"/>
          </chart:series>
          <chart:wall chart:style-name="ad2cb5a"/>
          <chart:floor chart:style-name="a9c7738"/>
        </chart:plot-area>
        <table:table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 office:value="0.0" office:value-type="string"/>
              <table:table-cell office:value="0.0" office:value-type="string">
                <text:p text:id="A.B1:A.E1">Jan</text:p>
              </table:table-cell>
              <table:table-cell office:value="0.0" office:value-type="string">
                <text:p>Feb</text:p>
              </table:table-cell>
              <table:table-cell office:value="0.0" office:value-type="string">
                <text:p>Mar</text:p>
              </table:table-cell>
              <table:table-cell office:value="0.0" office:value-type="string">
                <text:p>Apr</text:p>
              </table:table-cell>
            </table:table-row>
          </table:table-header-rows>
          <table:table-rows>
            <table:table-row>
              <table:table-cell office:value="0.0" office:value-type="string">
                <text:p>Row 2</text:p>
              </table:table-cell>
              <table:table-cell office:value="9.0" office:value-type="float">
                <text:p text:id="A.B2:A.E2">9.0</text:p>
              </table:table-cell>
              <table:table-cell office:value="12.0" office:value-type="float">
                <text:p>12.0</text:p>
              </table:table-cell>
              <table:table-cell office:value="8.0" office:value-type="float">
                <text:p>8.0</text:p>
              </table:table-cell>
              <table:table-cell office:value="28.0" office:value-type="float">
                <text:p>28.0</text:p>
              </table:table-cell>
            </table:table-row>
            <table:table-row>
              <table:table-cell office:value="0.0" office:value-type="string">
                <text:p>Row 3</text:p>
              </table:table-cell>
              <table:table-cell office:value="NaN" office:value-type="float">
                <text:p text:id="A.B3:A.E3">1.#NAN</text:p>
              </table:table-cell>
              <table:table-cell office:value="5.0" office:value-type="float">
                <text:p>5.0</text:p>
              </table:table-cell>
              <table:table-cell office:value="8.0" office:value-type="float">
                <text:p>8.0</text:p>
              </table:table-cell>
              <table:table-cell office:value="8.0" office:value-type="float">
                <text:p>8.0</text:p>
              </table:table-cell>
            </table:table-row>
            <table:table-row>
              <table:table-cell office:value="0.0" office:value-type="string">
                <text:p>Row 4</text:p>
              </table:table-cell>
              <table:table-cell office:value="5.0" office:value-type="float">
                <text:p text:id="A.B4:A.E4">5.0</text:p>
              </table:table-cell>
              <table:table-cell office:value="169.0" office:value-type="float">
                <text:p>169.0</text:p>
              </table:table-cell>
              <table:table-cell office:value="9.0" office:value-type="float">
                <text:p>9.0</text:p>
              </table:table-cell>
              <table:table-cell office:value="8.0" office:value-type="float">
                <text:p>8.0</text:p>
              </table:table-cell>
            </table:table-row>
            <table:table-row>
              <table:table-cell office:value="0.0" office:value-type="string">
                <text:p>Row 5</text:p>
              </table:table-cell>
              <table:table-cell office:value="1.0" office:value-type="float">
                <text:p text:id="A.B5:A.E5">1.0</text:p>
              </table:table-cell>
              <table:table-cell office:value="58.0" office:value-type="float">
                <text:p>58.0</text:p>
              </table:table-cell>
              <table:table-cell office:value="3.0" office:value-type="float">
                <text:p>3.0</text:p>
              </table:table-cell>
              <table:table-cell office:value="9.0" office:value-type="float">
                <text:p>9.0</text:p>
              </table:table-cell>
            </table:table-row>
            <table:table-row>
              <table:table-cell office:value="0.0" office:value-type="string">
                <text:p>Row 6</text:p>
              </table:table-cell>
              <table:table-cell office:value="52.0" office:value-type="float">
                <text:p text:id="A.B6:A.E6">52.0</text:p>
              </table:table-cell>
              <table:table-cell office:value="83.0" office:value-type="float">
                <text:p>83.0</text:p>
              </table:table-cell>
              <table:table-cell office:value="5.0" office:value-type="float">
                <text:p>5.0</text:p>
              </table:table-cell>
              <table:table-cell office:value="58.0" office:value-type="float">
                <text:p>58.0</text:p>
              </table:table-cell>
            </table:table-row>
            <table:table-row>
              <table:table-cell office:value="0.0" office:value-type="string">
                <text:p>Row 7</text:p>
              </table:table-cell>
              <table:table-cell office:value="35.0" office:value-type="float">
                <text:p text:id="A.B7:A.E7">35.0</text:p>
              </table:table-cell>
              <table:table-cell office:value="28.0" office:value-type="float">
                <text:p>28.0</text:p>
              </table:table-cell>
              <table:table-cell office:value="1.0" office:value-type="float">
                <text:p>1.0</text:p>
              </table:table-cell>
              <table:table-cell office:value="83.0" office:value-type="float">
                <text:p>83.0</text:p>
              </table:table-cell>
            </table:table-row>
            <table:table-row>
              <table:table-cell office:value="0.0" office:value-type="string">
                <text:p>Row 8</text:p>
              </table:table-cell>
              <table:table-cell office:value="12.0" office:value-type="float">
                <text:p text:id="A.B8:A.E8">12.0</text:p>
              </table:table-cell>
              <table:table-cell office:value="8.0" office:value-type="float">
                <text:p>8.0</text:p>
              </table:table-cell>
              <table:table-cell office:value="52.0" office:value-type="float">
                <text:p>52.0</text:p>
              </table:table-cell>
              <table:table-cell office:value="28.0" office:value-type="float">
                <text:p>28.0</text:p>
              </table:table-cell>
            </table:table-row>
            <table:table-row>
              <table:table-cell office:value="0.0" office:value-type="string">
                <text:p>Row 9</text:p>
              </table:table-cell>
              <table:table-cell office:value="5.0" office:value-type="float">
                <text:p text:id="A.B9:A.E9">5.0</text:p>
              </table:table-cell>
              <table:table-cell office:value="8.0" office:value-type="float">
                <text:p>8.0</text:p>
              </table:table-cell>
              <table:table-cell office:value="35.0" office:value-type="float">
                <text:p>35.0</text:p>
              </table:table-cell>
              <table:table-cell office:value="35.0" office:value-type="float">
                <text:p>35.0</text:p>
              </table:table-cell>
            </table:table-row>
            <table:table-row>
              <table:table-cell office:value="0.0" office:value-type="string">
                <text:p>Row 10</text:p>
              </table:table-cell>
              <table:table-cell office:value="169.0" office:value-type="float">
                <text:p text:id="A.B10:A.E10">169.0</text:p>
              </table:table-cell>
              <table:table-cell office:value="9.0" office:value-type="float">
                <text:p>9.0</text:p>
              </table:table-cell>
              <table:table-cell office:value="12.0" office:value-type="float">
                <text:p>12.0</text:p>
              </table:table-cell>
              <table:table-cell office:value="12.0" office:value-type="float">
                <text:p>12.0</text:p>
              </table:table-cell>
            </table:table-row>
            <table:table-row>
              <table:table-cell office:value="0.0" office:value-type="string">
                <text:p>Row 11</text:p>
              </table:table-cell>
              <table:table-cell office:value="58.0" office:value-type="float">
                <text:p text:id="A.B11:A.E11">58.0</text:p>
              </table:table-cell>
              <table:table-cell office:value="3.0" office:value-type="float">
                <text:p>3.0</text:p>
              </table:table-cell>
              <table:table-cell office:value="5.0" office:value-type="float">
                <text:p>5.0</text:p>
              </table:table-cell>
              <table:table-cell office:value="5.0" office:value-type="float">
                <text:p>5.0</text:p>
              </table:table-cell>
            </table:table-row>
            <table:table-row>
              <table:table-cell office:value="0.0" office:value-type="string">
                <text:p>Row 12</text:p>
              </table:table-cell>
              <table:table-cell office:value="83.0" office:value-type="float">
                <text:p text:id="A.B12:A.E12">83.0</text:p>
              </table:table-cell>
              <table:table-cell office:value="5.0" office:value-type="float">
                <text:p>5.0</text:p>
              </table:table-cell>
              <table:table-cell office:value="169.0" office:value-type="float">
                <text:p>169.0</text:p>
              </table:table-cell>
              <table:table-cell office:value="NaN" office:value-type="float">
                <text:p>1.#NAN</text:p>
              </table:table-cell>
            </table:table-row>
            <table:table-row>
              <table:table-cell office:value="0.0" office:value-type="string">
                <text:p>Row 13</text:p>
              </table:table-cell>
              <table:table-cell office:value="28.0" office:value-type="float">
                <text:p text:id="A.B13:A.E13">28.0</text:p>
              </table:table-cell>
              <table:table-cell office:value="1.0" office:value-type="float">
                <text:p>1.0</text:p>
              </table:table-cell>
              <table:table-cell office:value="58.0" office:value-type="float">
                <text:p>58.0</text:p>
              </table:table-cell>
              <table:table-cell office:value="58.0" office:value-type="float">
                <text:p>58.0</text:p>
              </table:table-cell>
            </table:table-row>
            <table:table-row>
              <table:table-cell office:value="0.0" office:value-type="string">
                <text:p>Row 14</text:p>
              </table:table-cell>
              <table:table-cell office:value="8.0" office:value-type="float">
                <text:p text:id="A.B14:A.E14">8.0</text:p>
              </table:table-cell>
              <table:table-cell office:value="52.0" office:value-type="float">
                <text:p>52.0</text:p>
              </table:table-cell>
              <table:table-cell office:value="83.0" office:value-type="float">
                <text:p>83.0</text:p>
              </table:table-cell>
              <table:table-cell office:value="12.0" office:value-type="float">
                <text:p>12.0</text:p>
              </table:table-cell>
            </table:table-row>
            <table:table-row>
              <table:table-cell office:value="0.0" office:value-type="string">
                <text:p>Row 15</text:p>
              </table:table-cell>
              <table:table-cell office:value="8.0" office:value-type="float">
                <text:p text:id="A.B15:A.E15">8.0</text:p>
              </table:table-cell>
              <table:table-cell office:value="35.0" office:value-type="float">
                <text:p>35.0</text:p>
              </table:table-cell>
              <table:table-cell office:value="28.0" office:value-type="float">
                <text:p>28.0</text:p>
              </table:table-cell>
              <table:table-cell office:value="23.0" office:value-type="float">
                <text:p>23.0</text:p>
              </table:table-cell>
            </table:table-row>
            <table:table-row>
              <table:table-cell office:value="0.0" office:value-type="string">
                <text:p>Row 16</text:p>
              </table:table-cell>
              <table:table-cell office:value="9.0" office:value-type="float">
                <text:p text:id="A.B16:A.E16">9.0</text:p>
              </table:table-cell>
              <table:table-cell office:value="12.0" office:value-type="float">
                <text:p>12.0</text:p>
              </table:table-cell>
              <table:table-cell office:value="35.0" office:value-type="float">
                <text:p>35.0</text:p>
              </table:table-cell>
              <table:table-cell office:value="45.0" office:value-type="float">
                <text:p>45.0</text:p>
              </table:table-cell>
            </table:table-row>
            <table:table-row>
              <table:table-cell office:value="0.0" office:value-type="string">
                <text:p>Row 17</text:p>
              </table:table-cell>
              <table:table-cell office:value="3.0" office:value-type="float">
                <text:p text:id="A.B17:A.E17">3.0</text:p>
              </table:table-cell>
              <table:table-cell office:value="5.0" office:value-type="float">
                <text:p>5.0</text:p>
              </table:table-cell>
              <table:table-cell office:value="12.0" office:value-type="float">
                <text:p>12.0</text:p>
              </table:table-cell>
              <table:table-cell office:value="NaN" office:value-type="float">
                <text:p>1.#NAN</text:p>
              </table:table-cell>
            </table:table-row>
            <table:table-row>
              <table:table-cell office:value="0.0" office:value-type="string">
                <text:p>Row 18</text:p>
              </table:table-cell>
              <table:table-cell office:value="5.0" office:value-type="float">
                <text:p text:id="A.B18:A.E18">5.0</text:p>
              </table:table-cell>
              <table:table-cell office:value="169.0" office:value-type="float">
                <text:p>169.0</text:p>
              </table:table-cell>
              <table:table-cell office:value="5.0" office:value-type="float">
                <text:p>5.0</text:p>
              </table:table-cell>
              <table:table-cell office:value="23.0" office:value-type="float">
                <text:p>23.0</text:p>
              </table:table-cell>
            </table:table-row>
            <table:table-row>
              <table:table-cell office:value="0.0" office:value-type="string">
                <text:p>Row 19</text:p>
              </table:table-cell>
              <table:table-cell office:value="1.0" office:value-type="float">
                <text:p text:id="A.B19:A.E19">1.0</text:p>
              </table:table-cell>
              <table:table-cell office:value="58.0" office:value-type="float">
                <text:p>58.0</text:p>
              </table:table-cell>
              <table:table-cell office:value="169.0" office:value-type="float">
                <text:p>169.0</text:p>
              </table:table-cell>
              <table:table-cell office:value="23.0" office:value-type="float">
                <text:p>23.0</text:p>
              </table:table-cell>
            </table:table-row>
            <table:table-row>
              <table:table-cell office:value="0.0" office:value-type="string">
                <text:p>Row 20</text:p>
              </table:table-cell>
              <table:table-cell office:value="52.0" office:value-type="float">
                <text:p text:id="A.B20:A.E20">52.0</text:p>
              </table:table-cell>
              <table:table-cell office:value="83.0" office:value-type="float">
                <text:p>83.0</text:p>
              </table:table-cell>
              <table:table-cell office:value="58.0" office:value-type="float">
                <text:p>58.0</text:p>
              </table:table-cell>
              <table:table-cell office:value="23.0" office:value-type="float">
                <text:p>23.0</text:p>
              </table:table-cell>
            </table:table-row>
            <table:table-row>
              <table:table-cell office:value="0.0" office:value-type="string">
                <text:p>Row 21</text:p>
              </table:table-cell>
              <table:table-cell office:value="35.0" office:value-type="float">
                <text:p text:id="A.B21:A.E21">35.0</text:p>
              </table:table-cell>
              <table:table-cell office:value="28.0" office:value-type="float">
                <text:p>28.0</text:p>
              </table:table-cell>
              <table:table-cell office:value="83.0" office:value-type="float">
                <text:p>83.0</text:p>
              </table:table-cell>
              <table:table-cell office:value="42.0" office:value-type="float">
                <text:p>42.0</text:p>
              </table:table-cell>
            </table:table-row>
          </table:table-rows>
        </table:table>
      </chart:chart>
    </office:chart>
  </office:body>
</office:document-content>
</file>

<file path=Bar Chart with CellRange _1303970632296/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7</meta:generator>
    <meta:initial-creator>Administrator</meta:initial-creator>
    <meta:creation-date>2011-04-28T14:03:52</meta:creation-date>
    <meta:editing-cycles>0</meta:editing-cycles>
    <dc:language>en</dc:language>
  </office:meta>
</office:document-meta>
</file>

<file path=Bar Chart with CellRange _1303970632296/styles.xml>
</file>

<file path=Bar Chart with CellRange _1303970632312/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automatic-styles>
    <style:style style:family="chart" style:name="a530945">
      <style:graphic-properties draw:stroke="none"/>
    </style:style>
    <style:style style:family="chart" style:name="a7ed981">
      <style:text-properties fo:font-size="8pt" style:font-size-asian="8pt" style:font-size-complex="8pt"/>
    </style:style>
    <style:style style:family="chart" style:name="adff063">
      <style:graphic-properties draw:fill="none" draw:fill-color="#e6e6e6" draw:stroke="none" svg:stroke-color="#b3b3b3"/>
      <style:text-properties fo:font-size="8pt" style:font-size-asian="8pt" style:font-size-complex="8pt"/>
    </style:style>
    <style:style style:family="chart" style:name="a37dcf2">
      <style:chart-properties chart:right-angled-axes="true" chart:series-source="columns"/>
    </style:style>
    <style:style style:family="chart" style:name="adf40dc">
      <style:chart-properties chart:display-label="true" chart:logarithmic="false" chart:reverse-direction="false" text:line-break="false"/>
      <style:graphic-properties svg:stroke-color="#b3b3b3"/>
      <style:text-properties fo:font-size="8pt" style:font-charset-complex="8pt" style:font-size-asian="8pt"/>
    </style:style>
    <style:style style:family="chart" style:name="a4abb25">
      <style:chart-properties chart:display-label="true" chart:logarithmic="false" chart:reverse-direction="false" text:line-break="false"/>
      <style:graphic-properties svg:stroke-color="#b3b3b3"/>
      <style:text-properties fo:font-size="8pt" style:font-charset-complex="8pt" style:font-size-asian="8pt"/>
    </style:style>
    <style:style style:family="chart" style:name="a309fca">
      <style:graphic-properties svg:stroke-color="#b3b3b3"/>
    </style:style>
    <style:style style:family="chart" style:name="ad3389d">
      <style:graphic-properties dr3d:edge-rounding="0%" draw:fill-color="#70D659" draw:stroke="solid"/>
      <style:text-properties fo:font-size="6pt" style:font-charset-complex="6pt" style:font-size-asian="6pt"/>
    </style:style>
    <style:style style:family="chart" style:name="a68c7be">
      <style:graphic-properties dr3d:edge-rounding="0%" draw:fill-color="#34FB52" draw:stroke="solid"/>
      <style:text-properties fo:font-size="6pt" style:font-charset-complex="6pt" style:font-size-asian="6pt"/>
    </style:style>
    <style:style style:family="chart" style:name="afbee12">
      <style:graphic-properties dr3d:edge-rounding="0%" draw:fill-color="#0984C9" draw:stroke="solid"/>
      <style:text-properties fo:font-size="6pt" style:font-charset-complex="6pt" style:font-size-asian="6pt"/>
    </style:style>
    <style:style style:family="chart" style:name="a5188cb">
      <style:graphic-properties dr3d:edge-rounding="0%" draw:fill-color="#EE6378" draw:stroke="solid"/>
      <style:text-properties fo:font-size="6pt" style:font-charset-complex="6pt" style:font-size-asian="6pt"/>
    </style:style>
    <style:style style:family="chart" style:name="a4c0d8c">
      <style:graphic-properties draw:fill="none" draw:fill-color="#e6e6e6" draw:stroke="none" svg:stroke-color="#b3b3b3"/>
    </style:style>
    <style:style style:family="chart" style:name="acc6fce">
      <style:graphic-properties draw:fill="none" draw:fill-color="#e6e6e6" draw:stroke="none" svg:stroke-color="#b3b3b3"/>
    </style:style>
  </office:automatic-styles>
  <office:body>
    <office:chart>
      <chart:chart xmlns:chart="urn:oasis:names:tc:opendocument:xmlns:chart:1.0" chart:class="chart:bar" chart:style-name="a530945" svg:height="8cm" svg:width="7cm">
        <chart:title chart:style-name="a7ed981" svg:x="3.669cm" svg:y="0.141cm">
          <text:p>Bar Chart with CellRange </text:p>
        </chart:title>
        <chart:legend chart:legend-position="top-end" chart:style-name="adff063" style:legend-expansion="balanced" svg:x="6.715cm" svg:y="3.192cm"/>
        <chart:plot-area chart:data-source-has-labels="row" chart:style-name="a37dcf2" svg:height="7.52cm" svg:width="4.73cm" svg:x="0.16cm" svg:y="1.375cm" table:cell-range-address="A.B1:A.E21">
          <chart:axis chart:dimension="x" chart:name="primary-x" chart:style-name="adf40dc"/>
          <chart:axis chart:dimension="y" chart:name="primary-y" chart:style-name="a4abb25">
            <chart:grid chart:class="major" chart:style-name="a309fca"/>
          </chart:axis>
          <chart:series chart:class="chart:bar" chart:label-cell-address="A.B1" chart:style-name="ad3389d" chart:values-cell-range-address="A.B2:A.B21">
            <chart:data-point chart:repeated="4"/>
          </chart:series>
          <chart:series chart:class="chart:bar" chart:label-cell-address="A.C1" chart:style-name="a68c7be" chart:values-cell-range-address="A.C2:A.C21">
            <chart:data-point chart:repeated="4"/>
          </chart:series>
          <chart:series chart:class="chart:bar" chart:label-cell-address="A.D1" chart:style-name="afbee12" chart:values-cell-range-address="A.D2:A.D21">
            <chart:data-point chart:repeated="4"/>
          </chart:series>
          <chart:series chart:class="chart:bar" chart:label-cell-address="A.E1" chart:style-name="a5188cb" chart:values-cell-range-address="A.E2:A.E21">
            <chart:data-point chart:repeated="4"/>
          </chart:series>
          <chart:wall chart:style-name="a4c0d8c"/>
          <chart:floor chart:style-name="acc6fce"/>
        </chart:plot-area>
        <table:table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 office:value="0.0" office:value-type="string"/>
              <table:table-cell office:value="0.0" office:value-type="string">
                <text:p text:id="A.B1">Jan</text:p>
              </table:table-cell>
              <table:table-cell office:value="0.0" office:value-type="string">
                <text:p text:id="A.C1">Feb</text:p>
              </table:table-cell>
              <table:table-cell office:value="0.0" office:value-type="string">
                <text:p text:id="A.D1">Mar</text:p>
              </table:table-cell>
              <table:table-cell office:value="0.0" office:value-type="string">
                <text:p text:id="A.E1">Apr</text:p>
              </table:table-cell>
            </table:table-row>
          </table:table-header-rows>
          <table:table-rows>
            <table:table-row>
              <table:table-cell office:value="0.0" office:value-type="string">
                <text:p>Row 2</text:p>
              </table:table-cell>
              <table:table-cell office:value="9.0" office:value-type="float">
                <text:p text:id="A.B2:A.B21">9.0</text:p>
              </table:table-cell>
              <table:table-cell office:value="12.0" office:value-type="float">
                <text:p text:id="A.C2:A.C21">12.0</text:p>
              </table:table-cell>
              <table:table-cell office:value="8.0" office:value-type="float">
                <text:p text:id="A.D2:A.D21">8.0</text:p>
              </table:table-cell>
              <table:table-cell office:value="28.0" office:value-type="float">
                <text:p text:id="A.E2:A.E21">28.0</text:p>
              </table:table-cell>
            </table:table-row>
            <table:table-row>
              <table:table-cell office:value="0.0" office:value-type="string">
                <text:p>Row 3</text:p>
              </table:table-cell>
              <table:table-cell office:value="NaN" office:value-type="float">
                <text:p>1.#NAN</text:p>
              </table:table-cell>
              <table:table-cell office:value="5.0" office:value-type="float">
                <text:p>5.0</text:p>
              </table:table-cell>
              <table:table-cell office:value="8.0" office:value-type="float">
                <text:p>8.0</text:p>
              </table:table-cell>
              <table:table-cell office:value="8.0" office:value-type="float">
                <text:p>8.0</text:p>
              </table:table-cell>
            </table:table-row>
            <table:table-row>
              <table:table-cell office:value="0.0" office:value-type="string">
                <text:p>Row 4</text:p>
              </table:table-cell>
              <table:table-cell office:value="5.0" office:value-type="float">
                <text:p>5.0</text:p>
              </table:table-cell>
              <table:table-cell office:value="169.0" office:value-type="float">
                <text:p>169.0</text:p>
              </table:table-cell>
              <table:table-cell office:value="9.0" office:value-type="float">
                <text:p>9.0</text:p>
              </table:table-cell>
              <table:table-cell office:value="8.0" office:value-type="float">
                <text:p>8.0</text:p>
              </table:table-cell>
            </table:table-row>
            <table:table-row>
              <table:table-cell office:value="0.0" office:value-type="string">
                <text:p>Row 5</text:p>
              </table:table-cell>
              <table:table-cell office:value="1.0" office:value-type="float">
                <text:p>1.0</text:p>
              </table:table-cell>
              <table:table-cell office:value="58.0" office:value-type="float">
                <text:p>58.0</text:p>
              </table:table-cell>
              <table:table-cell office:value="3.0" office:value-type="float">
                <text:p>3.0</text:p>
              </table:table-cell>
              <table:table-cell office:value="9.0" office:value-type="float">
                <text:p>9.0</text:p>
              </table:table-cell>
            </table:table-row>
            <table:table-row>
              <table:table-cell office:value="0.0" office:value-type="string">
                <text:p>Row 6</text:p>
              </table:table-cell>
              <table:table-cell office:value="52.0" office:value-type="float">
                <text:p>52.0</text:p>
              </table:table-cell>
              <table:table-cell office:value="83.0" office:value-type="float">
                <text:p>83.0</text:p>
              </table:table-cell>
              <table:table-cell office:value="5.0" office:value-type="float">
                <text:p>5.0</text:p>
              </table:table-cell>
              <table:table-cell office:value="58.0" office:value-type="float">
                <text:p>58.0</text:p>
              </table:table-cell>
            </table:table-row>
            <table:table-row>
              <table:table-cell office:value="0.0" office:value-type="string">
                <text:p>Row 7</text:p>
              </table:table-cell>
              <table:table-cell office:value="35.0" office:value-type="float">
                <text:p>35.0</text:p>
              </table:table-cell>
              <table:table-cell office:value="28.0" office:value-type="float">
                <text:p>28.0</text:p>
              </table:table-cell>
              <table:table-cell office:value="1.0" office:value-type="float">
                <text:p>1.0</text:p>
              </table:table-cell>
              <table:table-cell office:value="83.0" office:value-type="float">
                <text:p>83.0</text:p>
              </table:table-cell>
            </table:table-row>
            <table:table-row>
              <table:table-cell office:value="0.0" office:value-type="string">
                <text:p>Row 8</text:p>
              </table:table-cell>
              <table:table-cell office:value="12.0" office:value-type="float">
                <text:p>12.0</text:p>
              </table:table-cell>
              <table:table-cell office:value="8.0" office:value-type="float">
                <text:p>8.0</text:p>
              </table:table-cell>
              <table:table-cell office:value="52.0" office:value-type="float">
                <text:p>52.0</text:p>
              </table:table-cell>
              <table:table-cell office:value="28.0" office:value-type="float">
                <text:p>28.0</text:p>
              </table:table-cell>
            </table:table-row>
            <table:table-row>
              <table:table-cell office:value="0.0" office:value-type="string">
                <text:p>Row 9</text:p>
              </table:table-cell>
              <table:table-cell office:value="5.0" office:value-type="float">
                <text:p>5.0</text:p>
              </table:table-cell>
              <table:table-cell office:value="8.0" office:value-type="float">
                <text:p>8.0</text:p>
              </table:table-cell>
              <table:table-cell office:value="35.0" office:value-type="float">
                <text:p>35.0</text:p>
              </table:table-cell>
              <table:table-cell office:value="35.0" office:value-type="float">
                <text:p>35.0</text:p>
              </table:table-cell>
            </table:table-row>
            <table:table-row>
              <table:table-cell office:value="0.0" office:value-type="string">
                <text:p>Row 10</text:p>
              </table:table-cell>
              <table:table-cell office:value="169.0" office:value-type="float">
                <text:p>169.0</text:p>
              </table:table-cell>
              <table:table-cell office:value="9.0" office:value-type="float">
                <text:p>9.0</text:p>
              </table:table-cell>
              <table:table-cell office:value="12.0" office:value-type="float">
                <text:p>12.0</text:p>
              </table:table-cell>
              <table:table-cell office:value="12.0" office:value-type="float">
                <text:p>12.0</text:p>
              </table:table-cell>
            </table:table-row>
            <table:table-row>
              <table:table-cell office:value="0.0" office:value-type="string">
                <text:p>Row 11</text:p>
              </table:table-cell>
              <table:table-cell office:value="58.0" office:value-type="float">
                <text:p>58.0</text:p>
              </table:table-cell>
              <table:table-cell office:value="3.0" office:value-type="float">
                <text:p>3.0</text:p>
              </table:table-cell>
              <table:table-cell office:value="5.0" office:value-type="float">
                <text:p>5.0</text:p>
              </table:table-cell>
              <table:table-cell office:value="5.0" office:value-type="float">
                <text:p>5.0</text:p>
              </table:table-cell>
            </table:table-row>
            <table:table-row>
              <table:table-cell office:value="0.0" office:value-type="string">
                <text:p>Row 12</text:p>
              </table:table-cell>
              <table:table-cell office:value="83.0" office:value-type="float">
                <text:p>83.0</text:p>
              </table:table-cell>
              <table:table-cell office:value="5.0" office:value-type="float">
                <text:p>5.0</text:p>
              </table:table-cell>
              <table:table-cell office:value="169.0" office:value-type="float">
                <text:p>169.0</text:p>
              </table:table-cell>
              <table:table-cell office:value="NaN" office:value-type="float">
                <text:p>1.#NAN</text:p>
              </table:table-cell>
            </table:table-row>
            <table:table-row>
              <table:table-cell office:value="0.0" office:value-type="string">
                <text:p>Row 13</text:p>
              </table:table-cell>
              <table:table-cell office:value="28.0" office:value-type="float">
                <text:p>28.0</text:p>
              </table:table-cell>
              <table:table-cell office:value="1.0" office:value-type="float">
                <text:p>1.0</text:p>
              </table:table-cell>
              <table:table-cell office:value="58.0" office:value-type="float">
                <text:p>58.0</text:p>
              </table:table-cell>
              <table:table-cell office:value="58.0" office:value-type="float">
                <text:p>58.0</text:p>
              </table:table-cell>
            </table:table-row>
            <table:table-row>
              <table:table-cell office:value="0.0" office:value-type="string">
                <text:p>Row 14</text:p>
              </table:table-cell>
              <table:table-cell office:value="8.0" office:value-type="float">
                <text:p>8.0</text:p>
              </table:table-cell>
              <table:table-cell office:value="52.0" office:value-type="float">
                <text:p>52.0</text:p>
              </table:table-cell>
              <table:table-cell office:value="83.0" office:value-type="float">
                <text:p>83.0</text:p>
              </table:table-cell>
              <table:table-cell office:value="12.0" office:value-type="float">
                <text:p>12.0</text:p>
              </table:table-cell>
            </table:table-row>
            <table:table-row>
              <table:table-cell office:value="0.0" office:value-type="string">
                <text:p>Row 15</text:p>
              </table:table-cell>
              <table:table-cell office:value="8.0" office:value-type="float">
                <text:p>8.0</text:p>
              </table:table-cell>
              <table:table-cell office:value="35.0" office:value-type="float">
                <text:p>35.0</text:p>
              </table:table-cell>
              <table:table-cell office:value="28.0" office:value-type="float">
                <text:p>28.0</text:p>
              </table:table-cell>
              <table:table-cell office:value="23.0" office:value-type="float">
                <text:p>23.0</text:p>
              </table:table-cell>
            </table:table-row>
            <table:table-row>
              <table:table-cell office:value="0.0" office:value-type="string">
                <text:p>Row 16</text:p>
              </table:table-cell>
              <table:table-cell office:value="9.0" office:value-type="float">
                <text:p>9.0</text:p>
              </table:table-cell>
              <table:table-cell office:value="12.0" office:value-type="float">
                <text:p>12.0</text:p>
              </table:table-cell>
              <table:table-cell office:value="35.0" office:value-type="float">
                <text:p>35.0</text:p>
              </table:table-cell>
              <table:table-cell office:value="45.0" office:value-type="float">
                <text:p>45.0</text:p>
              </table:table-cell>
            </table:table-row>
            <table:table-row>
              <table:table-cell office:value="0.0" office:value-type="string">
                <text:p>Row 17</text:p>
              </table:table-cell>
              <table:table-cell office:value="3.0" office:value-type="float">
                <text:p>3.0</text:p>
              </table:table-cell>
              <table:table-cell office:value="5.0" office:value-type="float">
                <text:p>5.0</text:p>
              </table:table-cell>
              <table:table-cell office:value="12.0" office:value-type="float">
                <text:p>12.0</text:p>
              </table:table-cell>
              <table:table-cell office:value="NaN" office:value-type="float">
                <text:p>1.#NAN</text:p>
              </table:table-cell>
            </table:table-row>
            <table:table-row>
              <table:table-cell office:value="0.0" office:value-type="string">
                <text:p>Row 18</text:p>
              </table:table-cell>
              <table:table-cell office:value="5.0" office:value-type="float">
                <text:p>5.0</text:p>
              </table:table-cell>
              <table:table-cell office:value="169.0" office:value-type="float">
                <text:p>169.0</text:p>
              </table:table-cell>
              <table:table-cell office:value="5.0" office:value-type="float">
                <text:p>5.0</text:p>
              </table:table-cell>
              <table:table-cell office:value="23.0" office:value-type="float">
                <text:p>23.0</text:p>
              </table:table-cell>
            </table:table-row>
            <table:table-row>
              <table:table-cell office:value="0.0" office:value-type="string">
                <text:p>Row 19</text:p>
              </table:table-cell>
              <table:table-cell office:value="1.0" office:value-type="float">
                <text:p>1.0</text:p>
              </table:table-cell>
              <table:table-cell office:value="58.0" office:value-type="float">
                <text:p>58.0</text:p>
              </table:table-cell>
              <table:table-cell office:value="169.0" office:value-type="float">
                <text:p>169.0</text:p>
              </table:table-cell>
              <table:table-cell office:value="23.0" office:value-type="float">
                <text:p>23.0</text:p>
              </table:table-cell>
            </table:table-row>
            <table:table-row>
              <table:table-cell office:value="0.0" office:value-type="string">
                <text:p>Row 20</text:p>
              </table:table-cell>
              <table:table-cell office:value="52.0" office:value-type="float">
                <text:p>52.0</text:p>
              </table:table-cell>
              <table:table-cell office:value="83.0" office:value-type="float">
                <text:p>83.0</text:p>
              </table:table-cell>
              <table:table-cell office:value="58.0" office:value-type="float">
                <text:p>58.0</text:p>
              </table:table-cell>
              <table:table-cell office:value="23.0" office:value-type="float">
                <text:p>23.0</text:p>
              </table:table-cell>
            </table:table-row>
            <table:table-row>
              <table:table-cell office:value="0.0" office:value-type="string">
                <text:p>Row 21</text:p>
              </table:table-cell>
              <table:table-cell office:value="35.0" office:value-type="float">
                <text:p>35.0</text:p>
              </table:table-cell>
              <table:table-cell office:value="28.0" office:value-type="float">
                <text:p>28.0</text:p>
              </table:table-cell>
              <table:table-cell office:value="83.0" office:value-type="float">
                <text:p>83.0</text:p>
              </table:table-cell>
              <table:table-cell office:value="42.0" office:value-type="float">
                <text:p>42.0</text:p>
              </table:table-cell>
            </table:table-row>
          </table:table-rows>
        </table:table>
      </chart:chart>
    </office:chart>
  </office:body>
</office:document-content>
</file>

<file path=Bar Chart with CellRange _1303970632312/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7</meta:generator>
    <meta:initial-creator>Administrator</meta:initial-creator>
    <meta:creation-date>2011-04-28T14:03:52</meta:creation-date>
    <meta:editing-cycles>0</meta:editing-cycles>
    <dc:language>en</dc:language>
  </office:meta>
</office:document-meta>
</file>

<file path=Bar Chart with CellRange _1303970632312/styles.xml>
</file>

<file path=Bar Chart with CellRange _1303970632343/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automatic-styles>
    <style:style style:family="chart" style:name="a289b26">
      <style:graphic-properties draw:stroke="none"/>
    </style:style>
    <style:style style:family="chart" style:name="a08d514">
      <style:text-properties fo:font-size="8pt" style:font-size-asian="8pt" style:font-size-complex="8pt"/>
    </style:style>
    <style:style style:family="chart" style:name="afc0139">
      <style:graphic-properties draw:fill="none" draw:fill-color="#e6e6e6" draw:stroke="none" svg:stroke-color="#b3b3b3"/>
      <style:text-properties fo:font-size="8pt" style:font-size-asian="8pt" style:font-size-complex="8pt"/>
    </style:style>
    <style:style style:family="chart" style:name="a43d33b">
      <style:chart-properties chart:right-angled-axes="true" chart:series-source="rows"/>
    </style:style>
    <style:style style:family="chart" style:name="a25cf70">
      <style:chart-properties chart:display-label="true" chart:logarithmic="false" chart:reverse-direction="false" text:line-break="false"/>
      <style:graphic-properties svg:stroke-color="#b3b3b3"/>
      <style:text-properties fo:font-size="8pt" style:font-charset-complex="8pt" style:font-size-asian="8pt"/>
    </style:style>
    <style:style style:family="chart" style:name="a53aa35">
      <style:chart-properties chart:display-label="true" chart:logarithmic="false" chart:reverse-direction="false" text:line-break="false"/>
      <style:graphic-properties svg:stroke-color="#b3b3b3"/>
      <style:text-properties fo:font-size="8pt" style:font-charset-complex="8pt" style:font-size-asian="8pt"/>
    </style:style>
    <style:style style:family="chart" style:name="a00ce7c">
      <style:graphic-properties svg:stroke-color="#b3b3b3"/>
    </style:style>
    <style:style style:family="chart" style:name="a3d98a3">
      <style:graphic-properties dr3d:edge-rounding="0%" draw:fill-color="#60B757" draw:stroke="solid"/>
      <style:text-properties fo:font-size="6pt" style:font-charset-complex="6pt" style:font-size-asian="6pt"/>
    </style:style>
    <style:style style:family="chart" style:name="a542327">
      <style:graphic-properties dr3d:edge-rounding="0%" draw:fill-color="#F942AC" draw:stroke="solid"/>
      <style:text-properties fo:font-size="6pt" style:font-charset-complex="6pt" style:font-size-asian="6pt"/>
    </style:style>
    <style:style style:family="chart" style:name="a5a5163">
      <style:graphic-properties dr3d:edge-rounding="0%" draw:fill-color="#7B3242" draw:stroke="solid"/>
      <style:text-properties fo:font-size="6pt" style:font-charset-complex="6pt" style:font-size-asian="6pt"/>
    </style:style>
    <style:style style:family="chart" style:name="afc90f7">
      <style:graphic-properties dr3d:edge-rounding="0%" draw:fill-color="#7005B6" draw:stroke="solid"/>
      <style:text-properties fo:font-size="6pt" style:font-charset-complex="6pt" style:font-size-asian="6pt"/>
    </style:style>
    <style:style style:family="chart" style:name="a1251b7">
      <style:graphic-properties dr3d:edge-rounding="0%" draw:fill-color="#5FD013" draw:stroke="solid"/>
      <style:text-properties fo:font-size="6pt" style:font-charset-complex="6pt" style:font-size-asian="6pt"/>
    </style:style>
    <style:style style:family="chart" style:name="afad657">
      <style:graphic-properties dr3d:edge-rounding="0%" draw:fill-color="#3034C0" draw:stroke="solid"/>
      <style:text-properties fo:font-size="6pt" style:font-charset-complex="6pt" style:font-size-asian="6pt"/>
    </style:style>
    <style:style style:family="chart" style:name="ae8c456">
      <style:graphic-properties dr3d:edge-rounding="0%" draw:fill-color="#BE6993" draw:stroke="solid"/>
      <style:text-properties fo:font-size="6pt" style:font-charset-complex="6pt" style:font-size-asian="6pt"/>
    </style:style>
    <style:style style:family="chart" style:name="ad31024">
      <style:graphic-properties dr3d:edge-rounding="0%" draw:fill-color="#900786" draw:stroke="solid"/>
      <style:text-properties fo:font-size="6pt" style:font-charset-complex="6pt" style:font-size-asian="6pt"/>
    </style:style>
    <style:style style:family="chart" style:name="a646bf3">
      <style:graphic-properties dr3d:edge-rounding="0%" draw:fill-color="#B1834E" draw:stroke="solid"/>
      <style:text-properties fo:font-size="6pt" style:font-charset-complex="6pt" style:font-size-asian="6pt"/>
    </style:style>
    <style:style style:family="chart" style:name="a5f8cc7">
      <style:graphic-properties dr3d:edge-rounding="0%" draw:fill-color="#8B7965" draw:stroke="solid"/>
      <style:text-properties fo:font-size="6pt" style:font-charset-complex="6pt" style:font-size-asian="6pt"/>
    </style:style>
    <style:style style:family="chart" style:name="a84b3f0">
      <style:graphic-properties dr3d:edge-rounding="0%" draw:fill-color="#4EB7C7" draw:stroke="solid"/>
      <style:text-properties fo:font-size="6pt" style:font-charset-complex="6pt" style:font-size-asian="6pt"/>
    </style:style>
    <style:style style:family="chart" style:name="a35553f">
      <style:graphic-properties dr3d:edge-rounding="0%" draw:fill-color="#F5D01C" draw:stroke="solid"/>
      <style:text-properties fo:font-size="6pt" style:font-charset-complex="6pt" style:font-size-asian="6pt"/>
    </style:style>
    <style:style style:family="chart" style:name="a6dae53">
      <style:graphic-properties dr3d:edge-rounding="0%" draw:fill-color="#59C4E2" draw:stroke="solid"/>
      <style:text-properties fo:font-size="6pt" style:font-charset-complex="6pt" style:font-size-asian="6pt"/>
    </style:style>
    <style:style style:family="chart" style:name="aec34b6">
      <style:graphic-properties dr3d:edge-rounding="0%" draw:fill-color="#F130CF" draw:stroke="solid"/>
      <style:text-properties fo:font-size="6pt" style:font-charset-complex="6pt" style:font-size-asian="6pt"/>
    </style:style>
    <style:style style:family="chart" style:name="a2cb230">
      <style:graphic-properties dr3d:edge-rounding="0%" draw:fill-color="#50306E" draw:stroke="solid"/>
      <style:text-properties fo:font-size="6pt" style:font-charset-complex="6pt" style:font-size-asian="6pt"/>
    </style:style>
    <style:style style:family="chart" style:name="a5d6d98">
      <style:graphic-properties dr3d:edge-rounding="0%" draw:fill-color="#11D027" draw:stroke="solid"/>
      <style:text-properties fo:font-size="6pt" style:font-charset-complex="6pt" style:font-size-asian="6pt"/>
    </style:style>
    <style:style style:family="chart" style:name="ac8be14">
      <style:graphic-properties dr3d:edge-rounding="0%" draw:fill-color="#E827FA" draw:stroke="solid"/>
      <style:text-properties fo:font-size="6pt" style:font-charset-complex="6pt" style:font-size-asian="6pt"/>
    </style:style>
    <style:style style:family="chart" style:name="ab5d533">
      <style:graphic-properties dr3d:edge-rounding="0%" draw:fill-color="#3F38DA" draw:stroke="solid"/>
      <style:text-properties fo:font-size="6pt" style:font-charset-complex="6pt" style:font-size-asian="6pt"/>
    </style:style>
    <style:style style:family="chart" style:name="ae1f639">
      <style:graphic-properties dr3d:edge-rounding="0%" draw:fill-color="#EC8A81" draw:stroke="solid"/>
      <style:text-properties fo:font-size="6pt" style:font-charset-complex="6pt" style:font-size-asian="6pt"/>
    </style:style>
    <style:style style:family="chart" style:name="ae7fd69">
      <style:graphic-properties dr3d:edge-rounding="0%" draw:fill-color="#A1A296" draw:stroke="solid"/>
      <style:text-properties fo:font-size="6pt" style:font-charset-complex="6pt" style:font-size-asian="6pt"/>
    </style:style>
    <style:style style:family="chart" style:name="a9ace7c">
      <style:graphic-properties draw:fill="none" draw:fill-color="#e6e6e6" draw:stroke="none" svg:stroke-color="#b3b3b3"/>
    </style:style>
    <style:style style:family="chart" style:name="a23a5f8">
      <style:graphic-properties draw:fill="none" draw:fill-color="#e6e6e6" draw:stroke="none" svg:stroke-color="#b3b3b3"/>
    </style:style>
  </office:automatic-styles>
  <office:body>
    <office:chart>
      <chart:chart xmlns:chart="urn:oasis:names:tc:opendocument:xmlns:chart:1.0" chart:class="chart:bar" chart:style-name="a289b26" svg:height="8cm" svg:width="7cm">
        <chart:title chart:style-name="a08d514" svg:x="3.669cm" svg:y="0.141cm">
          <text:p>Bar Chart with CellRange </text:p>
        </chart:title>
        <chart:legend chart:legend-position="top-end" chart:style-name="afc0139" style:legend-expansion="balanced" svg:x="6.715cm" svg:y="3.192cm"/>
        <chart:plot-area chart:data-source-has-labels="column" chart:style-name="a43d33b" svg:height="7.52cm" svg:width="4.73cm" svg:x="0.16cm" svg:y="1.375cm" table:cell-range-address="A.A2:A.E21">
          <chart:axis chart:dimension="x" chart:name="primary-x" chart:style-name="a25cf70"/>
          <chart:axis chart:dimension="y" chart:name="primary-y" chart:style-name="a53aa35">
            <chart:grid chart:class="major" chart:style-name="a00ce7c"/>
          </chart:axis>
          <chart:series chart:class="chart:bar" chart:label-cell-address="A.A2" chart:style-name="a3d98a3" chart:values-cell-range-address="A.B2:A.E2">
            <chart:data-point chart:repeated="20"/>
          </chart:series>
          <chart:series chart:class="chart:bar" chart:label-cell-address="A.A3" chart:style-name="a542327" chart:values-cell-range-address="A.B3:A.E3">
            <chart:data-point chart:repeated="20"/>
          </chart:series>
          <chart:series chart:class="chart:bar" chart:label-cell-address="A.A4" chart:style-name="a5a5163" chart:values-cell-range-address="A.B4:A.E4">
            <chart:data-point chart:repeated="20"/>
          </chart:series>
          <chart:series chart:class="chart:bar" chart:label-cell-address="A.A5" chart:style-name="afc90f7" chart:values-cell-range-address="A.B5:A.E5">
            <chart:data-point chart:repeated="20"/>
          </chart:series>
          <chart:series chart:class="chart:bar" chart:label-cell-address="A.A6" chart:style-name="a1251b7" chart:values-cell-range-address="A.B6:A.E6">
            <chart:data-point chart:repeated="20"/>
          </chart:series>
          <chart:series chart:class="chart:bar" chart:label-cell-address="A.A7" chart:style-name="afad657" chart:values-cell-range-address="A.B7:A.E7">
            <chart:data-point chart:repeated="20"/>
          </chart:series>
          <chart:series chart:class="chart:bar" chart:label-cell-address="A.A8" chart:style-name="ae8c456" chart:values-cell-range-address="A.B8:A.E8">
            <chart:data-point chart:repeated="20"/>
          </chart:series>
          <chart:series chart:class="chart:bar" chart:label-cell-address="A.A9" chart:style-name="ad31024" chart:values-cell-range-address="A.B9:A.E9">
            <chart:data-point chart:repeated="20"/>
          </chart:series>
          <chart:series chart:class="chart:bar" chart:label-cell-address="A.A10" chart:style-name="a646bf3" chart:values-cell-range-address="A.B10:A.E10">
            <chart:data-point chart:repeated="20"/>
          </chart:series>
          <chart:series chart:class="chart:bar" chart:label-cell-address="A.A11" chart:style-name="a5f8cc7" chart:values-cell-range-address="A.B11:A.E11">
            <chart:data-point chart:repeated="20"/>
          </chart:series>
          <chart:series chart:class="chart:bar" chart:label-cell-address="A.A12" chart:style-name="a84b3f0" chart:values-cell-range-address="A.B12:A.E12">
            <chart:data-point chart:repeated="20"/>
          </chart:series>
          <chart:series chart:class="chart:bar" chart:label-cell-address="A.A13" chart:style-name="a35553f" chart:values-cell-range-address="A.B13:A.E13">
            <chart:data-point chart:repeated="20"/>
          </chart:series>
          <chart:series chart:class="chart:bar" chart:label-cell-address="A.A14" chart:style-name="a6dae53" chart:values-cell-range-address="A.B14:A.E14">
            <chart:data-point chart:repeated="20"/>
          </chart:series>
          <chart:series chart:class="chart:bar" chart:label-cell-address="A.A15" chart:style-name="aec34b6" chart:values-cell-range-address="A.B15:A.E15">
            <chart:data-point chart:repeated="20"/>
          </chart:series>
          <chart:series chart:class="chart:bar" chart:label-cell-address="A.A16" chart:style-name="a2cb230" chart:values-cell-range-address="A.B16:A.E16">
            <chart:data-point chart:repeated="20"/>
          </chart:series>
          <chart:series chart:class="chart:bar" chart:label-cell-address="A.A17" chart:style-name="a5d6d98" chart:values-cell-range-address="A.B17:A.E17">
            <chart:data-point chart:repeated="20"/>
          </chart:series>
          <chart:series chart:class="chart:bar" chart:label-cell-address="A.A18" chart:style-name="ac8be14" chart:values-cell-range-address="A.B18:A.E18">
            <chart:data-point chart:repeated="20"/>
          </chart:series>
          <chart:series chart:class="chart:bar" chart:label-cell-address="A.A19" chart:style-name="ab5d533" chart:values-cell-range-address="A.B19:A.E19">
            <chart:data-point chart:repeated="20"/>
          </chart:series>
          <chart:series chart:class="chart:bar" chart:label-cell-address="A.A20" chart:style-name="ae1f639" chart:values-cell-range-address="A.B20:A.E20">
            <chart:data-point chart:repeated="20"/>
          </chart:series>
          <chart:series chart:class="chart:bar" chart:label-cell-address="A.A21" chart:style-name="ae7fd69" chart:values-cell-range-address="A.B21:A.E21">
            <chart:data-point chart:repeated="20"/>
          </chart:series>
          <chart:wall chart:style-name="a9ace7c"/>
          <chart:floor chart:style-name="a23a5f8"/>
        </chart:plot-area>
        <table:table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 office:value="0.0" office:value-type="string"/>
              <table:table-cell office:value="0.0" office:value-type="string">
                <text:p>Column B</text:p>
              </table:table-cell>
              <table:table-cell office:value="0.0" office:value-type="string">
                <text:p>Column C</text:p>
              </table:table-cell>
              <table:table-cell office:value="0.0" office:value-type="string">
                <text:p>Column D</text:p>
              </table:table-cell>
              <table:table-cell office:value="0.0" office:value-type="string">
                <text:p>Column E</text:p>
              </table:table-cell>
            </table:table-row>
          </table:table-header-rows>
          <table:table-rows>
            <table:table-row>
              <table:table-cell office:value="0.0" office:value-type="string">
                <text:p text:id="A.A2">Day1</text:p>
              </table:table-cell>
              <table:table-cell office:value="9.0" office:value-type="float">
                <text:p text:id="A.B2:A.E2">9.0</text:p>
              </table:table-cell>
              <table:table-cell office:value="12.0" office:value-type="float">
                <text:p>12.0</text:p>
              </table:table-cell>
              <table:table-cell office:value="8.0" office:value-type="float">
                <text:p>8.0</text:p>
              </table:table-cell>
              <table:table-cell office:value="28.0" office:value-type="float">
                <text:p>28.0</text:p>
              </table:table-cell>
            </table:table-row>
            <table:table-row>
              <table:table-cell office:value="0.0" office:value-type="string">
                <text:p text:id="A.A3">Day2</text:p>
              </table:table-cell>
              <table:table-cell office:value="NaN" office:value-type="float">
                <text:p text:id="A.B3:A.E3">1.#NAN</text:p>
              </table:table-cell>
              <table:table-cell office:value="5.0" office:value-type="float">
                <text:p>5.0</text:p>
              </table:table-cell>
              <table:table-cell office:value="8.0" office:value-type="float">
                <text:p>8.0</text:p>
              </table:table-cell>
              <table:table-cell office:value="8.0" office:value-type="float">
                <text:p>8.0</text:p>
              </table:table-cell>
            </table:table-row>
            <table:table-row>
              <table:table-cell office:value="0.0" office:value-type="string">
                <text:p text:id="A.A4">Day3</text:p>
              </table:table-cell>
              <table:table-cell office:value="5.0" office:value-type="float">
                <text:p text:id="A.B4:A.E4">5.0</text:p>
              </table:table-cell>
              <table:table-cell office:value="169.0" office:value-type="float">
                <text:p>169.0</text:p>
              </table:table-cell>
              <table:table-cell office:value="9.0" office:value-type="float">
                <text:p>9.0</text:p>
              </table:table-cell>
              <table:table-cell office:value="8.0" office:value-type="float">
                <text:p>8.0</text:p>
              </table:table-cell>
            </table:table-row>
            <table:table-row>
              <table:table-cell office:value="0.0" office:value-type="string">
                <text:p text:id="A.A5">Day4</text:p>
              </table:table-cell>
              <table:table-cell office:value="1.0" office:value-type="float">
                <text:p text:id="A.B5:A.E5">1.0</text:p>
              </table:table-cell>
              <table:table-cell office:value="58.0" office:value-type="float">
                <text:p>58.0</text:p>
              </table:table-cell>
              <table:table-cell office:value="3.0" office:value-type="float">
                <text:p>3.0</text:p>
              </table:table-cell>
              <table:table-cell office:value="9.0" office:value-type="float">
                <text:p>9.0</text:p>
              </table:table-cell>
            </table:table-row>
            <table:table-row>
              <table:table-cell office:value="0.0" office:value-type="string">
                <text:p text:id="A.A6">Day5</text:p>
              </table:table-cell>
              <table:table-cell office:value="52.0" office:value-type="float">
                <text:p text:id="A.B6:A.E6">52.0</text:p>
              </table:table-cell>
              <table:table-cell office:value="83.0" office:value-type="float">
                <text:p>83.0</text:p>
              </table:table-cell>
              <table:table-cell office:value="5.0" office:value-type="float">
                <text:p>5.0</text:p>
              </table:table-cell>
              <table:table-cell office:value="58.0" office:value-type="float">
                <text:p>58.0</text:p>
              </table:table-cell>
            </table:table-row>
            <table:table-row>
              <table:table-cell office:value="0.0" office:value-type="string">
                <text:p text:id="A.A7">Day6</text:p>
              </table:table-cell>
              <table:table-cell office:value="35.0" office:value-type="float">
                <text:p text:id="A.B7:A.E7">35.0</text:p>
              </table:table-cell>
              <table:table-cell office:value="28.0" office:value-type="float">
                <text:p>28.0</text:p>
              </table:table-cell>
              <table:table-cell office:value="1.0" office:value-type="float">
                <text:p>1.0</text:p>
              </table:table-cell>
              <table:table-cell office:value="83.0" office:value-type="float">
                <text:p>83.0</text:p>
              </table:table-cell>
            </table:table-row>
            <table:table-row>
              <table:table-cell office:value="0.0" office:value-type="string">
                <text:p text:id="A.A8">Day7</text:p>
              </table:table-cell>
              <table:table-cell office:value="12.0" office:value-type="float">
                <text:p text:id="A.B8:A.E8">12.0</text:p>
              </table:table-cell>
              <table:table-cell office:value="8.0" office:value-type="float">
                <text:p>8.0</text:p>
              </table:table-cell>
              <table:table-cell office:value="52.0" office:value-type="float">
                <text:p>52.0</text:p>
              </table:table-cell>
              <table:table-cell office:value="28.0" office:value-type="float">
                <text:p>28.0</text:p>
              </table:table-cell>
            </table:table-row>
            <table:table-row>
              <table:table-cell office:value="0.0" office:value-type="string">
                <text:p text:id="A.A9">Day8</text:p>
              </table:table-cell>
              <table:table-cell office:value="5.0" office:value-type="float">
                <text:p text:id="A.B9:A.E9">5.0</text:p>
              </table:table-cell>
              <table:table-cell office:value="8.0" office:value-type="float">
                <text:p>8.0</text:p>
              </table:table-cell>
              <table:table-cell office:value="35.0" office:value-type="float">
                <text:p>35.0</text:p>
              </table:table-cell>
              <table:table-cell office:value="35.0" office:value-type="float">
                <text:p>35.0</text:p>
              </table:table-cell>
            </table:table-row>
            <table:table-row>
              <table:table-cell office:value="0.0" office:value-type="string">
                <text:p text:id="A.A10">Day9</text:p>
              </table:table-cell>
              <table:table-cell office:value="169.0" office:value-type="float">
                <text:p text:id="A.B10:A.E10">169.0</text:p>
              </table:table-cell>
              <table:table-cell office:value="9.0" office:value-type="float">
                <text:p>9.0</text:p>
              </table:table-cell>
              <table:table-cell office:value="12.0" office:value-type="float">
                <text:p>12.0</text:p>
              </table:table-cell>
              <table:table-cell office:value="12.0" office:value-type="float">
                <text:p>12.0</text:p>
              </table:table-cell>
            </table:table-row>
            <table:table-row>
              <table:table-cell office:value="0.0" office:value-type="string">
                <text:p text:id="A.A11">Day10</text:p>
              </table:table-cell>
              <table:table-cell office:value="58.0" office:value-type="float">
                <text:p text:id="A.B11:A.E11">58.0</text:p>
              </table:table-cell>
              <table:table-cell office:value="3.0" office:value-type="float">
                <text:p>3.0</text:p>
              </table:table-cell>
              <table:table-cell office:value="5.0" office:value-type="float">
                <text:p>5.0</text:p>
              </table:table-cell>
              <table:table-cell office:value="5.0" office:value-type="float">
                <text:p>5.0</text:p>
              </table:table-cell>
            </table:table-row>
            <table:table-row>
              <table:table-cell office:value="0.0" office:value-type="string">
                <text:p text:id="A.A12">Day11</text:p>
              </table:table-cell>
              <table:table-cell office:value="83.0" office:value-type="float">
                <text:p text:id="A.B12:A.E12">83.0</text:p>
              </table:table-cell>
              <table:table-cell office:value="5.0" office:value-type="float">
                <text:p>5.0</text:p>
              </table:table-cell>
              <table:table-cell office:value="169.0" office:value-type="float">
                <text:p>169.0</text:p>
              </table:table-cell>
              <table:table-cell office:value="NaN" office:value-type="float">
                <text:p>1.#NAN</text:p>
              </table:table-cell>
            </table:table-row>
            <table:table-row>
              <table:table-cell office:value="0.0" office:value-type="string">
                <text:p text:id="A.A13">Day12</text:p>
              </table:table-cell>
              <table:table-cell office:value="28.0" office:value-type="float">
                <text:p text:id="A.B13:A.E13">28.0</text:p>
              </table:table-cell>
              <table:table-cell office:value="1.0" office:value-type="float">
                <text:p>1.0</text:p>
              </table:table-cell>
              <table:table-cell office:value="58.0" office:value-type="float">
                <text:p>58.0</text:p>
              </table:table-cell>
              <table:table-cell office:value="58.0" office:value-type="float">
                <text:p>58.0</text:p>
              </table:table-cell>
            </table:table-row>
            <table:table-row>
              <table:table-cell office:value="0.0" office:value-type="string">
                <text:p text:id="A.A14">Day13</text:p>
              </table:table-cell>
              <table:table-cell office:value="8.0" office:value-type="float">
                <text:p text:id="A.B14:A.E14">8.0</text:p>
              </table:table-cell>
              <table:table-cell office:value="52.0" office:value-type="float">
                <text:p>52.0</text:p>
              </table:table-cell>
              <table:table-cell office:value="83.0" office:value-type="float">
                <text:p>83.0</text:p>
              </table:table-cell>
              <table:table-cell office:value="12.0" office:value-type="float">
                <text:p>12.0</text:p>
              </table:table-cell>
            </table:table-row>
            <table:table-row>
              <table:table-cell office:value="0.0" office:value-type="string">
                <text:p text:id="A.A15">Day14</text:p>
              </table:table-cell>
              <table:table-cell office:value="8.0" office:value-type="float">
                <text:p text:id="A.B15:A.E15">8.0</text:p>
              </table:table-cell>
              <table:table-cell office:value="35.0" office:value-type="float">
                <text:p>35.0</text:p>
              </table:table-cell>
              <table:table-cell office:value="28.0" office:value-type="float">
                <text:p>28.0</text:p>
              </table:table-cell>
              <table:table-cell office:value="23.0" office:value-type="float">
                <text:p>23.0</text:p>
              </table:table-cell>
            </table:table-row>
            <table:table-row>
              <table:table-cell office:value="0.0" office:value-type="string">
                <text:p text:id="A.A16">Day15</text:p>
              </table:table-cell>
              <table:table-cell office:value="9.0" office:value-type="float">
                <text:p text:id="A.B16:A.E16">9.0</text:p>
              </table:table-cell>
              <table:table-cell office:value="12.0" office:value-type="float">
                <text:p>12.0</text:p>
              </table:table-cell>
              <table:table-cell office:value="35.0" office:value-type="float">
                <text:p>35.0</text:p>
              </table:table-cell>
              <table:table-cell office:value="45.0" office:value-type="float">
                <text:p>45.0</text:p>
              </table:table-cell>
            </table:table-row>
            <table:table-row>
              <table:table-cell office:value="0.0" office:value-type="string">
                <text:p text:id="A.A17">Day16</text:p>
              </table:table-cell>
              <table:table-cell office:value="3.0" office:value-type="float">
                <text:p text:id="A.B17:A.E17">3.0</text:p>
              </table:table-cell>
              <table:table-cell office:value="5.0" office:value-type="float">
                <text:p>5.0</text:p>
              </table:table-cell>
              <table:table-cell office:value="12.0" office:value-type="float">
                <text:p>12.0</text:p>
              </table:table-cell>
              <table:table-cell office:value="NaN" office:value-type="float">
                <text:p>1.#NAN</text:p>
              </table:table-cell>
            </table:table-row>
            <table:table-row>
              <table:table-cell office:value="0.0" office:value-type="string">
                <text:p text:id="A.A18">Day17</text:p>
              </table:table-cell>
              <table:table-cell office:value="5.0" office:value-type="float">
                <text:p text:id="A.B18:A.E18">5.0</text:p>
              </table:table-cell>
              <table:table-cell office:value="169.0" office:value-type="float">
                <text:p>169.0</text:p>
              </table:table-cell>
              <table:table-cell office:value="5.0" office:value-type="float">
                <text:p>5.0</text:p>
              </table:table-cell>
              <table:table-cell office:value="23.0" office:value-type="float">
                <text:p>23.0</text:p>
              </table:table-cell>
            </table:table-row>
            <table:table-row>
              <table:table-cell office:value="0.0" office:value-type="string">
                <text:p text:id="A.A19">Day18</text:p>
              </table:table-cell>
              <table:table-cell office:value="1.0" office:value-type="float">
                <text:p text:id="A.B19:A.E19">1.0</text:p>
              </table:table-cell>
              <table:table-cell office:value="58.0" office:value-type="float">
                <text:p>58.0</text:p>
              </table:table-cell>
              <table:table-cell office:value="169.0" office:value-type="float">
                <text:p>169.0</text:p>
              </table:table-cell>
              <table:table-cell office:value="23.0" office:value-type="float">
                <text:p>23.0</text:p>
              </table:table-cell>
            </table:table-row>
            <table:table-row>
              <table:table-cell office:value="0.0" office:value-type="string">
                <text:p text:id="A.A20">Day19</text:p>
              </table:table-cell>
              <table:table-cell office:value="52.0" office:value-type="float">
                <text:p text:id="A.B20:A.E20">52.0</text:p>
              </table:table-cell>
              <table:table-cell office:value="83.0" office:value-type="float">
                <text:p>83.0</text:p>
              </table:table-cell>
              <table:table-cell office:value="58.0" office:value-type="float">
                <text:p>58.0</text:p>
              </table:table-cell>
              <table:table-cell office:value="23.0" office:value-type="float">
                <text:p>23.0</text:p>
              </table:table-cell>
            </table:table-row>
            <table:table-row>
              <table:table-cell office:value="0.0" office:value-type="string">
                <text:p text:id="A.A21">Day20</text:p>
              </table:table-cell>
              <table:table-cell office:value="35.0" office:value-type="float">
                <text:p text:id="A.B21:A.E21">35.0</text:p>
              </table:table-cell>
              <table:table-cell office:value="28.0" office:value-type="float">
                <text:p>28.0</text:p>
              </table:table-cell>
              <table:table-cell office:value="83.0" office:value-type="float">
                <text:p>83.0</text:p>
              </table:table-cell>
              <table:table-cell office:value="42.0" office:value-type="float">
                <text:p>42.0</text:p>
              </table:table-cell>
            </table:table-row>
          </table:table-rows>
        </table:table>
      </chart:chart>
    </office:chart>
  </office:body>
</office:document-content>
</file>

<file path=Bar Chart with CellRange _1303970632343/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7</meta:generator>
    <meta:initial-creator>Administrator</meta:initial-creator>
    <meta:creation-date>2011-04-28T14:03:52</meta:creation-date>
    <meta:editing-cycles>0</meta:editing-cycles>
    <dc:language>en</dc:language>
  </office:meta>
</office:document-meta>
</file>

<file path=Bar Chart with CellRange _1303970632343/styles.xml>
</file>

<file path=Bar Chart with CellRange _1303970632375/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automatic-styles>
    <style:style style:family="chart" style:name="adf2543">
      <style:graphic-properties draw:stroke="none"/>
    </style:style>
    <style:style style:family="chart" style:name="a31cdbb">
      <style:text-properties fo:font-size="8pt" style:font-size-asian="8pt" style:font-size-complex="8pt"/>
    </style:style>
    <style:style style:family="chart" style:name="a4012db">
      <style:graphic-properties draw:fill="none" draw:fill-color="#e6e6e6" draw:stroke="none" svg:stroke-color="#b3b3b3"/>
      <style:text-properties fo:font-size="8pt" style:font-size-asian="8pt" style:font-size-complex="8pt"/>
    </style:style>
    <style:style style:family="chart" style:name="a59046b">
      <style:chart-properties chart:right-angled-axes="true" chart:series-source="columns"/>
    </style:style>
    <style:style style:family="chart" style:name="a387bfc">
      <style:chart-properties chart:display-label="true" chart:logarithmic="false" chart:reverse-direction="false" text:line-break="false"/>
      <style:graphic-properties svg:stroke-color="#b3b3b3"/>
      <style:text-properties fo:font-size="8pt" style:font-charset-complex="8pt" style:font-size-asian="8pt"/>
    </style:style>
    <style:style style:family="chart" style:name="aa3a0d0">
      <style:chart-properties chart:display-label="true" chart:logarithmic="false" chart:reverse-direction="false" text:line-break="false"/>
      <style:graphic-properties svg:stroke-color="#b3b3b3"/>
      <style:text-properties fo:font-size="8pt" style:font-charset-complex="8pt" style:font-size-asian="8pt"/>
    </style:style>
    <style:style style:family="chart" style:name="a0f8cd2">
      <style:graphic-properties svg:stroke-color="#b3b3b3"/>
    </style:style>
    <style:style style:family="chart" style:name="a0c6f8f">
      <style:graphic-properties dr3d:edge-rounding="0%" draw:fill-color="#E61418" draw:stroke="solid"/>
      <style:text-properties fo:font-size="6pt" style:font-charset-complex="6pt" style:font-size-asian="6pt"/>
    </style:style>
    <style:style style:family="chart" style:name="abe1f42">
      <style:graphic-properties dr3d:edge-rounding="0%" draw:fill-color="#10C0FC" draw:stroke="solid"/>
      <style:text-properties fo:font-size="6pt" style:font-charset-complex="6pt" style:font-size-asian="6pt"/>
    </style:style>
    <style:style style:family="chart" style:name="a3b4091">
      <style:graphic-properties dr3d:edge-rounding="0%" draw:fill-color="#CB4AAB" draw:stroke="solid"/>
      <style:text-properties fo:font-size="6pt" style:font-charset-complex="6pt" style:font-size-asian="6pt"/>
    </style:style>
    <style:style style:family="chart" style:name="a234a7f">
      <style:graphic-properties dr3d:edge-rounding="0%" draw:fill-color="#54CDB6" draw:stroke="solid"/>
      <style:text-properties fo:font-size="6pt" style:font-charset-complex="6pt" style:font-size-asian="6pt"/>
    </style:style>
    <style:style style:family="chart" style:name="a8cc0ed">
      <style:graphic-properties draw:fill="none" draw:fill-color="#e6e6e6" draw:stroke="none" svg:stroke-color="#b3b3b3"/>
    </style:style>
    <style:style style:family="chart" style:name="a991cae">
      <style:graphic-properties draw:fill="none" draw:fill-color="#e6e6e6" draw:stroke="none" svg:stroke-color="#b3b3b3"/>
    </style:style>
  </office:automatic-styles>
  <office:body>
    <office:chart>
      <chart:chart xmlns:chart="urn:oasis:names:tc:opendocument:xmlns:chart:1.0" chart:class="chart:bar" chart:style-name="adf2543" svg:height="8cm" svg:width="7cm">
        <chart:title chart:style-name="a31cdbb" svg:x="3.669cm" svg:y="0.141cm">
          <text:p>Bar Chart with CellRange </text:p>
        </chart:title>
        <chart:legend chart:legend-position="top-end" chart:style-name="a4012db" style:legend-expansion="balanced" svg:x="6.715cm" svg:y="3.192cm"/>
        <chart:plot-area chart:data-source-has-labels="column" chart:style-name="a59046b" svg:height="7.52cm" svg:width="4.73cm" svg:x="0.16cm" svg:y="1.375cm" table:cell-range-address="A.A2:A.E21">
          <chart:axis chart:dimension="x" chart:name="primary-x" chart:style-name="a387bfc">
            <chart:categories table:cell-range-address="A.A2:A.A21"/>
          </chart:axis>
          <chart:axis chart:dimension="y" chart:name="primary-y" chart:style-name="aa3a0d0">
            <chart:grid chart:class="major" chart:style-name="a0f8cd2"/>
          </chart:axis>
          <chart:series chart:class="chart:bar" chart:style-name="a0c6f8f" chart:values-cell-range-address="A.B2:A.B21">
            <chart:data-point chart:repeated="4"/>
          </chart:series>
          <chart:series chart:class="chart:bar" chart:style-name="abe1f42" chart:values-cell-range-address="A.C2:A.C21">
            <chart:data-point chart:repeated="4"/>
          </chart:series>
          <chart:series chart:class="chart:bar" chart:style-name="a3b4091" chart:values-cell-range-address="A.D2:A.D21">
            <chart:data-point chart:repeated="4"/>
          </chart:series>
          <chart:series chart:class="chart:bar" chart:style-name="a234a7f" chart:values-cell-range-address="A.E2:A.E21">
            <chart:data-point chart:repeated="4"/>
          </chart:series>
          <chart:wall chart:style-name="a8cc0ed"/>
          <chart:floor chart:style-name="a991cae"/>
        </chart:plot-area>
        <table:table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 office:value="0.0" office:value-type="string"/>
              <table:table-cell office:value="0.0" office:value-type="string">
                <text:p>Column B</text:p>
              </table:table-cell>
              <table:table-cell office:value="0.0" office:value-type="string">
                <text:p>Column C</text:p>
              </table:table-cell>
              <table:table-cell office:value="0.0" office:value-type="string">
                <text:p>Column D</text:p>
              </table:table-cell>
              <table:table-cell office:value="0.0" office:value-type="string">
                <text:p>Column E</text:p>
              </table:table-cell>
            </table:table-row>
          </table:table-header-rows>
          <table:table-rows>
            <table:table-row>
              <table:table-cell office:value="0.0" office:value-type="string">
                <text:p text:id="A.A2:A.A21">Day1</text:p>
              </table:table-cell>
              <table:table-cell office:value="9.0" office:value-type="float">
                <text:p text:id="A.B2:A.B21">9.0</text:p>
              </table:table-cell>
              <table:table-cell office:value="12.0" office:value-type="float">
                <text:p text:id="A.C2:A.C21">12.0</text:p>
              </table:table-cell>
              <table:table-cell office:value="8.0" office:value-type="float">
                <text:p text:id="A.D2:A.D21">8.0</text:p>
              </table:table-cell>
              <table:table-cell office:value="28.0" office:value-type="float">
                <text:p text:id="A.E2:A.E21">28.0</text:p>
              </table:table-cell>
            </table:table-row>
            <table:table-row>
              <table:table-cell office:value="0.0" office:value-type="string">
                <text:p>Day2</text:p>
              </table:table-cell>
              <table:table-cell office:value="NaN" office:value-type="float">
                <text:p>1.#NAN</text:p>
              </table:table-cell>
              <table:table-cell office:value="5.0" office:value-type="float">
                <text:p>5.0</text:p>
              </table:table-cell>
              <table:table-cell office:value="8.0" office:value-type="float">
                <text:p>8.0</text:p>
              </table:table-cell>
              <table:table-cell office:value="8.0" office:value-type="float">
                <text:p>8.0</text:p>
              </table:table-cell>
            </table:table-row>
            <table:table-row>
              <table:table-cell office:value="0.0" office:value-type="string">
                <text:p>Day3</text:p>
              </table:table-cell>
              <table:table-cell office:value="5.0" office:value-type="float">
                <text:p>5.0</text:p>
              </table:table-cell>
              <table:table-cell office:value="169.0" office:value-type="float">
                <text:p>169.0</text:p>
              </table:table-cell>
              <table:table-cell office:value="9.0" office:value-type="float">
                <text:p>9.0</text:p>
              </table:table-cell>
              <table:table-cell office:value="8.0" office:value-type="float">
                <text:p>8.0</text:p>
              </table:table-cell>
            </table:table-row>
            <table:table-row>
              <table:table-cell office:value="0.0" office:value-type="string">
                <text:p>Day4</text:p>
              </table:table-cell>
              <table:table-cell office:value="1.0" office:value-type="float">
                <text:p>1.0</text:p>
              </table:table-cell>
              <table:table-cell office:value="58.0" office:value-type="float">
                <text:p>58.0</text:p>
              </table:table-cell>
              <table:table-cell office:value="3.0" office:value-type="float">
                <text:p>3.0</text:p>
              </table:table-cell>
              <table:table-cell office:value="9.0" office:value-type="float">
                <text:p>9.0</text:p>
              </table:table-cell>
            </table:table-row>
            <table:table-row>
              <table:table-cell office:value="0.0" office:value-type="string">
                <text:p>Day5</text:p>
              </table:table-cell>
              <table:table-cell office:value="52.0" office:value-type="float">
                <text:p>52.0</text:p>
              </table:table-cell>
              <table:table-cell office:value="83.0" office:value-type="float">
                <text:p>83.0</text:p>
              </table:table-cell>
              <table:table-cell office:value="5.0" office:value-type="float">
                <text:p>5.0</text:p>
              </table:table-cell>
              <table:table-cell office:value="58.0" office:value-type="float">
                <text:p>58.0</text:p>
              </table:table-cell>
            </table:table-row>
            <table:table-row>
              <table:table-cell office:value="0.0" office:value-type="string">
                <text:p>Day6</text:p>
              </table:table-cell>
              <table:table-cell office:value="35.0" office:value-type="float">
                <text:p>35.0</text:p>
              </table:table-cell>
              <table:table-cell office:value="28.0" office:value-type="float">
                <text:p>28.0</text:p>
              </table:table-cell>
              <table:table-cell office:value="1.0" office:value-type="float">
                <text:p>1.0</text:p>
              </table:table-cell>
              <table:table-cell office:value="83.0" office:value-type="float">
                <text:p>83.0</text:p>
              </table:table-cell>
            </table:table-row>
            <table:table-row>
              <table:table-cell office:value="0.0" office:value-type="string">
                <text:p>Day7</text:p>
              </table:table-cell>
              <table:table-cell office:value="12.0" office:value-type="float">
                <text:p>12.0</text:p>
              </table:table-cell>
              <table:table-cell office:value="8.0" office:value-type="float">
                <text:p>8.0</text:p>
              </table:table-cell>
              <table:table-cell office:value="52.0" office:value-type="float">
                <text:p>52.0</text:p>
              </table:table-cell>
              <table:table-cell office:value="28.0" office:value-type="float">
                <text:p>28.0</text:p>
              </table:table-cell>
            </table:table-row>
            <table:table-row>
              <table:table-cell office:value="0.0" office:value-type="string">
                <text:p>Day8</text:p>
              </table:table-cell>
              <table:table-cell office:value="5.0" office:value-type="float">
                <text:p>5.0</text:p>
              </table:table-cell>
              <table:table-cell office:value="8.0" office:value-type="float">
                <text:p>8.0</text:p>
              </table:table-cell>
              <table:table-cell office:value="35.0" office:value-type="float">
                <text:p>35.0</text:p>
              </table:table-cell>
              <table:table-cell office:value="35.0" office:value-type="float">
                <text:p>35.0</text:p>
              </table:table-cell>
            </table:table-row>
            <table:table-row>
              <table:table-cell office:value="0.0" office:value-type="string">
                <text:p>Day9</text:p>
              </table:table-cell>
              <table:table-cell office:value="169.0" office:value-type="float">
                <text:p>169.0</text:p>
              </table:table-cell>
              <table:table-cell office:value="9.0" office:value-type="float">
                <text:p>9.0</text:p>
              </table:table-cell>
              <table:table-cell office:value="12.0" office:value-type="float">
                <text:p>12.0</text:p>
              </table:table-cell>
              <table:table-cell office:value="12.0" office:value-type="float">
                <text:p>12.0</text:p>
              </table:table-cell>
            </table:table-row>
            <table:table-row>
              <table:table-cell office:value="0.0" office:value-type="string">
                <text:p>Day10</text:p>
              </table:table-cell>
              <table:table-cell office:value="58.0" office:value-type="float">
                <text:p>58.0</text:p>
              </table:table-cell>
              <table:table-cell office:value="3.0" office:value-type="float">
                <text:p>3.0</text:p>
              </table:table-cell>
              <table:table-cell office:value="5.0" office:value-type="float">
                <text:p>5.0</text:p>
              </table:table-cell>
              <table:table-cell office:value="5.0" office:value-type="float">
                <text:p>5.0</text:p>
              </table:table-cell>
            </table:table-row>
            <table:table-row>
              <table:table-cell office:value="0.0" office:value-type="string">
                <text:p>Day11</text:p>
              </table:table-cell>
              <table:table-cell office:value="83.0" office:value-type="float">
                <text:p>83.0</text:p>
              </table:table-cell>
              <table:table-cell office:value="5.0" office:value-type="float">
                <text:p>5.0</text:p>
              </table:table-cell>
              <table:table-cell office:value="169.0" office:value-type="float">
                <text:p>169.0</text:p>
              </table:table-cell>
              <table:table-cell office:value="NaN" office:value-type="float">
                <text:p>1.#NAN</text:p>
              </table:table-cell>
            </table:table-row>
            <table:table-row>
              <table:table-cell office:value="0.0" office:value-type="string">
                <text:p>Day12</text:p>
              </table:table-cell>
              <table:table-cell office:value="28.0" office:value-type="float">
                <text:p>28.0</text:p>
              </table:table-cell>
              <table:table-cell office:value="1.0" office:value-type="float">
                <text:p>1.0</text:p>
              </table:table-cell>
              <table:table-cell office:value="58.0" office:value-type="float">
                <text:p>58.0</text:p>
              </table:table-cell>
              <table:table-cell office:value="58.0" office:value-type="float">
                <text:p>58.0</text:p>
              </table:table-cell>
            </table:table-row>
            <table:table-row>
              <table:table-cell office:value="0.0" office:value-type="string">
                <text:p>Day13</text:p>
              </table:table-cell>
              <table:table-cell office:value="8.0" office:value-type="float">
                <text:p>8.0</text:p>
              </table:table-cell>
              <table:table-cell office:value="52.0" office:value-type="float">
                <text:p>52.0</text:p>
              </table:table-cell>
              <table:table-cell office:value="83.0" office:value-type="float">
                <text:p>83.0</text:p>
              </table:table-cell>
              <table:table-cell office:value="12.0" office:value-type="float">
                <text:p>12.0</text:p>
              </table:table-cell>
            </table:table-row>
            <table:table-row>
              <table:table-cell office:value="0.0" office:value-type="string">
                <text:p>Day14</text:p>
              </table:table-cell>
              <table:table-cell office:value="8.0" office:value-type="float">
                <text:p>8.0</text:p>
              </table:table-cell>
              <table:table-cell office:value="35.0" office:value-type="float">
                <text:p>35.0</text:p>
              </table:table-cell>
              <table:table-cell office:value="28.0" office:value-type="float">
                <text:p>28.0</text:p>
              </table:table-cell>
              <table:table-cell office:value="23.0" office:value-type="float">
                <text:p>23.0</text:p>
              </table:table-cell>
            </table:table-row>
            <table:table-row>
              <table:table-cell office:value="0.0" office:value-type="string">
                <text:p>Day15</text:p>
              </table:table-cell>
              <table:table-cell office:value="9.0" office:value-type="float">
                <text:p>9.0</text:p>
              </table:table-cell>
              <table:table-cell office:value="12.0" office:value-type="float">
                <text:p>12.0</text:p>
              </table:table-cell>
              <table:table-cell office:value="35.0" office:value-type="float">
                <text:p>35.0</text:p>
              </table:table-cell>
              <table:table-cell office:value="45.0" office:value-type="float">
                <text:p>45.0</text:p>
              </table:table-cell>
            </table:table-row>
            <table:table-row>
              <table:table-cell office:value="0.0" office:value-type="string">
                <text:p>Day16</text:p>
              </table:table-cell>
              <table:table-cell office:value="3.0" office:value-type="float">
                <text:p>3.0</text:p>
              </table:table-cell>
              <table:table-cell office:value="5.0" office:value-type="float">
                <text:p>5.0</text:p>
              </table:table-cell>
              <table:table-cell office:value="12.0" office:value-type="float">
                <text:p>12.0</text:p>
              </table:table-cell>
              <table:table-cell office:value="NaN" office:value-type="float">
                <text:p>1.#NAN</text:p>
              </table:table-cell>
            </table:table-row>
            <table:table-row>
              <table:table-cell office:value="0.0" office:value-type="string">
                <text:p>Day17</text:p>
              </table:table-cell>
              <table:table-cell office:value="5.0" office:value-type="float">
                <text:p>5.0</text:p>
              </table:table-cell>
              <table:table-cell office:value="169.0" office:value-type="float">
                <text:p>169.0</text:p>
              </table:table-cell>
              <table:table-cell office:value="5.0" office:value-type="float">
                <text:p>5.0</text:p>
              </table:table-cell>
              <table:table-cell office:value="23.0" office:value-type="float">
                <text:p>23.0</text:p>
              </table:table-cell>
            </table:table-row>
            <table:table-row>
              <table:table-cell office:value="0.0" office:value-type="string">
                <text:p>Day18</text:p>
              </table:table-cell>
              <table:table-cell office:value="1.0" office:value-type="float">
                <text:p>1.0</text:p>
              </table:table-cell>
              <table:table-cell office:value="58.0" office:value-type="float">
                <text:p>58.0</text:p>
              </table:table-cell>
              <table:table-cell office:value="169.0" office:value-type="float">
                <text:p>169.0</text:p>
              </table:table-cell>
              <table:table-cell office:value="23.0" office:value-type="float">
                <text:p>23.0</text:p>
              </table:table-cell>
            </table:table-row>
            <table:table-row>
              <table:table-cell office:value="0.0" office:value-type="string">
                <text:p>Day19</text:p>
              </table:table-cell>
              <table:table-cell office:value="52.0" office:value-type="float">
                <text:p>52.0</text:p>
              </table:table-cell>
              <table:table-cell office:value="83.0" office:value-type="float">
                <text:p>83.0</text:p>
              </table:table-cell>
              <table:table-cell office:value="58.0" office:value-type="float">
                <text:p>58.0</text:p>
              </table:table-cell>
              <table:table-cell office:value="23.0" office:value-type="float">
                <text:p>23.0</text:p>
              </table:table-cell>
            </table:table-row>
            <table:table-row>
              <table:table-cell office:value="0.0" office:value-type="string">
                <text:p>Day20</text:p>
              </table:table-cell>
              <table:table-cell office:value="35.0" office:value-type="float">
                <text:p>35.0</text:p>
              </table:table-cell>
              <table:table-cell office:value="28.0" office:value-type="float">
                <text:p>28.0</text:p>
              </table:table-cell>
              <table:table-cell office:value="83.0" office:value-type="float">
                <text:p>83.0</text:p>
              </table:table-cell>
              <table:table-cell office:value="42.0" office:value-type="float">
                <text:p>42.0</text:p>
              </table:table-cell>
            </table:table-row>
          </table:table-rows>
        </table:table>
      </chart:chart>
    </office:chart>
  </office:body>
</office:document-content>
</file>

<file path=Bar Chart with CellRange _1303970632375/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7</meta:generator>
    <meta:initial-creator>Administrator</meta:initial-creator>
    <meta:creation-date>2011-04-28T14:03:52</meta:creation-date>
    <meta:editing-cycles>0</meta:editing-cycles>
    <dc:language>en</dc:language>
  </office:meta>
</office:document-meta>
</file>

<file path=Bar Chart with CellRange _1303970632375/styles.xml>
</file>

<file path=Bar Chart with CellRange _1303970632390/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automatic-styles>
    <style:style style:family="chart" style:name="a805a55">
      <style:graphic-properties draw:stroke="none"/>
    </style:style>
    <style:style style:family="chart" style:name="abba1c8">
      <style:text-properties fo:font-size="8pt" style:font-size-asian="8pt" style:font-size-complex="8pt"/>
    </style:style>
    <style:style style:family="chart" style:name="a79b56e">
      <style:graphic-properties draw:fill="none" draw:fill-color="#e6e6e6" draw:stroke="none" svg:stroke-color="#b3b3b3"/>
      <style:text-properties fo:font-size="8pt" style:font-size-asian="8pt" style:font-size-complex="8pt"/>
    </style:style>
    <style:style style:family="chart" style:name="ab9d1cb">
      <style:chart-properties chart:right-angled-axes="true" chart:series-source="rows"/>
    </style:style>
    <style:style style:family="chart" style:name="adda844">
      <style:chart-properties chart:display-label="true" chart:logarithmic="false" chart:reverse-direction="false" text:line-break="false"/>
      <style:graphic-properties svg:stroke-color="#b3b3b3"/>
      <style:text-properties fo:font-size="8pt" style:font-charset-complex="8pt" style:font-size-asian="8pt"/>
    </style:style>
    <style:style style:family="chart" style:name="a130bf3">
      <style:chart-properties chart:display-label="true" chart:logarithmic="false" chart:reverse-direction="false" text:line-break="false"/>
      <style:graphic-properties svg:stroke-color="#b3b3b3"/>
      <style:text-properties fo:font-size="8pt" style:font-charset-complex="8pt" style:font-size-asian="8pt"/>
    </style:style>
    <style:style style:family="chart" style:name="aa83e7d">
      <style:graphic-properties svg:stroke-color="#b3b3b3"/>
    </style:style>
    <style:style style:family="chart" style:name="a7793be">
      <style:graphic-properties dr3d:edge-rounding="0%" draw:fill-color="#AE6FB8" draw:stroke="solid"/>
      <style:text-properties fo:font-size="6pt" style:font-charset-complex="6pt" style:font-size-asian="6pt"/>
    </style:style>
    <style:style style:family="chart" style:name="a2dd8fd">
      <style:graphic-properties dr3d:edge-rounding="0%" draw:fill-color="#1CE883" draw:stroke="solid"/>
      <style:text-properties fo:font-size="6pt" style:font-charset-complex="6pt" style:font-size-asian="6pt"/>
    </style:style>
    <style:style style:family="chart" style:name="af0bc41">
      <style:graphic-properties dr3d:edge-rounding="0%" draw:fill-color="#51A46C" draw:stroke="solid"/>
      <style:text-properties fo:font-size="6pt" style:font-charset-complex="6pt" style:font-size-asian="6pt"/>
    </style:style>
    <style:style style:family="chart" style:name="a1f9f6f">
      <style:graphic-properties dr3d:edge-rounding="0%" draw:fill-color="#C4FCA6" draw:stroke="solid"/>
      <style:text-properties fo:font-size="6pt" style:font-charset-complex="6pt" style:font-size-asian="6pt"/>
    </style:style>
    <style:style style:family="chart" style:name="ae8c4b5">
      <style:graphic-properties dr3d:edge-rounding="0%" draw:fill-color="#7F89E1" draw:stroke="solid"/>
      <style:text-properties fo:font-size="6pt" style:font-charset-complex="6pt" style:font-size-asian="6pt"/>
    </style:style>
    <style:style style:family="chart" style:name="a641cbf">
      <style:graphic-properties dr3d:edge-rounding="0%" draw:fill-color="#F15244" draw:stroke="solid"/>
      <style:text-properties fo:font-size="6pt" style:font-charset-complex="6pt" style:font-size-asian="6pt"/>
    </style:style>
    <style:style style:family="chart" style:name="abccf0e">
      <style:graphic-properties dr3d:edge-rounding="0%" draw:fill-color="#556159" draw:stroke="solid"/>
      <style:text-properties fo:font-size="6pt" style:font-charset-complex="6pt" style:font-size-asian="6pt"/>
    </style:style>
    <style:style style:family="chart" style:name="a30b1c1">
      <style:graphic-properties dr3d:edge-rounding="0%" draw:fill-color="#1F4FD3" draw:stroke="solid"/>
      <style:text-properties fo:font-size="6pt" style:font-charset-complex="6pt" style:font-size-asian="6pt"/>
    </style:style>
    <style:style style:family="chart" style:name="a9d2493">
      <style:graphic-properties dr3d:edge-rounding="0%" draw:fill-color="#57302E" draw:stroke="solid"/>
      <style:text-properties fo:font-size="6pt" style:font-charset-complex="6pt" style:font-size-asian="6pt"/>
    </style:style>
    <style:style style:family="chart" style:name="a655bbe">
      <style:graphic-properties dr3d:edge-rounding="0%" draw:fill-color="#E488A6" draw:stroke="solid"/>
      <style:text-properties fo:font-size="6pt" style:font-charset-complex="6pt" style:font-size-asian="6pt"/>
    </style:style>
    <style:style style:family="chart" style:name="ac0b8cf">
      <style:graphic-properties dr3d:edge-rounding="0%" draw:fill-color="#51B104" draw:stroke="solid"/>
      <style:text-properties fo:font-size="6pt" style:font-charset-complex="6pt" style:font-size-asian="6pt"/>
    </style:style>
    <style:style style:family="chart" style:name="a1402cb">
      <style:graphic-properties dr3d:edge-rounding="0%" draw:fill-color="#957B5E" draw:stroke="solid"/>
      <style:text-properties fo:font-size="6pt" style:font-charset-complex="6pt" style:font-size-asian="6pt"/>
    </style:style>
    <style:style style:family="chart" style:name="a191b44">
      <style:graphic-properties dr3d:edge-rounding="0%" draw:fill-color="#5E3F4E" draw:stroke="solid"/>
      <style:text-properties fo:font-size="6pt" style:font-charset-complex="6pt" style:font-size-asian="6pt"/>
    </style:style>
    <style:style style:family="chart" style:name="a215e0a">
      <style:graphic-properties dr3d:edge-rounding="0%" draw:fill-color="#80F3CF" draw:stroke="solid"/>
      <style:text-properties fo:font-size="6pt" style:font-charset-complex="6pt" style:font-size-asian="6pt"/>
    </style:style>
    <style:style style:family="chart" style:name="a380cba">
      <style:graphic-properties dr3d:edge-rounding="0%" draw:fill-color="#F2D933" draw:stroke="solid"/>
      <style:text-properties fo:font-size="6pt" style:font-charset-complex="6pt" style:font-size-asian="6pt"/>
    </style:style>
    <style:style style:family="chart" style:name="a3dba33">
      <style:graphic-properties dr3d:edge-rounding="0%" draw:fill-color="#A90B21" draw:stroke="solid"/>
      <style:text-properties fo:font-size="6pt" style:font-charset-complex="6pt" style:font-size-asian="6pt"/>
    </style:style>
    <style:style style:family="chart" style:name="a6ff52a">
      <style:graphic-properties dr3d:edge-rounding="0%" draw:fill-color="#C8B30A" draw:stroke="solid"/>
      <style:text-properties fo:font-size="6pt" style:font-charset-complex="6pt" style:font-size-asian="6pt"/>
    </style:style>
    <style:style style:family="chart" style:name="ae1d117">
      <style:graphic-properties dr3d:edge-rounding="0%" draw:fill-color="#2B9A7E" draw:stroke="solid"/>
      <style:text-properties fo:font-size="6pt" style:font-charset-complex="6pt" style:font-size-asian="6pt"/>
    </style:style>
    <style:style style:family="chart" style:name="a20c37a">
      <style:graphic-properties dr3d:edge-rounding="0%" draw:fill-color="#961987" draw:stroke="solid"/>
      <style:text-properties fo:font-size="6pt" style:font-charset-complex="6pt" style:font-size-asian="6pt"/>
    </style:style>
    <style:style style:family="chart" style:name="a3da6f7">
      <style:graphic-properties dr3d:edge-rounding="0%" draw:fill-color="#F9D89D" draw:stroke="solid"/>
      <style:text-properties fo:font-size="6pt" style:font-charset-complex="6pt" style:font-size-asian="6pt"/>
    </style:style>
    <style:style style:family="chart" style:name="adb90a1">
      <style:graphic-properties draw:fill="none" draw:fill-color="#e6e6e6" draw:stroke="none" svg:stroke-color="#b3b3b3"/>
    </style:style>
    <style:style style:family="chart" style:name="af74ccc">
      <style:graphic-properties draw:fill="none" draw:fill-color="#e6e6e6" draw:stroke="none" svg:stroke-color="#b3b3b3"/>
    </style:style>
  </office:automatic-styles>
  <office:body>
    <office:chart>
      <chart:chart xmlns:chart="urn:oasis:names:tc:opendocument:xmlns:chart:1.0" chart:class="chart:bar" chart:style-name="a805a55" svg:height="8cm" svg:width="7cm">
        <chart:title chart:style-name="abba1c8" svg:x="3.669cm" svg:y="0.141cm">
          <text:p>Bar Chart with CellRange </text:p>
        </chart:title>
        <chart:legend chart:legend-position="top-end" chart:style-name="a79b56e" style:legend-expansion="balanced" svg:x="6.715cm" svg:y="3.192cm"/>
        <chart:plot-area chart:style-name="ab9d1cb" svg:height="7.52cm" svg:width="4.73cm" svg:x="0.16cm" svg:y="1.375cm" table:cell-range-address="A.B2:A.E21">
          <chart:axis chart:dimension="x" chart:name="primary-x" chart:style-name="adda844"/>
          <chart:axis chart:dimension="y" chart:name="primary-y" chart:style-name="a130bf3">
            <chart:grid chart:class="major" chart:style-name="aa83e7d"/>
          </chart:axis>
          <chart:series chart:class="chart:bar" chart:style-name="a7793be" chart:values-cell-range-address="A.B2:A.E2">
            <chart:data-point chart:repeated="20"/>
          </chart:series>
          <chart:series chart:class="chart:bar" chart:style-name="a2dd8fd" chart:values-cell-range-address="A.B3:A.E3">
            <chart:data-point chart:repeated="20"/>
          </chart:series>
          <chart:series chart:class="chart:bar" chart:style-name="af0bc41" chart:values-cell-range-address="A.B4:A.E4">
            <chart:data-point chart:repeated="20"/>
          </chart:series>
          <chart:series chart:class="chart:bar" chart:style-name="a1f9f6f" chart:values-cell-range-address="A.B5:A.E5">
            <chart:data-point chart:repeated="20"/>
          </chart:series>
          <chart:series chart:class="chart:bar" chart:style-name="ae8c4b5" chart:values-cell-range-address="A.B6:A.E6">
            <chart:data-point chart:repeated="20"/>
          </chart:series>
          <chart:series chart:class="chart:bar" chart:style-name="a641cbf" chart:values-cell-range-address="A.B7:A.E7">
            <chart:data-point chart:repeated="20"/>
          </chart:series>
          <chart:series chart:class="chart:bar" chart:style-name="abccf0e" chart:values-cell-range-address="A.B8:A.E8">
            <chart:data-point chart:repeated="20"/>
          </chart:series>
          <chart:series chart:class="chart:bar" chart:style-name="a30b1c1" chart:values-cell-range-address="A.B9:A.E9">
            <chart:data-point chart:repeated="20"/>
          </chart:series>
          <chart:series chart:class="chart:bar" chart:style-name="a9d2493" chart:values-cell-range-address="A.B10:A.E10">
            <chart:data-point chart:repeated="20"/>
          </chart:series>
          <chart:series chart:class="chart:bar" chart:style-name="a655bbe" chart:values-cell-range-address="A.B11:A.E11">
            <chart:data-point chart:repeated="20"/>
          </chart:series>
          <chart:series chart:class="chart:bar" chart:style-name="ac0b8cf" chart:values-cell-range-address="A.B12:A.E12">
            <chart:data-point chart:repeated="20"/>
          </chart:series>
          <chart:series chart:class="chart:bar" chart:style-name="a1402cb" chart:values-cell-range-address="A.B13:A.E13">
            <chart:data-point chart:repeated="20"/>
          </chart:series>
          <chart:series chart:class="chart:bar" chart:style-name="a191b44" chart:values-cell-range-address="A.B14:A.E14">
            <chart:data-point chart:repeated="20"/>
          </chart:series>
          <chart:series chart:class="chart:bar" chart:style-name="a215e0a" chart:values-cell-range-address="A.B15:A.E15">
            <chart:data-point chart:repeated="20"/>
          </chart:series>
          <chart:series chart:class="chart:bar" chart:style-name="a380cba" chart:values-cell-range-address="A.B16:A.E16">
            <chart:data-point chart:repeated="20"/>
          </chart:series>
          <chart:series chart:class="chart:bar" chart:style-name="a3dba33" chart:values-cell-range-address="A.B17:A.E17">
            <chart:data-point chart:repeated="20"/>
          </chart:series>
          <chart:series chart:class="chart:bar" chart:style-name="a6ff52a" chart:values-cell-range-address="A.B18:A.E18">
            <chart:data-point chart:repeated="20"/>
          </chart:series>
          <chart:series chart:class="chart:bar" chart:style-name="ae1d117" chart:values-cell-range-address="A.B19:A.E19">
            <chart:data-point chart:repeated="20"/>
          </chart:series>
          <chart:series chart:class="chart:bar" chart:style-name="a20c37a" chart:values-cell-range-address="A.B20:A.E20">
            <chart:data-point chart:repeated="20"/>
          </chart:series>
          <chart:series chart:class="chart:bar" chart:style-name="a3da6f7" chart:values-cell-range-address="A.B21:A.E21">
            <chart:data-point chart:repeated="20"/>
          </chart:series>
          <chart:wall chart:style-name="adb90a1"/>
          <chart:floor chart:style-name="af74ccc"/>
        </chart:plot-area>
        <table:table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 office:value="0.0" office:value-type="string"/>
              <table:table-cell office:value="0.0" office:value-type="string">
                <text:p>Column B</text:p>
              </table:table-cell>
              <table:table-cell office:value="0.0" office:value-type="string">
                <text:p>Column C</text:p>
              </table:table-cell>
              <table:table-cell office:value="0.0" office:value-type="string">
                <text:p>Column D</text:p>
              </table:table-cell>
              <table:table-cell office:value="0.0" office:value-type="string">
                <text:p>Column E</text:p>
              </table:table-cell>
            </table:table-row>
          </table:table-header-rows>
          <table:table-rows>
            <table:table-row>
              <table:table-cell office:value="0.0" office:value-type="string">
                <text:p>Row 2</text:p>
              </table:table-cell>
              <table:table-cell office:value="9.0" office:value-type="float">
                <text:p text:id="A.B2:A.E2">9.0</text:p>
              </table:table-cell>
              <table:table-cell office:value="12.0" office:value-type="float">
                <text:p>12.0</text:p>
              </table:table-cell>
              <table:table-cell office:value="8.0" office:value-type="float">
                <text:p>8.0</text:p>
              </table:table-cell>
              <table:table-cell office:value="28.0" office:value-type="float">
                <text:p>28.0</text:p>
              </table:table-cell>
            </table:table-row>
            <table:table-row>
              <table:table-cell office:value="0.0" office:value-type="string">
                <text:p>Row 3</text:p>
              </table:table-cell>
              <table:table-cell office:value="NaN" office:value-type="float">
                <text:p text:id="A.B3:A.E3">1.#NAN</text:p>
              </table:table-cell>
              <table:table-cell office:value="5.0" office:value-type="float">
                <text:p>5.0</text:p>
              </table:table-cell>
              <table:table-cell office:value="8.0" office:value-type="float">
                <text:p>8.0</text:p>
              </table:table-cell>
              <table:table-cell office:value="8.0" office:value-type="float">
                <text:p>8.0</text:p>
              </table:table-cell>
            </table:table-row>
            <table:table-row>
              <table:table-cell office:value="0.0" office:value-type="string">
                <text:p>Row 4</text:p>
              </table:table-cell>
              <table:table-cell office:value="5.0" office:value-type="float">
                <text:p text:id="A.B4:A.E4">5.0</text:p>
              </table:table-cell>
              <table:table-cell office:value="169.0" office:value-type="float">
                <text:p>169.0</text:p>
              </table:table-cell>
              <table:table-cell office:value="9.0" office:value-type="float">
                <text:p>9.0</text:p>
              </table:table-cell>
              <table:table-cell office:value="8.0" office:value-type="float">
                <text:p>8.0</text:p>
              </table:table-cell>
            </table:table-row>
            <table:table-row>
              <table:table-cell office:value="0.0" office:value-type="string">
                <text:p>Row 5</text:p>
              </table:table-cell>
              <table:table-cell office:value="1.0" office:value-type="float">
                <text:p text:id="A.B5:A.E5">1.0</text:p>
              </table:table-cell>
              <table:table-cell office:value="58.0" office:value-type="float">
                <text:p>58.0</text:p>
              </table:table-cell>
              <table:table-cell office:value="3.0" office:value-type="float">
                <text:p>3.0</text:p>
              </table:table-cell>
              <table:table-cell office:value="9.0" office:value-type="float">
                <text:p>9.0</text:p>
              </table:table-cell>
            </table:table-row>
            <table:table-row>
              <table:table-cell office:value="0.0" office:value-type="string">
                <text:p>Row 6</text:p>
              </table:table-cell>
              <table:table-cell office:value="52.0" office:value-type="float">
                <text:p text:id="A.B6:A.E6">52.0</text:p>
              </table:table-cell>
              <table:table-cell office:value="83.0" office:value-type="float">
                <text:p>83.0</text:p>
              </table:table-cell>
              <table:table-cell office:value="5.0" office:value-type="float">
                <text:p>5.0</text:p>
              </table:table-cell>
              <table:table-cell office:value="58.0" office:value-type="float">
                <text:p>58.0</text:p>
              </table:table-cell>
            </table:table-row>
            <table:table-row>
              <table:table-cell office:value="0.0" office:value-type="string">
                <text:p>Row 7</text:p>
              </table:table-cell>
              <table:table-cell office:value="35.0" office:value-type="float">
                <text:p text:id="A.B7:A.E7">35.0</text:p>
              </table:table-cell>
              <table:table-cell office:value="28.0" office:value-type="float">
                <text:p>28.0</text:p>
              </table:table-cell>
              <table:table-cell office:value="1.0" office:value-type="float">
                <text:p>1.0</text:p>
              </table:table-cell>
              <table:table-cell office:value="83.0" office:value-type="float">
                <text:p>83.0</text:p>
              </table:table-cell>
            </table:table-row>
            <table:table-row>
              <table:table-cell office:value="0.0" office:value-type="string">
                <text:p>Row 8</text:p>
              </table:table-cell>
              <table:table-cell office:value="12.0" office:value-type="float">
                <text:p text:id="A.B8:A.E8">12.0</text:p>
              </table:table-cell>
              <table:table-cell office:value="8.0" office:value-type="float">
                <text:p>8.0</text:p>
              </table:table-cell>
              <table:table-cell office:value="52.0" office:value-type="float">
                <text:p>52.0</text:p>
              </table:table-cell>
              <table:table-cell office:value="28.0" office:value-type="float">
                <text:p>28.0</text:p>
              </table:table-cell>
            </table:table-row>
            <table:table-row>
              <table:table-cell office:value="0.0" office:value-type="string">
                <text:p>Row 9</text:p>
              </table:table-cell>
              <table:table-cell office:value="5.0" office:value-type="float">
                <text:p text:id="A.B9:A.E9">5.0</text:p>
              </table:table-cell>
              <table:table-cell office:value="8.0" office:value-type="float">
                <text:p>8.0</text:p>
              </table:table-cell>
              <table:table-cell office:value="35.0" office:value-type="float">
                <text:p>35.0</text:p>
              </table:table-cell>
              <table:table-cell office:value="35.0" office:value-type="float">
                <text:p>35.0</text:p>
              </table:table-cell>
            </table:table-row>
            <table:table-row>
              <table:table-cell office:value="0.0" office:value-type="string">
                <text:p>Row 10</text:p>
              </table:table-cell>
              <table:table-cell office:value="169.0" office:value-type="float">
                <text:p text:id="A.B10:A.E10">169.0</text:p>
              </table:table-cell>
              <table:table-cell office:value="9.0" office:value-type="float">
                <text:p>9.0</text:p>
              </table:table-cell>
              <table:table-cell office:value="12.0" office:value-type="float">
                <text:p>12.0</text:p>
              </table:table-cell>
              <table:table-cell office:value="12.0" office:value-type="float">
                <text:p>12.0</text:p>
              </table:table-cell>
            </table:table-row>
            <table:table-row>
              <table:table-cell office:value="0.0" office:value-type="string">
                <text:p>Row 11</text:p>
              </table:table-cell>
              <table:table-cell office:value="58.0" office:value-type="float">
                <text:p text:id="A.B11:A.E11">58.0</text:p>
              </table:table-cell>
              <table:table-cell office:value="3.0" office:value-type="float">
                <text:p>3.0</text:p>
              </table:table-cell>
              <table:table-cell office:value="5.0" office:value-type="float">
                <text:p>5.0</text:p>
              </table:table-cell>
              <table:table-cell office:value="5.0" office:value-type="float">
                <text:p>5.0</text:p>
              </table:table-cell>
            </table:table-row>
            <table:table-row>
              <table:table-cell office:value="0.0" office:value-type="string">
                <text:p>Row 12</text:p>
              </table:table-cell>
              <table:table-cell office:value="83.0" office:value-type="float">
                <text:p text:id="A.B12:A.E12">83.0</text:p>
              </table:table-cell>
              <table:table-cell office:value="5.0" office:value-type="float">
                <text:p>5.0</text:p>
              </table:table-cell>
              <table:table-cell office:value="169.0" office:value-type="float">
                <text:p>169.0</text:p>
              </table:table-cell>
              <table:table-cell office:value="NaN" office:value-type="float">
                <text:p>1.#NAN</text:p>
              </table:table-cell>
            </table:table-row>
            <table:table-row>
              <table:table-cell office:value="0.0" office:value-type="string">
                <text:p>Row 13</text:p>
              </table:table-cell>
              <table:table-cell office:value="28.0" office:value-type="float">
                <text:p text:id="A.B13:A.E13">28.0</text:p>
              </table:table-cell>
              <table:table-cell office:value="1.0" office:value-type="float">
                <text:p>1.0</text:p>
              </table:table-cell>
              <table:table-cell office:value="58.0" office:value-type="float">
                <text:p>58.0</text:p>
              </table:table-cell>
              <table:table-cell office:value="58.0" office:value-type="float">
                <text:p>58.0</text:p>
              </table:table-cell>
            </table:table-row>
            <table:table-row>
              <table:table-cell office:value="0.0" office:value-type="string">
                <text:p>Row 14</text:p>
              </table:table-cell>
              <table:table-cell office:value="8.0" office:value-type="float">
                <text:p text:id="A.B14:A.E14">8.0</text:p>
              </table:table-cell>
              <table:table-cell office:value="52.0" office:value-type="float">
                <text:p>52.0</text:p>
              </table:table-cell>
              <table:table-cell office:value="83.0" office:value-type="float">
                <text:p>83.0</text:p>
              </table:table-cell>
              <table:table-cell office:value="12.0" office:value-type="float">
                <text:p>12.0</text:p>
              </table:table-cell>
            </table:table-row>
            <table:table-row>
              <table:table-cell office:value="0.0" office:value-type="string">
                <text:p>Row 15</text:p>
              </table:table-cell>
              <table:table-cell office:value="8.0" office:value-type="float">
                <text:p text:id="A.B15:A.E15">8.0</text:p>
              </table:table-cell>
              <table:table-cell office:value="35.0" office:value-type="float">
                <text:p>35.0</text:p>
              </table:table-cell>
              <table:table-cell office:value="28.0" office:value-type="float">
                <text:p>28.0</text:p>
              </table:table-cell>
              <table:table-cell office:value="23.0" office:value-type="float">
                <text:p>23.0</text:p>
              </table:table-cell>
            </table:table-row>
            <table:table-row>
              <table:table-cell office:value="0.0" office:value-type="string">
                <text:p>Row 16</text:p>
              </table:table-cell>
              <table:table-cell office:value="9.0" office:value-type="float">
                <text:p text:id="A.B16:A.E16">9.0</text:p>
              </table:table-cell>
              <table:table-cell office:value="12.0" office:value-type="float">
                <text:p>12.0</text:p>
              </table:table-cell>
              <table:table-cell office:value="35.0" office:value-type="float">
                <text:p>35.0</text:p>
              </table:table-cell>
              <table:table-cell office:value="45.0" office:value-type="float">
                <text:p>45.0</text:p>
              </table:table-cell>
            </table:table-row>
            <table:table-row>
              <table:table-cell office:value="0.0" office:value-type="string">
                <text:p>Row 17</text:p>
              </table:table-cell>
              <table:table-cell office:value="3.0" office:value-type="float">
                <text:p text:id="A.B17:A.E17">3.0</text:p>
              </table:table-cell>
              <table:table-cell office:value="5.0" office:value-type="float">
                <text:p>5.0</text:p>
              </table:table-cell>
              <table:table-cell office:value="12.0" office:value-type="float">
                <text:p>12.0</text:p>
              </table:table-cell>
              <table:table-cell office:value="NaN" office:value-type="float">
                <text:p>1.#NAN</text:p>
              </table:table-cell>
            </table:table-row>
            <table:table-row>
              <table:table-cell office:value="0.0" office:value-type="string">
                <text:p>Row 18</text:p>
              </table:table-cell>
              <table:table-cell office:value="5.0" office:value-type="float">
                <text:p text:id="A.B18:A.E18">5.0</text:p>
              </table:table-cell>
              <table:table-cell office:value="169.0" office:value-type="float">
                <text:p>169.0</text:p>
              </table:table-cell>
              <table:table-cell office:value="5.0" office:value-type="float">
                <text:p>5.0</text:p>
              </table:table-cell>
              <table:table-cell office:value="23.0" office:value-type="float">
                <text:p>23.0</text:p>
              </table:table-cell>
            </table:table-row>
            <table:table-row>
              <table:table-cell office:value="0.0" office:value-type="string">
                <text:p>Row 19</text:p>
              </table:table-cell>
              <table:table-cell office:value="1.0" office:value-type="float">
                <text:p text:id="A.B19:A.E19">1.0</text:p>
              </table:table-cell>
              <table:table-cell office:value="58.0" office:value-type="float">
                <text:p>58.0</text:p>
              </table:table-cell>
              <table:table-cell office:value="169.0" office:value-type="float">
                <text:p>169.0</text:p>
              </table:table-cell>
              <table:table-cell office:value="23.0" office:value-type="float">
                <text:p>23.0</text:p>
              </table:table-cell>
            </table:table-row>
            <table:table-row>
              <table:table-cell office:value="0.0" office:value-type="string">
                <text:p>Row 20</text:p>
              </table:table-cell>
              <table:table-cell office:value="52.0" office:value-type="float">
                <text:p text:id="A.B20:A.E20">52.0</text:p>
              </table:table-cell>
              <table:table-cell office:value="83.0" office:value-type="float">
                <text:p>83.0</text:p>
              </table:table-cell>
              <table:table-cell office:value="58.0" office:value-type="float">
                <text:p>58.0</text:p>
              </table:table-cell>
              <table:table-cell office:value="23.0" office:value-type="float">
                <text:p>23.0</text:p>
              </table:table-cell>
            </table:table-row>
            <table:table-row>
              <table:table-cell office:value="0.0" office:value-type="string">
                <text:p>Row 21</text:p>
              </table:table-cell>
              <table:table-cell office:value="35.0" office:value-type="float">
                <text:p text:id="A.B21:A.E21">35.0</text:p>
              </table:table-cell>
              <table:table-cell office:value="28.0" office:value-type="float">
                <text:p>28.0</text:p>
              </table:table-cell>
              <table:table-cell office:value="83.0" office:value-type="float">
                <text:p>83.0</text:p>
              </table:table-cell>
              <table:table-cell office:value="42.0" office:value-type="float">
                <text:p>42.0</text:p>
              </table:table-cell>
            </table:table-row>
          </table:table-rows>
        </table:table>
      </chart:chart>
    </office:chart>
  </office:body>
</office:document-content>
</file>

<file path=Bar Chart with CellRange _1303970632390/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7</meta:generator>
    <meta:initial-creator>Administrator</meta:initial-creator>
    <meta:creation-date>2011-04-28T14:03:52</meta:creation-date>
    <meta:editing-cycles>0</meta:editing-cycles>
    <dc:language>en</dc:language>
  </office:meta>
</office:document-meta>
</file>

<file path=Bar Chart with CellRange _1303970632390/styles.xml>
</file>

<file path=Bar Chart with CellRange _1303970632406/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automatic-styles>
    <style:style style:family="chart" style:name="a73b504">
      <style:graphic-properties draw:stroke="none"/>
    </style:style>
    <style:style style:family="chart" style:name="a888e82">
      <style:text-properties fo:font-size="8pt" style:font-size-asian="8pt" style:font-size-complex="8pt"/>
    </style:style>
    <style:style style:family="chart" style:name="a0eba24">
      <style:graphic-properties draw:fill="none" draw:fill-color="#e6e6e6" draw:stroke="none" svg:stroke-color="#b3b3b3"/>
      <style:text-properties fo:font-size="8pt" style:font-size-asian="8pt" style:font-size-complex="8pt"/>
    </style:style>
    <style:style style:family="chart" style:name="a043010">
      <style:chart-properties chart:right-angled-axes="true" chart:series-source="columns"/>
    </style:style>
    <style:style style:family="chart" style:name="ae74d64">
      <style:chart-properties chart:display-label="true" chart:logarithmic="false" chart:reverse-direction="false" text:line-break="false"/>
      <style:graphic-properties svg:stroke-color="#b3b3b3"/>
      <style:text-properties fo:font-size="8pt" style:font-charset-complex="8pt" style:font-size-asian="8pt"/>
    </style:style>
    <style:style style:family="chart" style:name="ade57c3">
      <style:chart-properties chart:display-label="true" chart:logarithmic="false" chart:reverse-direction="false" text:line-break="false"/>
      <style:graphic-properties svg:stroke-color="#b3b3b3"/>
      <style:text-properties fo:font-size="8pt" style:font-charset-complex="8pt" style:font-size-asian="8pt"/>
    </style:style>
    <style:style style:family="chart" style:name="aa3bd56">
      <style:graphic-properties svg:stroke-color="#b3b3b3"/>
    </style:style>
    <style:style style:family="chart" style:name="a76f7b7">
      <style:graphic-properties dr3d:edge-rounding="0%" draw:fill-color="#B5B177" draw:stroke="solid"/>
      <style:text-properties fo:font-size="6pt" style:font-charset-complex="6pt" style:font-size-asian="6pt"/>
    </style:style>
    <style:style style:family="chart" style:name="a1e62ef">
      <style:graphic-properties dr3d:edge-rounding="0%" draw:fill-color="#94FCDE" draw:stroke="solid"/>
      <style:text-properties fo:font-size="6pt" style:font-charset-complex="6pt" style:font-size-asian="6pt"/>
    </style:style>
    <style:style style:family="chart" style:name="a628a28">
      <style:graphic-properties dr3d:edge-rounding="0%" draw:fill-color="#6AE568" draw:stroke="solid"/>
      <style:text-properties fo:font-size="6pt" style:font-charset-complex="6pt" style:font-size-asian="6pt"/>
    </style:style>
    <style:style style:family="chart" style:name="a3705a6">
      <style:graphic-properties dr3d:edge-rounding="0%" draw:fill-color="#71E767" draw:stroke="solid"/>
      <style:text-properties fo:font-size="6pt" style:font-charset-complex="6pt" style:font-size-asian="6pt"/>
    </style:style>
    <style:style style:family="chart" style:name="a22f3b1">
      <style:graphic-properties draw:fill="none" draw:fill-color="#e6e6e6" draw:stroke="none" svg:stroke-color="#b3b3b3"/>
    </style:style>
    <style:style style:family="chart" style:name="ae72d95">
      <style:graphic-properties draw:fill="none" draw:fill-color="#e6e6e6" draw:stroke="none" svg:stroke-color="#b3b3b3"/>
    </style:style>
  </office:automatic-styles>
  <office:body>
    <office:chart>
      <chart:chart xmlns:chart="urn:oasis:names:tc:opendocument:xmlns:chart:1.0" chart:class="chart:bar" chart:style-name="a73b504" svg:height="8cm" svg:width="7cm">
        <chart:title chart:style-name="a888e82" svg:x="3.669cm" svg:y="0.141cm">
          <text:p>Bar Chart with CellRange </text:p>
        </chart:title>
        <chart:legend chart:legend-position="top-end" chart:style-name="a0eba24" style:legend-expansion="balanced" svg:x="6.715cm" svg:y="3.192cm"/>
        <chart:plot-area chart:style-name="a043010" svg:height="7.52cm" svg:width="4.73cm" svg:x="0.16cm" svg:y="1.375cm" table:cell-range-address="A.B2:A.E21">
          <chart:axis chart:dimension="x" chart:name="primary-x" chart:style-name="ae74d64"/>
          <chart:axis chart:dimension="y" chart:name="primary-y" chart:style-name="ade57c3">
            <chart:grid chart:class="major" chart:style-name="aa3bd56"/>
          </chart:axis>
          <chart:series chart:class="chart:bar" chart:style-name="a76f7b7" chart:values-cell-range-address="A.B2:A.B21">
            <chart:data-point chart:repeated="4"/>
          </chart:series>
          <chart:series chart:class="chart:bar" chart:style-name="a1e62ef" chart:values-cell-range-address="A.C2:A.C21">
            <chart:data-point chart:repeated="4"/>
          </chart:series>
          <chart:series chart:class="chart:bar" chart:style-name="a628a28" chart:values-cell-range-address="A.D2:A.D21">
            <chart:data-point chart:repeated="4"/>
          </chart:series>
          <chart:series chart:class="chart:bar" chart:style-name="a3705a6" chart:values-cell-range-address="A.E2:A.E21">
            <chart:data-point chart:repeated="4"/>
          </chart:series>
          <chart:wall chart:style-name="a22f3b1"/>
          <chart:floor chart:style-name="ae72d95"/>
        </chart:plot-area>
        <table:table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 office:value="0.0" office:value-type="string"/>
              <table:table-cell office:value="0.0" office:value-type="string">
                <text:p>Column B</text:p>
              </table:table-cell>
              <table:table-cell office:value="0.0" office:value-type="string">
                <text:p>Column C</text:p>
              </table:table-cell>
              <table:table-cell office:value="0.0" office:value-type="string">
                <text:p>Column D</text:p>
              </table:table-cell>
              <table:table-cell office:value="0.0" office:value-type="string">
                <text:p>Column E</text:p>
              </table:table-cell>
            </table:table-row>
          </table:table-header-rows>
          <table:table-rows>
            <table:table-row>
              <table:table-cell office:value="0.0" office:value-type="string">
                <text:p>Row 2</text:p>
              </table:table-cell>
              <table:table-cell office:value="9.0" office:value-type="float">
                <text:p text:id="A.B2:A.B21">9.0</text:p>
              </table:table-cell>
              <table:table-cell office:value="12.0" office:value-type="float">
                <text:p text:id="A.C2:A.C21">12.0</text:p>
              </table:table-cell>
              <table:table-cell office:value="8.0" office:value-type="float">
                <text:p text:id="A.D2:A.D21">8.0</text:p>
              </table:table-cell>
              <table:table-cell office:value="28.0" office:value-type="float">
                <text:p text:id="A.E2:A.E21">28.0</text:p>
              </table:table-cell>
            </table:table-row>
            <table:table-row>
              <table:table-cell office:value="0.0" office:value-type="string">
                <text:p>Row 3</text:p>
              </table:table-cell>
              <table:table-cell office:value="NaN" office:value-type="float">
                <text:p>1.#NAN</text:p>
              </table:table-cell>
              <table:table-cell office:value="5.0" office:value-type="float">
                <text:p>5.0</text:p>
              </table:table-cell>
              <table:table-cell office:value="8.0" office:value-type="float">
                <text:p>8.0</text:p>
              </table:table-cell>
              <table:table-cell office:value="8.0" office:value-type="float">
                <text:p>8.0</text:p>
              </table:table-cell>
            </table:table-row>
            <table:table-row>
              <table:table-cell office:value="0.0" office:value-type="string">
                <text:p>Row 4</text:p>
              </table:table-cell>
              <table:table-cell office:value="5.0" office:value-type="float">
                <text:p>5.0</text:p>
              </table:table-cell>
              <table:table-cell office:value="169.0" office:value-type="float">
                <text:p>169.0</text:p>
              </table:table-cell>
              <table:table-cell office:value="9.0" office:value-type="float">
                <text:p>9.0</text:p>
              </table:table-cell>
              <table:table-cell office:value="8.0" office:value-type="float">
                <text:p>8.0</text:p>
              </table:table-cell>
            </table:table-row>
            <table:table-row>
              <table:table-cell office:value="0.0" office:value-type="string">
                <text:p>Row 5</text:p>
              </table:table-cell>
              <table:table-cell office:value="1.0" office:value-type="float">
                <text:p>1.0</text:p>
              </table:table-cell>
              <table:table-cell office:value="58.0" office:value-type="float">
                <text:p>58.0</text:p>
              </table:table-cell>
              <table:table-cell office:value="3.0" office:value-type="float">
                <text:p>3.0</text:p>
              </table:table-cell>
              <table:table-cell office:value="9.0" office:value-type="float">
                <text:p>9.0</text:p>
              </table:table-cell>
            </table:table-row>
            <table:table-row>
              <table:table-cell office:value="0.0" office:value-type="string">
                <text:p>Row 6</text:p>
              </table:table-cell>
              <table:table-cell office:value="52.0" office:value-type="float">
                <text:p>52.0</text:p>
              </table:table-cell>
              <table:table-cell office:value="83.0" office:value-type="float">
                <text:p>83.0</text:p>
              </table:table-cell>
              <table:table-cell office:value="5.0" office:value-type="float">
                <text:p>5.0</text:p>
              </table:table-cell>
              <table:table-cell office:value="58.0" office:value-type="float">
                <text:p>58.0</text:p>
              </table:table-cell>
            </table:table-row>
            <table:table-row>
              <table:table-cell office:value="0.0" office:value-type="string">
                <text:p>Row 7</text:p>
              </table:table-cell>
              <table:table-cell office:value="35.0" office:value-type="float">
                <text:p>35.0</text:p>
              </table:table-cell>
              <table:table-cell office:value="28.0" office:value-type="float">
                <text:p>28.0</text:p>
              </table:table-cell>
              <table:table-cell office:value="1.0" office:value-type="float">
                <text:p>1.0</text:p>
              </table:table-cell>
              <table:table-cell office:value="83.0" office:value-type="float">
                <text:p>83.0</text:p>
              </table:table-cell>
            </table:table-row>
            <table:table-row>
              <table:table-cell office:value="0.0" office:value-type="string">
                <text:p>Row 8</text:p>
              </table:table-cell>
              <table:table-cell office:value="12.0" office:value-type="float">
                <text:p>12.0</text:p>
              </table:table-cell>
              <table:table-cell office:value="8.0" office:value-type="float">
                <text:p>8.0</text:p>
              </table:table-cell>
              <table:table-cell office:value="52.0" office:value-type="float">
                <text:p>52.0</text:p>
              </table:table-cell>
              <table:table-cell office:value="28.0" office:value-type="float">
                <text:p>28.0</text:p>
              </table:table-cell>
            </table:table-row>
            <table:table-row>
              <table:table-cell office:value="0.0" office:value-type="string">
                <text:p>Row 9</text:p>
              </table:table-cell>
              <table:table-cell office:value="5.0" office:value-type="float">
                <text:p>5.0</text:p>
              </table:table-cell>
              <table:table-cell office:value="8.0" office:value-type="float">
                <text:p>8.0</text:p>
              </table:table-cell>
              <table:table-cell office:value="35.0" office:value-type="float">
                <text:p>35.0</text:p>
              </table:table-cell>
              <table:table-cell office:value="35.0" office:value-type="float">
                <text:p>35.0</text:p>
              </table:table-cell>
            </table:table-row>
            <table:table-row>
              <table:table-cell office:value="0.0" office:value-type="string">
                <text:p>Row 10</text:p>
              </table:table-cell>
              <table:table-cell office:value="169.0" office:value-type="float">
                <text:p>169.0</text:p>
              </table:table-cell>
              <table:table-cell office:value="9.0" office:value-type="float">
                <text:p>9.0</text:p>
              </table:table-cell>
              <table:table-cell office:value="12.0" office:value-type="float">
                <text:p>12.0</text:p>
              </table:table-cell>
              <table:table-cell office:value="12.0" office:value-type="float">
                <text:p>12.0</text:p>
              </table:table-cell>
            </table:table-row>
            <table:table-row>
              <table:table-cell office:value="0.0" office:value-type="string">
                <text:p>Row 11</text:p>
              </table:table-cell>
              <table:table-cell office:value="58.0" office:value-type="float">
                <text:p>58.0</text:p>
              </table:table-cell>
              <table:table-cell office:value="3.0" office:value-type="float">
                <text:p>3.0</text:p>
              </table:table-cell>
              <table:table-cell office:value="5.0" office:value-type="float">
                <text:p>5.0</text:p>
              </table:table-cell>
              <table:table-cell office:value="5.0" office:value-type="float">
                <text:p>5.0</text:p>
              </table:table-cell>
            </table:table-row>
            <table:table-row>
              <table:table-cell office:value="0.0" office:value-type="string">
                <text:p>Row 12</text:p>
              </table:table-cell>
              <table:table-cell office:value="83.0" office:value-type="float">
                <text:p>83.0</text:p>
              </table:table-cell>
              <table:table-cell office:value="5.0" office:value-type="float">
                <text:p>5.0</text:p>
              </table:table-cell>
              <table:table-cell office:value="169.0" office:value-type="float">
                <text:p>169.0</text:p>
              </table:table-cell>
              <table:table-cell office:value="NaN" office:value-type="float">
                <text:p>1.#NAN</text:p>
              </table:table-cell>
            </table:table-row>
            <table:table-row>
              <table:table-cell office:value="0.0" office:value-type="string">
                <text:p>Row 13</text:p>
              </table:table-cell>
              <table:table-cell office:value="28.0" office:value-type="float">
                <text:p>28.0</text:p>
              </table:table-cell>
              <table:table-cell office:value="1.0" office:value-type="float">
                <text:p>1.0</text:p>
              </table:table-cell>
              <table:table-cell office:value="58.0" office:value-type="float">
                <text:p>58.0</text:p>
              </table:table-cell>
              <table:table-cell office:value="58.0" office:value-type="float">
                <text:p>58.0</text:p>
              </table:table-cell>
            </table:table-row>
            <table:table-row>
              <table:table-cell office:value="0.0" office:value-type="string">
                <text:p>Row 14</text:p>
              </table:table-cell>
              <table:table-cell office:value="8.0" office:value-type="float">
                <text:p>8.0</text:p>
              </table:table-cell>
              <table:table-cell office:value="52.0" office:value-type="float">
                <text:p>52.0</text:p>
              </table:table-cell>
              <table:table-cell office:value="83.0" office:value-type="float">
                <text:p>83.0</text:p>
              </table:table-cell>
              <table:table-cell office:value="12.0" office:value-type="float">
                <text:p>12.0</text:p>
              </table:table-cell>
            </table:table-row>
            <table:table-row>
              <table:table-cell office:value="0.0" office:value-type="string">
                <text:p>Row 15</text:p>
              </table:table-cell>
              <table:table-cell office:value="8.0" office:value-type="float">
                <text:p>8.0</text:p>
              </table:table-cell>
              <table:table-cell office:value="35.0" office:value-type="float">
                <text:p>35.0</text:p>
              </table:table-cell>
              <table:table-cell office:value="28.0" office:value-type="float">
                <text:p>28.0</text:p>
              </table:table-cell>
              <table:table-cell office:value="23.0" office:value-type="float">
                <text:p>23.0</text:p>
              </table:table-cell>
            </table:table-row>
            <table:table-row>
              <table:table-cell office:value="0.0" office:value-type="string">
                <text:p>Row 16</text:p>
              </table:table-cell>
              <table:table-cell office:value="9.0" office:value-type="float">
                <text:p>9.0</text:p>
              </table:table-cell>
              <table:table-cell office:value="12.0" office:value-type="float">
                <text:p>12.0</text:p>
              </table:table-cell>
              <table:table-cell office:value="35.0" office:value-type="float">
                <text:p>35.0</text:p>
              </table:table-cell>
              <table:table-cell office:value="45.0" office:value-type="float">
                <text:p>45.0</text:p>
              </table:table-cell>
            </table:table-row>
            <table:table-row>
              <table:table-cell office:value="0.0" office:value-type="string">
                <text:p>Row 17</text:p>
              </table:table-cell>
              <table:table-cell office:value="3.0" office:value-type="float">
                <text:p>3.0</text:p>
              </table:table-cell>
              <table:table-cell office:value="5.0" office:value-type="float">
                <text:p>5.0</text:p>
              </table:table-cell>
              <table:table-cell office:value="12.0" office:value-type="float">
                <text:p>12.0</text:p>
              </table:table-cell>
              <table:table-cell office:value="NaN" office:value-type="float">
                <text:p>1.#NAN</text:p>
              </table:table-cell>
            </table:table-row>
            <table:table-row>
              <table:table-cell office:value="0.0" office:value-type="string">
                <text:p>Row 18</text:p>
              </table:table-cell>
              <table:table-cell office:value="5.0" office:value-type="float">
                <text:p>5.0</text:p>
              </table:table-cell>
              <table:table-cell office:value="169.0" office:value-type="float">
                <text:p>169.0</text:p>
              </table:table-cell>
              <table:table-cell office:value="5.0" office:value-type="float">
                <text:p>5.0</text:p>
              </table:table-cell>
              <table:table-cell office:value="23.0" office:value-type="float">
                <text:p>23.0</text:p>
              </table:table-cell>
            </table:table-row>
            <table:table-row>
              <table:table-cell office:value="0.0" office:value-type="string">
                <text:p>Row 19</text:p>
              </table:table-cell>
              <table:table-cell office:value="1.0" office:value-type="float">
                <text:p>1.0</text:p>
              </table:table-cell>
              <table:table-cell office:value="58.0" office:value-type="float">
                <text:p>58.0</text:p>
              </table:table-cell>
              <table:table-cell office:value="169.0" office:value-type="float">
                <text:p>169.0</text:p>
              </table:table-cell>
              <table:table-cell office:value="23.0" office:value-type="float">
                <text:p>23.0</text:p>
              </table:table-cell>
            </table:table-row>
            <table:table-row>
              <table:table-cell office:value="0.0" office:value-type="string">
                <text:p>Row 20</text:p>
              </table:table-cell>
              <table:table-cell office:value="52.0" office:value-type="float">
                <text:p>52.0</text:p>
              </table:table-cell>
              <table:table-cell office:value="83.0" office:value-type="float">
                <text:p>83.0</text:p>
              </table:table-cell>
              <table:table-cell office:value="58.0" office:value-type="float">
                <text:p>58.0</text:p>
              </table:table-cell>
              <table:table-cell office:value="23.0" office:value-type="float">
                <text:p>23.0</text:p>
              </table:table-cell>
            </table:table-row>
            <table:table-row>
              <table:table-cell office:value="0.0" office:value-type="string">
                <text:p>Row 21</text:p>
              </table:table-cell>
              <table:table-cell office:value="35.0" office:value-type="float">
                <text:p>35.0</text:p>
              </table:table-cell>
              <table:table-cell office:value="28.0" office:value-type="float">
                <text:p>28.0</text:p>
              </table:table-cell>
              <table:table-cell office:value="83.0" office:value-type="float">
                <text:p>83.0</text:p>
              </table:table-cell>
              <table:table-cell office:value="42.0" office:value-type="float">
                <text:p>42.0</text:p>
              </table:table-cell>
            </table:table-row>
          </table:table-rows>
        </table:table>
      </chart:chart>
    </office:chart>
  </office:body>
</office:document-content>
</file>

<file path=Bar Chart with CellRange _1303970632406/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7</meta:generator>
    <meta:initial-creator>Administrator</meta:initial-creator>
    <meta:creation-date>2011-04-28T14:03:52</meta:creation-date>
    <meta:editing-cycles>0</meta:editing-cycles>
    <dc:language>en</dc:language>
  </office:meta>
</office:document-meta>
</file>

<file path=Bar Chart with CellRange _1303970632406/styles.xml>
</file>